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21">
      <style:table-cell-properties fo:border="2pt solid #D9D9D9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21">
      <style:table-cell-properties fo:border-top="2pt solid #CCCCCC" fo:border-bottom="2pt solid #D9D9D9" fo:border-left="2pt solid #D9D9D9" fo:border-right="2pt solid #D9D9D9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21">
      <style:table-cell-properties fo:border-top="2pt solid #CCCCCC" fo:border-bottom="2pt solid #D9D9D9" fo:border-left="2pt solid #D9D9D9" fo:border-right="2pt solid #D9D9D9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21">
      <style:table-cell-properties fo:border-top="2pt solid #CCCCCC" fo:border-bottom="2pt solid #CCCCCC" fo:border-left="2pt solid #CCCCCC" fo:border-right="2pt solid #D9D9D9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21">
      <style:table-cell-properties fo:border-top="2pt solid #CCCCCC" fo:border-bottom="2pt solid #FFFFFF" fo:border-left="2pt solid #CCCCCC" fo:border-right="2pt solid #D9D9D9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21">
      <style:table-cell-properties fo:border-top="2pt solid #CCCCCC" fo:border-bottom="2pt solid #FFFFFF" fo:border-left="2pt solid #FFFFFF" fo:border-right="2pt solid #D9D9D9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order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-top="2pt solid #CCCCCC" fo:border-bottom="2pt solid #D9D9D9" fo:border-left="2pt solid #D9D9D9" fo:border-right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">
      <style:table-cell-properties fo:border-top="2pt solid #CCCCCC" fo:border-bottom="2pt solid #D9D9D9" fo:border-left="2pt solid #D9D9D9" fo:border-right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">
      <style:table-cell-properties fo:border-top="2pt solid #CCCCCC" fo:border-bottom="2pt solid #D9D9D9" fo:border-left="2pt solid #D9D9D9" fo:border-right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3">
      <style:table-cell-properties fo:border-top="2pt solid #CCCCCC" fo:border-bottom="2pt solid #CCCCCC" fo:border-left="2pt solid #D9D9D9" fo:border-right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">
      <style:table-cell-properties fo:border-top="2pt solid #CCCCCC" fo:border-bottom="2pt solid #FFFFFF" fo:border-left="2pt solid #D9D9D9" fo:border-right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2pt solid #CCCCCC" fo:border-bottom="2pt solid #D9D9D9" fo:border-left="2pt solid #D9D9D9" fo:border-right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2pt solid #CCCCCC" fo:border-bottom="2pt solid #CCCCCC" fo:border-left="2pt solid #D9D9D9" fo:border-right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2pt solid #CCCCCC" fo:border-bottom="2pt solid #FFFFFF" fo:border-left="2pt solid #D9D9D9" fo:border-right="2pt solid #D9D9D9" style:vertical-align="automatic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ackground-color="#FFFF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36">
      <style:table-cell-properties fo:background-color="#FFFF00"/>
    </style:style>
    <style:style style:name="ce27" style:family="table-cell" style:parent-style-name="Default" style:data-style-name="N36">
      <style:table-cell-properties style:vertical-align="automatic" fo:wrap-option="wrap"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 fo:background-color="#FFFF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4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5"/>
        <table:table-column table:style-name="co3" table:default-cell-style-name="ce1"/>
        <table:table-column table:style-name="co4" table:default-cell-style-name="ce15"/>
        <table:table-column table:style-name="co1" table:default-cell-style-name="ce15"/>
        <table:table-column table:style-name="co1" table:default-cell-style-name="ce1"/>
        <table:table-column table:style-name="co1" table:number-columns-repeated="3" table:default-cell-style-name="ce15"/>
        <table:table-column table:style-name="co1" table:default-cell-style-name="ce1"/>
        <table:table-column table:style-name="co1" table:default-cell-style-name="ce15"/>
        <table:table-column table:style-name="co1" table:number-columns-repeated="972" table:default-cell-style-name="ce1"/>
        <table:table-column table:style-name="co5" table:number-columns-repeated="15398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_confir</text:p>
          </table:table-cell>
          <table:table-cell office:value-type="string" table:style-name="ce2">
            <text:p>total_recup</text:p>
          </table:table-cell>
          <table:table-cell office:value-type="string" table:style-name="ce2">
            <text:p>total_obito</text:p>
          </table:table-cell>
          <table:table-cell office:value-type="string" table:style-name="ce13">
            <text:p>Hospitalizados</text:p>
          </table:table-cell>
          <table:table-cell office:value-type="string" table:style-name="ce3">
            <text:p>Current Infected</text:p>
          </table:table-cell>
          <table:table-cell office:value-type="string" table:style-name="ce27">
            <text:p>Unhospitalized Infected</text:p>
          </table:table-cell>
          <table:table-cell office:value-type="string" table:style-name="ce28">
            <text:p>Hospitalization Likelihood</text:p>
          </table:table-cell>
          <table:table-cell office:value-type="string" table:style-name="ce4">
            <text:p>Susceptible Population</text:p>
          </table:table-cell>
          <table:table-cell office:value-type="string" table:style-name="ce28">
            <text:p>True UnHos Infected</text:p>
          </table:table-cell>
          <table:table-cell office:value-type="string" table:style-name="ce28">
            <text:p>True Current Infected</text:p>
          </table:table-cell>
          <table:table-cell office:value-type="string" table:style-name="ce28">
            <text:p>True Infection Rate</text:p>
          </table:table-cell>
          <table:table-cell office:value-type="string" table:style-name="ce4">
            <text:p>Measured Infection Rate</text:p>
          </table:table-cell>
          <table:table-cell office:value-type="string" table:style-name="ce28">
            <text:p>Hospitalization Rate</text:p>
          </table:table-cell>
          <table:table-cell office:value-type="string" table:style-name="ce5">
            <text:p>Closure Policy</text:p>
          </table:table-cell>
          <table:table-cell table:number-columns-repeated="16369" table:style-name="ce6"/>
        </table:table-row>
        <table:table-row table:style-name="ro2">
          <table:table-cell office:value-type="date" office:date-value="2020-03-02T00:00:00" table:style-name="ce7">
            <text:p>2-Mar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2" table:formula="of:=[.F2]-[.E2]" table:style-name="ce26">
            <text:p>2</text:p>
          </table:table-cell>
          <table:table-cell table:style-name="ce15"/>
          <table:table-cell office:value-type="float" office:value="6718878.8112029023" table:formula="of:=6718903-[.K2]-[.C2]-[.D2]" table:style-name="ce1">
            <text:p>6718878.811</text:p>
          </table:table-cell>
          <table:table-cell office:value-type="float" office:value="24.188797097208933" table:formula="of:=NORMINV(RAND();[.G9];0.25*[.G9])" table:style-name="ce15">
            <text:p>24.1887971</text:p>
          </table:table-cell>
          <table:table-cell office:value-type="float" office:value="24.188797097208933" table:formula="of:=[.J2]+[.E2]" table:style-name="ce15">
            <text:p>24.188797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03T00:00:00" table:style-name="ce8">
            <text:p>3-Mar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17">
            <text:p>2</text:p>
          </table:table-cell>
          <table:table-cell office:value-type="float" office:value="2" table:formula="of:=[.F3]-[.E3]" table:style-name="ce26">
            <text:p>2</text:p>
          </table:table-cell>
          <table:table-cell table:style-name="ce15"/>
          <table:table-cell office:value-type="float" office:value="6718872.8480713591" table:formula="of:=6718903-[.K3]-[.C3]-[.D3]" table:style-name="ce1">
            <text:p>6718872.848</text:p>
          </table:table-cell>
          <table:table-cell office:value-type="float" office:value="30.151928641129988" table:formula="of:=NORMINV(RAND();[.G10];0.25*[.G10])" table:style-name="ce15">
            <text:p>30.15192864</text:p>
          </table:table-cell>
          <table:table-cell office:value-type="float" office:value="30.151928641129988" table:formula="of:=[.J3]+[.E3]" table:style-name="ce15">
            <text:p>30.15192864</text:p>
          </table:table-cell>
          <table:table-cell office:value-type="float" office:value="5.9631315439210546" table:formula="of:=[.J3]-[.J2]" table:style-name="ce15">
            <text:p>5.963131544</text:p>
          </table:table-cell>
          <table:table-cell office:value-type="float" office:value="0" table:formula="of:=[.F3]-[.F2]" table:style-name="ce1">
            <text:p>0</text:p>
          </table:table-cell>
          <table:table-cell office:value-type="float" office:value="0" table:formula="of:=[.E3]-[.E2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04T00:00:00" table:style-name="ce8">
            <text:p>4-Mar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17">
            <text:p>2</text:p>
          </table:table-cell>
          <table:table-cell office:value-type="float" office:value="2" table:formula="of:=[.F4]-[.E4]" table:style-name="ce26">
            <text:p>2</text:p>
          </table:table-cell>
          <table:table-cell table:style-name="ce15"/>
          <table:table-cell office:value-type="float" office:value="6718876.4035130385" table:formula="of:=6718903-[.K4]-[.C4]-[.D4]" table:style-name="ce1">
            <text:p>6718876.404</text:p>
          </table:table-cell>
          <table:table-cell office:value-type="float" office:value="26.596486961676476" table:formula="of:=NORMINV(RAND();[.G11];0.25*[.G11])" table:style-name="ce15">
            <text:p>26.59648696</text:p>
          </table:table-cell>
          <table:table-cell office:value-type="float" office:value="26.596486961676476" table:formula="of:=[.J4]+[.E4]" table:style-name="ce15">
            <text:p>26.59648696</text:p>
          </table:table-cell>
          <table:table-cell office:value-type="float" office:value="-3.5554416794535122" table:formula="of:=[.J4]-[.J3]" table:style-name="ce15">
            <text:p>-3.555441679</text:p>
          </table:table-cell>
          <table:table-cell office:value-type="float" office:value="0" table:formula="of:=[.F4]-[.F3]" table:style-name="ce1">
            <text:p>0</text:p>
          </table:table-cell>
          <table:table-cell office:value-type="float" office:value="0" table:formula="of:=[.E4]-[.E3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05T00:00:00" table:style-name="ce8">
            <text:p>5-Mar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17">
            <text:p>2</text:p>
          </table:table-cell>
          <table:table-cell office:value-type="float" office:value="2" table:formula="of:=[.F5]-[.E5]" table:style-name="ce26">
            <text:p>2</text:p>
          </table:table-cell>
          <table:table-cell table:style-name="ce15"/>
          <table:table-cell office:value-type="float" office:value="6718836.7282556007" table:formula="of:=6718903-[.K5]-[.C5]-[.D5]" table:style-name="ce1">
            <text:p>6718836.728</text:p>
          </table:table-cell>
          <table:table-cell office:value-type="float" office:value="66.271744399096136" table:formula="of:=NORMINV(RAND();[.G12];0.25*[.G12])" table:style-name="ce15">
            <text:p>66.2717444</text:p>
          </table:table-cell>
          <table:table-cell office:value-type="float" office:value="66.271744399096136" table:formula="of:=[.J5]+[.E5]" table:style-name="ce15">
            <text:p>66.2717444</text:p>
          </table:table-cell>
          <table:table-cell office:value-type="float" office:value="39.67525743741966" table:formula="of:=[.J5]-[.J4]" table:style-name="ce15">
            <text:p>39.67525744</text:p>
          </table:table-cell>
          <table:table-cell office:value-type="float" office:value="0" table:formula="of:=[.F5]-[.F4]" table:style-name="ce1">
            <text:p>0</text:p>
          </table:table-cell>
          <table:table-cell office:value-type="float" office:value="0" table:formula="of:=[.E5]-[.E4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06T00:00:00" table:style-name="ce8">
            <text:p>6-Mar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4" table:formula="of:=[.F6]-[.E6]" table:style-name="ce26">
            <text:p>4</text:p>
          </table:table-cell>
          <table:table-cell table:style-name="ce15"/>
          <table:table-cell office:value-type="float" office:value="6718833.1718194559" table:formula="of:=6718903-[.K6]-[.C6]-[.D6]" table:style-name="ce1">
            <text:p>6718833.172</text:p>
          </table:table-cell>
          <table:table-cell office:value-type="float" office:value="69.828180543917853" table:formula="of:=NORMINV(RAND();[.G13];0.25*[.G13])" table:style-name="ce15">
            <text:p>69.82818054</text:p>
          </table:table-cell>
          <table:table-cell office:value-type="float" office:value="69.828180543917853" table:formula="of:=[.J6]+[.E6]" table:style-name="ce15">
            <text:p>69.82818054</text:p>
          </table:table-cell>
          <table:table-cell office:value-type="float" office:value="3.556436144821717" table:formula="of:=[.J6]-[.J5]" table:style-name="ce15">
            <text:p>3.556436145</text:p>
          </table:table-cell>
          <table:table-cell office:value-type="float" office:value="2" table:formula="of:=[.F6]-[.F5]" table:style-name="ce1">
            <text:p>2</text:p>
          </table:table-cell>
          <table:table-cell office:value-type="float" office:value="0" table:formula="of:=[.E6]-[.E5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07T00:00:00" table:style-name="ce8">
            <text:p>7-Mar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4" table:formula="of:=[.F7]-[.E7]" table:style-name="ce26">
            <text:p>4</text:p>
          </table:table-cell>
          <table:table-cell table:style-name="ce15"/>
          <table:table-cell office:value-type="float" office:value="6718822.9474549638" table:formula="of:=6718903-[.K7]-[.C7]-[.D7]" table:style-name="ce1">
            <text:p>6718822.947</text:p>
          </table:table-cell>
          <table:table-cell office:value-type="float" office:value="80.052545036031105" table:formula="of:=NORMINV(RAND();[.G14];0.25*[.G14])" table:style-name="ce15">
            <text:p>80.05254504</text:p>
          </table:table-cell>
          <table:table-cell office:value-type="float" office:value="80.052545036031105" table:formula="of:=[.J7]+[.E7]" table:style-name="ce15">
            <text:p>80.05254504</text:p>
          </table:table-cell>
          <table:table-cell office:value-type="float" office:value="10.224364492113253" table:formula="of:=[.J7]-[.J6]" table:style-name="ce15">
            <text:p>10.22436449</text:p>
          </table:table-cell>
          <table:table-cell office:value-type="float" office:value="0" table:formula="of:=[.F7]-[.F6]" table:style-name="ce1">
            <text:p>0</text:p>
          </table:table-cell>
          <table:table-cell office:value-type="float" office:value="0" table:formula="of:=[.E7]-[.E6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08T00:00:00" table:style-name="ce8">
            <text:p>8-Mar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17">
            <text:p>6</text:p>
          </table:table-cell>
          <table:table-cell office:value-type="float" office:value="6" table:formula="of:=[.F8]-[.E8]" table:style-name="ce26">
            <text:p>6</text:p>
          </table:table-cell>
          <table:table-cell table:style-name="ce15"/>
          <table:table-cell office:value-type="float" office:value="6718776.9111190913" table:formula="of:=6718903-[.K8]-[.C8]-[.D8]" table:style-name="ce1">
            <text:p>6718776.911</text:p>
          </table:table-cell>
          <table:table-cell office:value-type="float" office:value="126.08888090890696" table:formula="of:=NORMINV(RAND();[.G15];0.25*[.G15])" table:style-name="ce15">
            <text:p>126.0888809</text:p>
          </table:table-cell>
          <table:table-cell office:value-type="float" office:value="126.08888090890696" table:formula="of:=[.J8]+[.E8]" table:style-name="ce15">
            <text:p>126.0888809</text:p>
          </table:table-cell>
          <table:table-cell office:value-type="float" office:value="46.036335872875853" table:formula="of:=[.J8]-[.J7]" table:style-name="ce15">
            <text:p>46.03633587</text:p>
          </table:table-cell>
          <table:table-cell office:value-type="float" office:value="2" table:formula="of:=[.F8]-[.F7]" table:style-name="ce1">
            <text:p>2</text:p>
          </table:table-cell>
          <table:table-cell office:value-type="float" office:value="0" table:formula="of:=[.E8]-[.E7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09T00:00:00" table:style-name="ce8">
            <text:p>9-Mar</text:p>
          </table:table-cell>
          <table:table-cell office:value-type="float" office:value="19" table:style-name="ce17">
            <text:p>19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9" table:style-name="ce17">
            <text:p>19</text:p>
          </table:table-cell>
          <table:table-cell office:value-type="float" office:value="19" table:formula="of:=[.F9]-[.E9]" table:style-name="ce26">
            <text:p>19</text:p>
          </table:table-cell>
          <table:table-cell table:style-name="ce15"/>
          <table:table-cell office:value-type="float" office:value="6718744.4240934318" table:formula="of:=6718903-[.K9]-[.C9]-[.D9]" table:style-name="ce1">
            <text:p>6718744.424</text:p>
          </table:table-cell>
          <table:table-cell office:value-type="float" office:value="158.57590656797626" table:formula="of:=NORMINV(RAND();[.G16];0.25*[.G16])" table:style-name="ce15">
            <text:p>158.5759066</text:p>
          </table:table-cell>
          <table:table-cell office:value-type="float" office:value="158.57590656797626" table:formula="of:=[.J9]+[.E9]" table:style-name="ce15">
            <text:p>158.5759066</text:p>
          </table:table-cell>
          <table:table-cell office:value-type="float" office:value="32.487025659069303" table:formula="of:=[.J9]-[.J8]" table:style-name="ce15">
            <text:p>32.48702566</text:p>
          </table:table-cell>
          <table:table-cell office:value-type="float" office:value="13" table:formula="of:=[.F9]-[.F8]" table:style-name="ce1">
            <text:p>13</text:p>
          </table:table-cell>
          <table:table-cell office:value-type="float" office:value="0" table:formula="of:=[.E9]-[.E8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0T00:00:00" table:style-name="ce8">
            <text:p>10-Mar</text:p>
          </table:table-cell>
          <table:table-cell office:value-type="float" office:value="27" table:style-name="ce17">
            <text:p>2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7" table:style-name="ce17">
            <text:p>27</text:p>
          </table:table-cell>
          <table:table-cell office:value-type="float" office:value="27" table:formula="of:=[.F10]-[.E10]" table:style-name="ce26">
            <text:p>27</text:p>
          </table:table-cell>
          <table:table-cell table:style-name="ce15"/>
          <table:table-cell office:value-type="float" office:value="6718704.9841909325" table:formula="of:=6718903-[.K10]-[.C10]-[.D10]" table:style-name="ce1">
            <text:p>6718704.984</text:p>
          </table:table-cell>
          <table:table-cell office:value-type="float" office:value="198.01580906726772" table:formula="of:=NORMINV(RAND();[.G17];0.25*[.G17])" table:style-name="ce15">
            <text:p>198.0158091</text:p>
          </table:table-cell>
          <table:table-cell office:value-type="float" office:value="198.01580906726772" table:formula="of:=[.J10]+[.E10]" table:style-name="ce15">
            <text:p>198.0158091</text:p>
          </table:table-cell>
          <table:table-cell office:value-type="float" office:value="39.439902499291463" table:formula="of:=[.J10]-[.J9]" table:style-name="ce15">
            <text:p>39.4399025</text:p>
          </table:table-cell>
          <table:table-cell office:value-type="float" office:value="8" table:formula="of:=[.F10]-[.F9]" table:style-name="ce1">
            <text:p>8</text:p>
          </table:table-cell>
          <table:table-cell office:value-type="float" office:value="0" table:formula="of:=[.E10]-[.E9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2T00:00:00" table:style-name="ce8">
            <text:p>12-Mar</text:p>
          </table:table-cell>
          <table:table-cell office:value-type="float" office:value="34" table:style-name="ce17">
            <text:p>34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7" table:style-name="ce17">
            <text:p>27</text:p>
          </table:table-cell>
          <table:table-cell office:value-type="float" office:value="27" table:formula="of:=[.F11]-[.E11]" table:style-name="ce26">
            <text:p>27</text:p>
          </table:table-cell>
          <table:table-cell table:style-name="ce15"/>
          <table:table-cell office:value-type="float" office:value="6718641.6000110172" table:formula="of:=6718903-[.K11]-[.C11]-[.D11]" table:style-name="ce1">
            <text:p>6718641.6</text:p>
          </table:table-cell>
          <table:table-cell office:value-type="float" office:value="254.39998898262314" table:formula="of:=NORMINV(RAND();[.G18];0.25*[.G18])" table:style-name="ce15">
            <text:p>254.399989</text:p>
          </table:table-cell>
          <table:table-cell office:value-type="float" office:value="254.39998898262314" table:formula="of:=[.J11]+[.E11]" table:style-name="ce15">
            <text:p>254.399989</text:p>
          </table:table-cell>
          <table:table-cell office:value-type="float" office:value="56.384179915355418" table:formula="of:=[.J11]-[.J10]" table:style-name="ce15">
            <text:p>56.38417992</text:p>
          </table:table-cell>
          <table:table-cell office:value-type="float" office:value="0" table:formula="of:=[.F11]-[.F10]" table:style-name="ce1">
            <text:p>0</text:p>
          </table:table-cell>
          <table:table-cell office:value-type="float" office:value="0" table:formula="of:=[.E11]-[.E10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3T00:00:00" table:style-name="ce8">
            <text:p>13-Mar</text:p>
          </table:table-cell>
          <table:table-cell office:value-type="float" office:value="69" table:style-name="ce17">
            <text:p>69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60" table:style-name="ce17">
            <text:p>60</text:p>
          </table:table-cell>
          <table:table-cell office:value-type="float" office:value="60" table:formula="of:=[.F12]-[.E12]" table:style-name="ce26">
            <text:p>60</text:p>
          </table:table-cell>
          <table:table-cell table:style-name="ce15"/>
          <table:table-cell office:value-type="float" office:value="6718558.495522934" table:formula="of:=6718903-[.K12]-[.C12]-[.D12]" table:style-name="ce1">
            <text:p>6718558.496</text:p>
          </table:table-cell>
          <table:table-cell office:value-type="float" office:value="335.50447706610953" table:formula="of:=NORMINV(RAND();[.G19];0.25*[.G19])" table:style-name="ce15">
            <text:p>335.5044771</text:p>
          </table:table-cell>
          <table:table-cell office:value-type="float" office:value="335.50447706610953" table:formula="of:=[.J12]+[.E12]" table:style-name="ce15">
            <text:p>335.5044771</text:p>
          </table:table-cell>
          <table:table-cell office:value-type="float" office:value="81.104488083486387" table:formula="of:=[.J12]-[.J11]" table:style-name="ce15">
            <text:p>81.10448808</text:p>
          </table:table-cell>
          <table:table-cell office:value-type="float" office:value="33" table:formula="of:=[.F12]-[.F11]" table:style-name="ce1">
            <text:p>33</text:p>
          </table:table-cell>
          <table:table-cell office:value-type="float" office:value="0" table:formula="of:=[.E12]-[.E11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4T00:00:00" table:style-name="ce8">
            <text:p>14-Mar</text:p>
          </table:table-cell>
          <table:table-cell office:value-type="float" office:value="96" table:style-name="ce17">
            <text:p>96</text:p>
          </table:table-cell>
          <table:table-cell office:value-type="float" office:value="8" table:style-name="ce17">
            <text:p>8</text:p>
          </table:table-cell>
          <table:table-cell office:value-type="float" office:value="5" table:style-name="ce17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83" table:style-name="ce17">
            <text:p>83</text:p>
          </table:table-cell>
          <table:table-cell office:value-type="float" office:value="83" table:formula="of:=[.F13]-[.E13]" table:style-name="ce26">
            <text:p>83</text:p>
          </table:table-cell>
          <table:table-cell table:style-name="ce15"/>
          <table:table-cell office:value-type="float" office:value="6718679.9321196843" table:formula="of:=6718903-[.K13]-[.C13]-[.D13]" table:style-name="ce1">
            <text:p>6718679.932</text:p>
          </table:table-cell>
          <table:table-cell office:value-type="float" office:value="210.06788031568126" table:formula="of:=NORMINV(RAND();[.G20];0.25*[.G20])" table:style-name="ce15">
            <text:p>210.0678803</text:p>
          </table:table-cell>
          <table:table-cell office:value-type="float" office:value="210.06788031568126" table:formula="of:=[.J13]+[.E13]" table:style-name="ce15">
            <text:p>210.0678803</text:p>
          </table:table-cell>
          <table:table-cell office:value-type="float" office:value="-125.43659675042827" table:formula="of:=[.J13]-[.J12]" table:style-name="ce15">
            <text:p>-125.4365968</text:p>
          </table:table-cell>
          <table:table-cell office:value-type="float" office:value="23" table:formula="of:=[.F13]-[.F12]" table:style-name="ce1">
            <text:p>23</text:p>
          </table:table-cell>
          <table:table-cell office:value-type="float" office:value="0" table:formula="of:=[.E13]-[.E12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5T00:00:00" table:style-name="ce8">
            <text:p>15-Mar</text:p>
          </table:table-cell>
          <table:table-cell office:value-type="float" office:value="117" table:style-name="ce17">
            <text:p>117</text:p>
          </table:table-cell>
          <table:table-cell office:value-type="float" office:value="8" table:style-name="ce17">
            <text:p>8</text:p>
          </table:table-cell>
          <table:table-cell office:value-type="float" office:value="5" table:style-name="ce17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04" table:style-name="ce17">
            <text:p>104</text:p>
          </table:table-cell>
          <table:table-cell office:value-type="float" office:value="104" table:formula="of:=[.F14]-[.E14]" table:style-name="ce26">
            <text:p>104</text:p>
          </table:table-cell>
          <table:table-cell table:style-name="ce15"/>
          <table:table-cell office:value-type="float" office:value="6718393.6372845192" table:formula="of:=6718903-[.K14]-[.C14]-[.D14]" table:style-name="ce1">
            <text:p>6718393.637</text:p>
          </table:table-cell>
          <table:table-cell office:value-type="float" office:value="496.36271548046989" table:formula="of:=NORMINV(RAND();[.G21];0.25*[.G21])" table:style-name="ce15">
            <text:p>496.3627155</text:p>
          </table:table-cell>
          <table:table-cell office:value-type="float" office:value="496.36271548046989" table:formula="of:=[.J14]+[.E14]" table:style-name="ce15">
            <text:p>496.3627155</text:p>
          </table:table-cell>
          <table:table-cell office:value-type="float" office:value="286.29483516478865" table:formula="of:=[.J14]-[.J13]" table:style-name="ce15">
            <text:p>286.2948352</text:p>
          </table:table-cell>
          <table:table-cell office:value-type="float" office:value="21" table:formula="of:=[.F14]-[.F13]" table:style-name="ce1">
            <text:p>21</text:p>
          </table:table-cell>
          <table:table-cell office:value-type="float" office:value="0" table:formula="of:=[.E14]-[.E13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6T00:00:00" table:style-name="ce8">
            <text:p>16-Mar</text:p>
          </table:table-cell>
          <table:table-cell office:value-type="float" office:value="134" table:style-name="ce17">
            <text:p>134</text:p>
          </table:table-cell>
          <table:table-cell office:value-type="float" office:value="8" table:style-name="ce17">
            <text:p>8</text:p>
          </table:table-cell>
          <table:table-cell office:value-type="float" office:value="5" table:style-name="ce17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21" table:style-name="ce17">
            <text:p>121</text:p>
          </table:table-cell>
          <table:table-cell office:value-type="float" office:value="121" table:formula="of:=[.F15]-[.E15]" table:style-name="ce26">
            <text:p>121</text:p>
          </table:table-cell>
          <table:table-cell table:style-name="ce15"/>
          <table:table-cell office:value-type="float" office:value="6718324.3469318617" table:formula="of:=6718903-[.K15]-[.C15]-[.D15]" table:style-name="ce1">
            <text:p>6718324.347</text:p>
          </table:table-cell>
          <table:table-cell office:value-type="float" office:value="565.65306813860832" table:formula="of:=NORMINV(RAND();[.G22];0.25*[.G22])" table:style-name="ce15">
            <text:p>565.6530681</text:p>
          </table:table-cell>
          <table:table-cell office:value-type="float" office:value="565.65306813860832" table:formula="of:=[.J15]+[.E15]" table:style-name="ce15">
            <text:p>565.6530681</text:p>
          </table:table-cell>
          <table:table-cell office:value-type="float" office:value="69.290352658138431" table:formula="of:=[.J15]-[.J14]" table:style-name="ce15">
            <text:p>69.29035266</text:p>
          </table:table-cell>
          <table:table-cell office:value-type="float" office:value="17" table:formula="of:=[.F15]-[.F14]" table:style-name="ce1">
            <text:p>17</text:p>
          </table:table-cell>
          <table:table-cell office:value-type="float" office:value="0" table:formula="of:=[.E15]-[.E14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7T00:00:00" table:style-name="ce8">
            <text:p>17-Mar</text:p>
          </table:table-cell>
          <table:table-cell office:value-type="float" office:value="172" table:style-name="ce17">
            <text:p>172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156" table:style-name="ce17">
            <text:p>156</text:p>
          </table:table-cell>
          <table:table-cell office:value-type="float" office:value="156" table:formula="of:=[.F16]-[.E16]" table:style-name="ce26">
            <text:p>156</text:p>
          </table:table-cell>
          <table:table-cell office:value-type="float" office:value="0" table:formula="of:=[.E16]/[.F2]" table:style-name="ce15">
            <text:p>0</text:p>
          </table:table-cell>
          <table:table-cell office:value-type="float" office:value="6718142.5440223645" table:formula="of:=6718903-[.K16]-[.C16]-[.D16]" table:style-name="ce1">
            <text:p>6718142.544</text:p>
          </table:table-cell>
          <table:table-cell office:value-type="float" office:value="744.45597763525632" table:formula="of:=NORMINV(RAND();[.G23];0.25*[.G23])" table:style-name="ce15">
            <text:p>744.4559776</text:p>
          </table:table-cell>
          <table:table-cell office:value-type="float" office:value="744.45597763525632" table:formula="of:=[.J16]+[.E16]" table:style-name="ce15">
            <text:p>744.4559776</text:p>
          </table:table-cell>
          <table:table-cell office:value-type="float" office:value="178.802909496648" table:formula="of:=[.J16]-[.J15]" table:style-name="ce15">
            <text:p>178.8029095</text:p>
          </table:table-cell>
          <table:table-cell office:value-type="float" office:value="35" table:formula="of:=[.F16]-[.F15]" table:style-name="ce1">
            <text:p>35</text:p>
          </table:table-cell>
          <table:table-cell office:value-type="float" office:value="0" table:formula="of:=[.E16]-[.E15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8T00:00:00" table:style-name="ce8">
            <text:p>18-Mar</text:p>
          </table:table-cell>
          <table:table-cell office:value-type="float" office:value="227" table:style-name="ce17">
            <text:p>227</text:p>
          </table:table-cell>
          <table:table-cell office:value-type="float" office:value="11" table:style-name="ce17">
            <text:p>11</text:p>
          </table:table-cell>
          <table:table-cell office:value-type="float" office:value="19" table:style-name="ce17">
            <text:p>19</text:p>
          </table:table-cell>
          <table:table-cell office:value-type="float" office:value="0" table:style-name="ce25">
            <text:p>0</text:p>
          </table:table-cell>
          <table:table-cell office:value-type="float" office:value="197" table:style-name="ce17">
            <text:p>197</text:p>
          </table:table-cell>
          <table:table-cell office:value-type="float" office:value="197" table:formula="of:=[.F17]-[.E17]" table:style-name="ce26">
            <text:p>197</text:p>
          </table:table-cell>
          <table:table-cell office:value-type="float" office:value="0" table:formula="of:=[.E17]/[.F3]" table:style-name="ce15">
            <text:p>0</text:p>
          </table:table-cell>
          <table:table-cell office:value-type="float" office:value="6718149.2601478277" table:formula="of:=6718903-[.K17]-[.C17]-[.D17]" table:style-name="ce1">
            <text:p>6718149.26</text:p>
          </table:table-cell>
          <table:table-cell office:value-type="float" office:value="723.73985217194377" table:formula="of:=NORMINV(RAND();[.G24];0.25*[.G24])" table:style-name="ce15">
            <text:p>723.7398522</text:p>
          </table:table-cell>
          <table:table-cell office:value-type="float" office:value="723.73985217194377" table:formula="of:=[.J17]+[.E17]" table:style-name="ce15">
            <text:p>723.7398522</text:p>
          </table:table-cell>
          <table:table-cell office:value-type="float" office:value="-20.716125463312551" table:formula="of:=[.J17]-[.J16]" table:style-name="ce15">
            <text:p>-20.71612546</text:p>
          </table:table-cell>
          <table:table-cell office:value-type="float" office:value="41" table:formula="of:=[.F17]-[.F16]" table:style-name="ce1">
            <text:p>41</text:p>
          </table:table-cell>
          <table:table-cell office:value-type="float" office:value="0" table:formula="of:=[.E17]-[.E16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19T00:00:00" table:style-name="ce8">
            <text:p>19-Mar</text:p>
          </table:table-cell>
          <table:table-cell office:value-type="float" office:value="309" table:style-name="ce17">
            <text:p>309</text:p>
          </table:table-cell>
          <table:table-cell office:value-type="float" office:value="15" table:style-name="ce17">
            <text:p>15</text:p>
          </table:table-cell>
          <table:table-cell office:value-type="float" office:value="25" table:style-name="ce17">
            <text:p>25</text:p>
          </table:table-cell>
          <table:table-cell office:value-type="float" office:value="0" table:style-name="ce25">
            <text:p>0</text:p>
          </table:table-cell>
          <table:table-cell office:value-type="float" office:value="269" table:style-name="ce17">
            <text:p>269</text:p>
          </table:table-cell>
          <table:table-cell office:value-type="float" office:value="269" table:formula="of:=[.F18]-[.E18]" table:style-name="ce26">
            <text:p>269</text:p>
          </table:table-cell>
          <table:table-cell office:value-type="float" office:value="0" table:formula="of:=[.E18]/[.F4]" table:style-name="ce15">
            <text:p>0</text:p>
          </table:table-cell>
          <table:table-cell office:value-type="float" office:value="6718515.231515334" table:formula="of:=6718903-[.K18]-[.C18]-[.D18]" table:style-name="ce1">
            <text:p>6718515.232</text:p>
          </table:table-cell>
          <table:table-cell office:value-type="float" office:value="347.76848466631537" table:formula="of:=NORMINV(RAND();[.G25];0.25*[.G25])" table:style-name="ce15">
            <text:p>347.7684847</text:p>
          </table:table-cell>
          <table:table-cell office:value-type="float" office:value="347.76848466631537" table:formula="of:=[.J18]+[.E18]" table:style-name="ce15">
            <text:p>347.7684847</text:p>
          </table:table-cell>
          <table:table-cell office:value-type="float" office:value="-375.97136750562839" table:formula="of:=[.J18]-[.J17]" table:style-name="ce15">
            <text:p>-375.9713675</text:p>
          </table:table-cell>
          <table:table-cell office:value-type="float" office:value="72" table:formula="of:=[.F18]-[.F17]" table:style-name="ce1">
            <text:p>72</text:p>
          </table:table-cell>
          <table:table-cell office:value-type="float" office:value="0" table:formula="of:=[.E18]-[.E17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0T00:00:00" table:style-name="ce8">
            <text:p>20-Mar</text:p>
          </table:table-cell>
          <table:table-cell office:value-type="float" office:value="369" table:style-name="ce17">
            <text:p>369</text:p>
          </table:table-cell>
          <table:table-cell office:value-type="float" office:value="16" table:style-name="ce17">
            <text:p>16</text:p>
          </table:table-cell>
          <table:table-cell office:value-type="float" office:value="32" table:style-name="ce17">
            <text:p>32</text:p>
          </table:table-cell>
          <table:table-cell office:value-type="float" office:value="24" table:style-name="ce14">
            <text:p>24</text:p>
          </table:table-cell>
          <table:table-cell office:value-type="float" office:value="321" table:style-name="ce17">
            <text:p>321</text:p>
          </table:table-cell>
          <table:table-cell office:value-type="float" office:value="297" table:formula="of:=[.F19]-[.E19]" table:style-name="ce26">
            <text:p>297</text:p>
          </table:table-cell>
          <table:table-cell office:value-type="float" office:value="12" table:formula="of:=[.E19]/[.F5]" table:style-name="ce15">
            <text:p>12</text:p>
          </table:table-cell>
          <table:table-cell office:value-type="float" office:value="6718330.0953841023" table:formula="of:=6718903-[.K19]-[.C19]-[.D19]" table:style-name="ce1">
            <text:p>6718330.095</text:p>
          </table:table-cell>
          <table:table-cell office:value-type="float" office:value="500.90461589783257" table:formula="of:=NORMINV(RAND();[.G26];0.25*[.G26])" table:style-name="ce15">
            <text:p>500.9046159</text:p>
          </table:table-cell>
          <table:table-cell office:value-type="float" office:value="524.90461589783263" table:formula="of:=[.J19]+[.E19]" table:style-name="ce15">
            <text:p>524.9046159</text:p>
          </table:table-cell>
          <table:table-cell office:value-type="float" office:value="153.1361312315172" table:formula="of:=[.J19]-[.J18]" table:style-name="ce15">
            <text:p>153.1361312</text:p>
          </table:table-cell>
          <table:table-cell office:value-type="float" office:value="52" table:formula="of:=[.F19]-[.F18]" table:style-name="ce1">
            <text:p>52</text:p>
          </table:table-cell>
          <table:table-cell office:value-type="float" office:value="24" table:formula="of:=[.E19]-[.E18]" table:style-name="ce15">
            <text:p>2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1T00:00:00" table:style-name="ce8">
            <text:p>21-Mar</text:p>
          </table:table-cell>
          <table:table-cell office:value-type="float" office:value="450" table:style-name="ce17">
            <text:p>450</text:p>
          </table:table-cell>
          <table:table-cell office:value-type="float" office:value="20" table:style-name="ce17">
            <text:p>20</text:p>
          </table:table-cell>
          <table:table-cell office:value-type="float" office:value="38" table:style-name="ce17">
            <text:p>38</text:p>
          </table:table-cell>
          <table:table-cell office:value-type="float" office:value="28" table:style-name="ce14">
            <text:p>28</text:p>
          </table:table-cell>
          <table:table-cell office:value-type="float" office:value="392" table:style-name="ce17">
            <text:p>392</text:p>
          </table:table-cell>
          <table:table-cell office:value-type="float" office:value="364" table:formula="of:=[.F20]-[.E20]" table:style-name="ce26">
            <text:p>364</text:p>
          </table:table-cell>
          <table:table-cell office:value-type="float" office:value="7" table:formula="of:=[.E20]/[.F6]" table:style-name="ce15">
            <text:p>7</text:p>
          </table:table-cell>
          <table:table-cell office:value-type="float" office:value="6717819.6979286084" table:formula="of:=6718903-[.K20]-[.C20]-[.D20]" table:style-name="ce1">
            <text:p>6717819.698</text:p>
          </table:table-cell>
          <table:table-cell office:value-type="float" office:value="997.3020713911676" table:formula="of:=NORMINV(RAND();[.G27];0.25*[.G27])" table:style-name="ce15">
            <text:p>997.3020714</text:p>
          </table:table-cell>
          <table:table-cell office:value-type="float" office:value="1025.3020713911676" table:formula="of:=[.J20]+[.E20]" table:style-name="ce15">
            <text:p>1025.302071</text:p>
          </table:table-cell>
          <table:table-cell office:value-type="float" office:value="496.39745549333503" table:formula="of:=[.J20]-[.J19]" table:style-name="ce15">
            <text:p>496.3974555</text:p>
          </table:table-cell>
          <table:table-cell office:value-type="float" office:value="71" table:formula="of:=[.F20]-[.F19]" table:style-name="ce1">
            <text:p>71</text:p>
          </table:table-cell>
          <table:table-cell office:value-type="float" office:value="4" table:formula="of:=[.E20]-[.E19]" table:style-name="ce15">
            <text:p>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2T00:00:00" table:style-name="ce8">
            <text:p>22-Mar</text:p>
          </table:table-cell>
          <table:table-cell office:value-type="float" office:value="514" table:style-name="ce17">
            <text:p>514</text:p>
          </table:table-cell>
          <table:table-cell office:value-type="float" office:value="29" table:style-name="ce17">
            <text:p>29</text:p>
          </table:table-cell>
          <table:table-cell office:value-type="float" office:value="48" table:style-name="ce17">
            <text:p>48</text:p>
          </table:table-cell>
          <table:table-cell office:value-type="float" office:value="31" table:style-name="ce14">
            <text:p>31</text:p>
          </table:table-cell>
          <table:table-cell office:value-type="float" office:value="437" table:style-name="ce17">
            <text:p>437</text:p>
          </table:table-cell>
          <table:table-cell office:value-type="float" office:value="406" table:formula="of:=[.F21]-[.E21]" table:style-name="ce26">
            <text:p>406</text:p>
          </table:table-cell>
          <table:table-cell office:value-type="float" office:value="7.75" table:formula="of:=[.E21]/[.F7]" table:style-name="ce15">
            <text:p>7.75</text:p>
          </table:table-cell>
          <table:table-cell office:value-type="float" office:value="6717783.5336301615" table:formula="of:=6718903-[.K21]-[.C21]-[.D21]" table:style-name="ce1">
            <text:p>6717783.534</text:p>
          </table:table-cell>
          <table:table-cell office:value-type="float" office:value="1011.4663698388588" table:formula="of:=NORMINV(RAND();[.G28];0.25*[.G28])" table:style-name="ce15">
            <text:p>1011.46637</text:p>
          </table:table-cell>
          <table:table-cell office:value-type="float" office:value="1042.4663698388588" table:formula="of:=[.J21]+[.E21]" table:style-name="ce15">
            <text:p>1042.46637</text:p>
          </table:table-cell>
          <table:table-cell office:value-type="float" office:value="14.164298447691181" table:formula="of:=[.J21]-[.J20]" table:style-name="ce15">
            <text:p>14.16429845</text:p>
          </table:table-cell>
          <table:table-cell office:value-type="float" office:value="45" table:formula="of:=[.F21]-[.F20]" table:style-name="ce1">
            <text:p>45</text:p>
          </table:table-cell>
          <table:table-cell office:value-type="float" office:value="3" table:formula="of:=[.E21]-[.E20]" table:style-name="ce15">
            <text:p>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3T00:00:00" table:style-name="ce8">
            <text:p>23-Mar</text:p>
          </table:table-cell>
          <table:table-cell office:value-type="float" office:value="579" table:style-name="ce17">
            <text:p>579</text:p>
          </table:table-cell>
          <table:table-cell office:value-type="float" office:value="30" table:style-name="ce17">
            <text:p>30</text:p>
          </table:table-cell>
          <table:table-cell office:value-type="float" office:value="49" table:style-name="ce17">
            <text:p>49</text:p>
          </table:table-cell>
          <table:table-cell office:value-type="float" office:value="26" table:style-name="ce14">
            <text:p>26</text:p>
          </table:table-cell>
          <table:table-cell office:value-type="float" office:value="500" table:style-name="ce17">
            <text:p>500</text:p>
          </table:table-cell>
          <table:table-cell office:value-type="float" office:value="474" table:formula="of:=[.F22]-[.E22]" table:style-name="ce26">
            <text:p>474</text:p>
          </table:table-cell>
          <table:table-cell office:value-type="float" office:value="4.333333333333333" table:formula="of:=[.E22]/[.F8]" table:style-name="ce15">
            <text:p>4.333333333</text:p>
          </table:table-cell>
          <table:table-cell office:value-type="float" office:value="6717581.4666705802" table:formula="of:=6718903-[.K22]-[.C22]-[.D22]" table:style-name="ce1">
            <text:p>6717581.467</text:p>
          </table:table-cell>
          <table:table-cell office:value-type="float" office:value="1216.5333294198267" table:formula="of:=NORMINV(RAND();[.G29];0.25*[.G29])" table:style-name="ce15">
            <text:p>1216.533329</text:p>
          </table:table-cell>
          <table:table-cell office:value-type="float" office:value="1242.5333294198267" table:formula="of:=[.J22]+[.E22]" table:style-name="ce15">
            <text:p>1242.533329</text:p>
          </table:table-cell>
          <table:table-cell office:value-type="float" office:value="205.06695958096793" table:formula="of:=[.J22]-[.J21]" table:style-name="ce15">
            <text:p>205.0669596</text:p>
          </table:table-cell>
          <table:table-cell office:value-type="float" office:value="63" table:formula="of:=[.F22]-[.F21]" table:style-name="ce1">
            <text:p>63</text:p>
          </table:table-cell>
          <table:table-cell office:value-type="float" office:value="-5" table:formula="of:=[.E22]-[.E21]" table:style-name="ce15">
            <text:p>-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4T00:00:00" table:style-name="ce8">
            <text:p>24-Mar</text:p>
          </table:table-cell>
          <table:table-cell office:value-type="float" office:value="685" table:style-name="ce17">
            <text:p>685</text:p>
          </table:table-cell>
          <table:table-cell office:value-type="float" office:value="30" table:style-name="ce17">
            <text:p>30</text:p>
          </table:table-cell>
          <table:table-cell office:value-type="float" office:value="55" table:style-name="ce17">
            <text:p>55</text:p>
          </table:table-cell>
          <table:table-cell office:value-type="float" office:value="30" table:style-name="ce14">
            <text:p>30</text:p>
          </table:table-cell>
          <table:table-cell office:value-type="float" office:value="600" table:style-name="ce17">
            <text:p>600</text:p>
          </table:table-cell>
          <table:table-cell office:value-type="float" office:value="570" table:formula="of:=[.F23]-[.E23]" table:style-name="ce26">
            <text:p>570</text:p>
          </table:table-cell>
          <table:table-cell office:value-type="float" office:value="1.5789473684210527" table:formula="of:=[.E23]/[.F9]" table:style-name="ce15">
            <text:p>1.578947368</text:p>
          </table:table-cell>
          <table:table-cell office:value-type="float" office:value="6716888.1453831764" table:formula="of:=6718903-[.K23]-[.C23]-[.D23]" table:style-name="ce1">
            <text:p>6716888.145</text:p>
          </table:table-cell>
          <table:table-cell office:value-type="float" office:value="1899.8546168233729" table:formula="of:=NORMINV(RAND();[.G30];0.25*[.G30])" table:style-name="ce15">
            <text:p>1899.854617</text:p>
          </table:table-cell>
          <table:table-cell office:value-type="float" office:value="1929.8546168233729" table:formula="of:=[.J23]+[.E23]" table:style-name="ce15">
            <text:p>1929.854617</text:p>
          </table:table-cell>
          <table:table-cell office:value-type="float" office:value="683.32128740354619" table:formula="of:=[.J23]-[.J22]" table:style-name="ce15">
            <text:p>683.3212874</text:p>
          </table:table-cell>
          <table:table-cell office:value-type="float" office:value="100" table:formula="of:=[.F23]-[.F22]" table:style-name="ce1">
            <text:p>100</text:p>
          </table:table-cell>
          <table:table-cell office:value-type="float" office:value="4" table:formula="of:=[.E23]-[.E22]" table:style-name="ce15">
            <text:p>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5T00:00:00" table:style-name="ce8">
            <text:p>25-Mar</text:p>
          </table:table-cell>
          <table:table-cell office:value-type="float" office:value="790" table:style-name="ce17">
            <text:p>790</text:p>
          </table:table-cell>
          <table:table-cell office:value-type="float" office:value="31" table:style-name="ce17">
            <text:p>31</text:p>
          </table:table-cell>
          <table:table-cell office:value-type="float" office:value="58" table:style-name="ce17">
            <text:p>58</text:p>
          </table:table-cell>
          <table:table-cell office:value-type="float" office:value="31" table:style-name="ce14">
            <text:p>31</text:p>
          </table:table-cell>
          <table:table-cell office:value-type="float" office:value="701" table:style-name="ce17">
            <text:p>701</text:p>
          </table:table-cell>
          <table:table-cell office:value-type="float" office:value="670" table:formula="of:=[.F24]-[.E24]" table:style-name="ce26">
            <text:p>670</text:p>
          </table:table-cell>
          <table:table-cell office:value-type="float" office:value="1.1481481481481481" table:formula="of:=[.E24]/[.F10]" table:style-name="ce15">
            <text:p>1.148148148</text:p>
          </table:table-cell>
          <table:table-cell office:value-type="float" office:value="6716916.8621284384" table:formula="of:=6718903-[.K24]-[.C24]-[.D24]" table:style-name="ce1">
            <text:p>6716916.862</text:p>
          </table:table-cell>
          <table:table-cell office:value-type="float" office:value="1866.1378715611868" table:formula="of:=NORMINV(RAND();[.G31];0.25*[.G31])" table:style-name="ce15">
            <text:p>1866.137872</text:p>
          </table:table-cell>
          <table:table-cell office:value-type="float" office:value="1897.1378715611868" table:formula="of:=[.J24]+[.E24]" table:style-name="ce15">
            <text:p>1897.137872</text:p>
          </table:table-cell>
          <table:table-cell office:value-type="float" office:value="-33.716745262186123" table:formula="of:=[.J24]-[.J23]" table:style-name="ce15">
            <text:p>-33.71674526</text:p>
          </table:table-cell>
          <table:table-cell office:value-type="float" office:value="101" table:formula="of:=[.F24]-[.F23]" table:style-name="ce1">
            <text:p>101</text:p>
          </table:table-cell>
          <table:table-cell office:value-type="float" office:value="1" table:formula="of:=[.E24]-[.E23]" table:style-name="ce15">
            <text:p>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6T00:00:00" table:style-name="ce8">
            <text:p>26-Mar</text:p>
          </table:table-cell>
          <table:table-cell office:value-type="float" office:value="893" table:style-name="ce17">
            <text:p>893</text:p>
          </table:table-cell>
          <table:table-cell office:value-type="float" office:value="35" table:style-name="ce17">
            <text:p>35</text:p>
          </table:table-cell>
          <table:table-cell office:value-type="float" office:value="78" table:style-name="ce17">
            <text:p>78</text:p>
          </table:table-cell>
          <table:table-cell office:value-type="float" office:value="38" table:style-name="ce14">
            <text:p>38</text:p>
          </table:table-cell>
          <table:table-cell office:value-type="float" office:value="780" table:style-name="ce17">
            <text:p>780</text:p>
          </table:table-cell>
          <table:table-cell office:value-type="float" office:value="742" table:formula="of:=[.F25]-[.E25]" table:style-name="ce26">
            <text:p>742</text:p>
          </table:table-cell>
          <table:table-cell office:value-type="float" office:value="1.4074074074074074" table:formula="of:=[.E25]/[.F11]" table:style-name="ce15">
            <text:p>1.407407407</text:p>
          </table:table-cell>
          <table:table-cell office:value-type="float" office:value="6717459.1037186896" table:formula="of:=6718903-[.K25]-[.C25]-[.D25]" table:style-name="ce1">
            <text:p>6717459.104</text:p>
          </table:table-cell>
          <table:table-cell office:value-type="float" office:value="1292.8962813104151" table:formula="of:=NORMINV(RAND();[.G32];0.25*[.G32])" table:style-name="ce15">
            <text:p>1292.896281</text:p>
          </table:table-cell>
          <table:table-cell office:value-type="float" office:value="1330.8962813104151" table:formula="of:=[.J25]+[.E25]" table:style-name="ce15">
            <text:p>1330.896281</text:p>
          </table:table-cell>
          <table:table-cell office:value-type="float" office:value="-573.24159025077165" table:formula="of:=[.J25]-[.J24]" table:style-name="ce15">
            <text:p>-573.2415903</text:p>
          </table:table-cell>
          <table:table-cell office:value-type="float" office:value="79" table:formula="of:=[.F25]-[.F24]" table:style-name="ce1">
            <text:p>79</text:p>
          </table:table-cell>
          <table:table-cell office:value-type="float" office:value="7" table:formula="of:=[.E25]-[.E24]" table:style-name="ce15">
            <text:p>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7T00:00:00" table:style-name="ce8">
            <text:p>27-Mar</text:p>
          </table:table-cell>
          <table:table-cell office:value-type="float" office:value="1046" table:style-name="ce18">
            <text:p>1,046</text:p>
          </table:table-cell>
          <table:table-cell office:value-type="float" office:value="46" table:style-name="ce17">
            <text:p>46</text:p>
          </table:table-cell>
          <table:table-cell office:value-type="float" office:value="87" table:style-name="ce17">
            <text:p>87</text:p>
          </table:table-cell>
          <table:table-cell office:value-type="float" office:value="48" table:style-name="ce14">
            <text:p>48</text:p>
          </table:table-cell>
          <table:table-cell office:value-type="float" office:value="913" table:style-name="ce17">
            <text:p>913</text:p>
          </table:table-cell>
          <table:table-cell office:value-type="float" office:value="865" table:formula="of:=[.F26]-[.E26]" table:style-name="ce26">
            <text:p>865</text:p>
          </table:table-cell>
          <table:table-cell office:value-type="float" office:value="0.8" table:formula="of:=[.E26]/[.F12]" table:style-name="ce15">
            <text:p>0.8</text:p>
          </table:table-cell>
          <table:table-cell office:value-type="float" office:value="6717315.5422747256" table:formula="of:=6718903-[.K26]-[.C26]-[.D26]" table:style-name="ce1">
            <text:p>6717315.542</text:p>
          </table:table-cell>
          <table:table-cell office:value-type="float" office:value="1406.4577252745785" table:formula="of:=NORMINV(RAND();[.G33];0.25*[.G33])" table:style-name="ce15">
            <text:p>1406.457725</text:p>
          </table:table-cell>
          <table:table-cell office:value-type="float" office:value="1454.4577252745785" table:formula="of:=[.J26]+[.E26]" table:style-name="ce15">
            <text:p>1454.457725</text:p>
          </table:table-cell>
          <table:table-cell office:value-type="float" office:value="113.56144396416335" table:formula="of:=[.J26]-[.J25]" table:style-name="ce15">
            <text:p>113.561444</text:p>
          </table:table-cell>
          <table:table-cell office:value-type="float" office:value="133" table:formula="of:=[.F26]-[.F25]" table:style-name="ce1">
            <text:p>133</text:p>
          </table:table-cell>
          <table:table-cell office:value-type="float" office:value="10" table:formula="of:=[.E26]-[.E25]" table:style-name="ce15">
            <text:p>1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8T00:00:00" table:style-name="ce8">
            <text:p>28-Mar</text:p>
          </table:table-cell>
          <table:table-cell office:value-type="float" office:value="1155" table:style-name="ce18">
            <text:p>1,155</text:p>
          </table:table-cell>
          <table:table-cell office:value-type="float" office:value="59" table:style-name="ce17">
            <text:p>59</text:p>
          </table:table-cell>
          <table:table-cell office:value-type="float" office:value="102" table:style-name="ce17">
            <text:p>102</text:p>
          </table:table-cell>
          <table:table-cell office:value-type="float" office:value="52" table:style-name="ce14">
            <text:p>52</text:p>
          </table:table-cell>
          <table:table-cell office:value-type="float" office:value="994" table:style-name="ce17">
            <text:p>994</text:p>
          </table:table-cell>
          <table:table-cell office:value-type="float" office:value="942" table:formula="of:=[.F27]-[.E27]" table:style-name="ce26">
            <text:p>942</text:p>
          </table:table-cell>
          <table:table-cell office:value-type="float" office:value="0.62650602409638556" table:formula="of:=[.E27]/[.F13]" table:style-name="ce15">
            <text:p>0.626506024</text:p>
          </table:table-cell>
          <table:table-cell office:value-type="float" office:value="6717126.2992964806" table:formula="of:=6718903-[.K27]-[.C27]-[.D27]" table:style-name="ce1">
            <text:p>6717126.299</text:p>
          </table:table-cell>
          <table:table-cell office:value-type="float" office:value="1563.7007035190168" table:formula="of:=NORMINV(RAND();[.G34];0.25*[.G34])" table:style-name="ce15">
            <text:p>1563.700704</text:p>
          </table:table-cell>
          <table:table-cell office:value-type="float" office:value="1615.7007035190168" table:formula="of:=[.J27]+[.E27]" table:style-name="ce15">
            <text:p>1615.700704</text:p>
          </table:table-cell>
          <table:table-cell office:value-type="float" office:value="157.24297824443829" table:formula="of:=[.J27]-[.J26]" table:style-name="ce15">
            <text:p>157.2429782</text:p>
          </table:table-cell>
          <table:table-cell office:value-type="float" office:value="81" table:formula="of:=[.F27]-[.F26]" table:style-name="ce1">
            <text:p>81</text:p>
          </table:table-cell>
          <table:table-cell office:value-type="float" office:value="4" table:formula="of:=[.E27]-[.E26]" table:style-name="ce15">
            <text:p>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29T00:00:00" table:style-name="ce8">
            <text:p>29-Mar</text:p>
          </table:table-cell>
          <table:table-cell office:value-type="float" office:value="1285" table:style-name="ce18">
            <text:p>1,285</text:p>
          </table:table-cell>
          <table:table-cell office:value-type="float" office:value="64" table:style-name="ce17">
            <text:p>64</text:p>
          </table:table-cell>
          <table:table-cell office:value-type="float" office:value="114" table:style-name="ce17">
            <text:p>114</text:p>
          </table:table-cell>
          <table:table-cell office:value-type="float" office:value="64" table:style-name="ce14">
            <text:p>64</text:p>
          </table:table-cell>
          <table:table-cell office:value-type="float" office:value="1107" table:style-name="ce18">
            <text:p>1,107</text:p>
          </table:table-cell>
          <table:table-cell office:value-type="float" office:value="1043" table:formula="of:=[.F28]-[.E28]" table:style-name="ce26">
            <text:p>1043</text:p>
          </table:table-cell>
          <table:table-cell office:value-type="float" office:value="0.61538461538461542" table:formula="of:=[.E28]/[.F14]" table:style-name="ce15">
            <text:p>0.615384615</text:p>
          </table:table-cell>
          <table:table-cell office:value-type="float" office:value="6717229.6163470652" table:formula="of:=6718903-[.K28]-[.C28]-[.D28]" table:style-name="ce1">
            <text:p>6717229.616</text:p>
          </table:table-cell>
          <table:table-cell office:value-type="float" office:value="1431.3836529347616" table:formula="of:=NORMINV(RAND();[.G35];0.25*[.G35])" table:style-name="ce15">
            <text:p>1431.383653</text:p>
          </table:table-cell>
          <table:table-cell office:value-type="float" office:value="1495.3836529347616" table:formula="of:=[.J28]+[.E28]" table:style-name="ce15">
            <text:p>1495.383653</text:p>
          </table:table-cell>
          <table:table-cell office:value-type="float" office:value="-132.31705058425518" table:formula="of:=[.J28]-[.J27]" table:style-name="ce15">
            <text:p>-132.3170506</text:p>
          </table:table-cell>
          <table:table-cell office:value-type="float" office:value="113" table:formula="of:=[.F28]-[.F27]" table:style-name="ce1">
            <text:p>113</text:p>
          </table:table-cell>
          <table:table-cell office:value-type="float" office:value="12" table:formula="of:=[.E28]-[.E27]" table:style-name="ce15">
            <text:p>1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30T00:00:00" table:style-name="ce8">
            <text:p>30-Mar</text:p>
          </table:table-cell>
          <table:table-cell office:value-type="float" office:value="1414" table:style-name="ce18">
            <text:p>1,414</text:p>
          </table:table-cell>
          <table:table-cell office:value-type="float" office:value="75" table:style-name="ce17">
            <text:p>75</text:p>
          </table:table-cell>
          <table:table-cell office:value-type="float" office:value="122" table:style-name="ce17">
            <text:p>122</text:p>
          </table:table-cell>
          <table:table-cell office:value-type="float" office:value="74" table:style-name="ce14">
            <text:p>74</text:p>
          </table:table-cell>
          <table:table-cell office:value-type="float" office:value="1217" table:style-name="ce18">
            <text:p>1,217</text:p>
          </table:table-cell>
          <table:table-cell office:value-type="float" office:value="1143" table:formula="of:=[.F29]-[.E29]" table:style-name="ce26">
            <text:p>1143</text:p>
          </table:table-cell>
          <table:table-cell office:value-type="float" office:value="0.61157024793388426" table:formula="of:=[.E29]/[.F15]" table:style-name="ce15">
            <text:p>0.611570248</text:p>
          </table:table-cell>
          <table:table-cell office:value-type="float" office:value="6716295.5128622539" table:formula="of:=6718903-[.K29]-[.C29]-[.D29]" table:style-name="ce1">
            <text:p>6716295.513</text:p>
          </table:table-cell>
          <table:table-cell office:value-type="float" office:value="2336.4871377460527" table:formula="of:=NORMINV(RAND();[.G36];0.25*[.G36])" table:style-name="ce15">
            <text:p>2336.487138</text:p>
          </table:table-cell>
          <table:table-cell office:value-type="float" office:value="2410.4871377460527" table:formula="of:=[.J29]+[.E29]" table:style-name="ce15">
            <text:p>2410.487138</text:p>
          </table:table-cell>
          <table:table-cell office:value-type="float" office:value="905.10348481129108" table:formula="of:=[.J29]-[.J28]" table:style-name="ce15">
            <text:p>905.1034848</text:p>
          </table:table-cell>
          <table:table-cell office:value-type="float" office:value="110" table:formula="of:=[.F29]-[.F28]" table:style-name="ce1">
            <text:p>110</text:p>
          </table:table-cell>
          <table:table-cell office:value-type="float" office:value="10" table:formula="of:=[.E29]-[.E28]" table:style-name="ce15">
            <text:p>1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3-31T00:00:00" table:style-name="ce8">
            <text:p>31-Mar</text:p>
          </table:table-cell>
          <table:table-cell office:value-type="float" office:value="1528" table:style-name="ce18">
            <text:p>1,528</text:p>
          </table:table-cell>
          <table:table-cell office:value-type="float" office:value="81" table:style-name="ce17">
            <text:p>81</text:p>
          </table:table-cell>
          <table:table-cell office:value-type="float" office:value="136" table:style-name="ce17">
            <text:p>136</text:p>
          </table:table-cell>
          <table:table-cell office:value-type="float" office:value="72" table:style-name="ce14">
            <text:p>72</text:p>
          </table:table-cell>
          <table:table-cell office:value-type="float" office:value="1311" table:style-name="ce18">
            <text:p>1,311</text:p>
          </table:table-cell>
          <table:table-cell office:value-type="float" office:value="1239" table:formula="of:=[.F30]-[.E30]" table:style-name="ce26">
            <text:p>1239</text:p>
          </table:table-cell>
          <table:table-cell office:value-type="float" office:value="0.46153846153846156" table:formula="of:=[.E30]/[.F16]" table:style-name="ce15">
            <text:p>0.461538462</text:p>
          </table:table-cell>
          <table:table-cell office:value-type="float" office:value="6716323.5982347522" table:formula="of:=6718903-[.K30]-[.C30]-[.D30]" table:style-name="ce1">
            <text:p>6716323.598</text:p>
          </table:table-cell>
          <table:table-cell office:value-type="float" office:value="2290.4017652475286" table:formula="of:=NORMINV(RAND();[.G37];0.25*[.G37])" table:style-name="ce15">
            <text:p>2290.401765</text:p>
          </table:table-cell>
          <table:table-cell office:value-type="float" office:value="2362.4017652475286" table:formula="of:=[.J30]+[.E30]" table:style-name="ce15">
            <text:p>2362.401765</text:p>
          </table:table-cell>
          <table:table-cell office:value-type="float" office:value="-46.085372498524066" table:formula="of:=[.J30]-[.J29]" table:style-name="ce15">
            <text:p>-46.0853725</text:p>
          </table:table-cell>
          <table:table-cell office:value-type="float" office:value="94" table:formula="of:=[.F30]-[.F29]" table:style-name="ce1">
            <text:p>94</text:p>
          </table:table-cell>
          <table:table-cell office:value-type="float" office:value="-2" table:formula="of:=[.E30]-[.E29]" table:style-name="ce15">
            <text:p>-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1T00:00:00" table:style-name="ce8">
            <text:p>1-Apr</text:p>
          </table:table-cell>
          <table:table-cell office:value-type="float" office:value="1677" table:style-name="ce18">
            <text:p>1,677</text:p>
          </table:table-cell>
          <table:table-cell office:value-type="float" office:value="103" table:style-name="ce17">
            <text:p>103</text:p>
          </table:table-cell>
          <table:table-cell office:value-type="float" office:value="157" table:style-name="ce17">
            <text:p>157</text:p>
          </table:table-cell>
          <table:table-cell office:value-type="float" office:value="61" table:style-name="ce14">
            <text:p>61</text:p>
          </table:table-cell>
          <table:table-cell office:value-type="float" office:value="1417" table:style-name="ce18">
            <text:p>1,417</text:p>
          </table:table-cell>
          <table:table-cell office:value-type="float" office:value="1356" table:formula="of:=[.F31]-[.E31]" table:style-name="ce26">
            <text:p>1356</text:p>
          </table:table-cell>
          <table:table-cell office:value-type="float" office:value="0.30964467005076141" table:formula="of:=[.E31]/[.F17]" table:style-name="ce15">
            <text:p>0.30964467</text:p>
          </table:table-cell>
          <table:table-cell office:value-type="float" office:value="6716195.3260310534" table:formula="of:=6718903-[.K31]-[.C31]-[.D31]" table:style-name="ce1">
            <text:p>6716195.326</text:p>
          </table:table-cell>
          <table:table-cell office:value-type="float" office:value="2386.6739689461228" table:formula="of:=NORMINV(RAND();[.G38];0.25*[.G38])" table:style-name="ce15">
            <text:p>2386.673969</text:p>
          </table:table-cell>
          <table:table-cell office:value-type="float" office:value="2447.6739689461228" table:formula="of:=[.J31]+[.E31]" table:style-name="ce15">
            <text:p>2447.673969</text:p>
          </table:table-cell>
          <table:table-cell office:value-type="float" office:value="96.27220369859424" table:formula="of:=[.J31]-[.J30]" table:style-name="ce15">
            <text:p>96.2722037</text:p>
          </table:table-cell>
          <table:table-cell office:value-type="float" office:value="106" table:formula="of:=[.F31]-[.F30]" table:style-name="ce1">
            <text:p>106</text:p>
          </table:table-cell>
          <table:table-cell office:value-type="float" office:value="-11" table:formula="of:=[.E31]-[.E30]" table:style-name="ce15">
            <text:p>-1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2T00:00:00" table:style-name="ce8">
            <text:p>2-Apr</text:p>
          </table:table-cell>
          <table:table-cell office:value-type="float" office:value="1790" table:style-name="ce18">
            <text:p>1,790</text:p>
          </table:table-cell>
          <table:table-cell office:value-type="float" office:value="112" table:style-name="ce17">
            <text:p>112</text:p>
          </table:table-cell>
          <table:table-cell office:value-type="float" office:value="170" table:style-name="ce17">
            <text:p>170</text:p>
          </table:table-cell>
          <table:table-cell office:value-type="float" office:value="74" table:style-name="ce14">
            <text:p>74</text:p>
          </table:table-cell>
          <table:table-cell office:value-type="float" office:value="1508" table:style-name="ce18">
            <text:p>1,508</text:p>
          </table:table-cell>
          <table:table-cell office:value-type="float" office:value="1434" table:formula="of:=[.F32]-[.E32]" table:style-name="ce26">
            <text:p>1434</text:p>
          </table:table-cell>
          <table:table-cell office:value-type="float" office:value="0.27509293680297398" table:formula="of:=[.E32]/[.F18]" table:style-name="ce15">
            <text:p>0.275092937</text:p>
          </table:table-cell>
          <table:table-cell office:value-type="float" office:value="6714759.3860786371" table:formula="of:=6718903-[.K32]-[.C32]-[.D32]" table:style-name="ce1">
            <text:p>6714759.386</text:p>
          </table:table-cell>
          <table:table-cell office:value-type="float" office:value="3787.6139213630713" table:formula="of:=NORMINV(RAND();[.G39];0.25*[.G39])" table:style-name="ce15">
            <text:p>3787.613921</text:p>
          </table:table-cell>
          <table:table-cell office:value-type="float" office:value="3861.6139213630713" table:formula="of:=[.J32]+[.E32]" table:style-name="ce15">
            <text:p>3861.613921</text:p>
          </table:table-cell>
          <table:table-cell office:value-type="float" office:value="1400.9399524169485" table:formula="of:=[.J32]-[.J31]" table:style-name="ce15">
            <text:p>1400.939952</text:p>
          </table:table-cell>
          <table:table-cell office:value-type="float" office:value="91" table:formula="of:=[.F32]-[.F31]" table:style-name="ce1">
            <text:p>91</text:p>
          </table:table-cell>
          <table:table-cell office:value-type="float" office:value="13" table:formula="of:=[.E32]-[.E31]" table:style-name="ce15">
            <text:p>1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3T00:00:00" table:style-name="ce8">
            <text:p>3-Apr</text:p>
          </table:table-cell>
          <table:table-cell office:value-type="float" office:value="1986" table:style-name="ce18">
            <text:p>1,986</text:p>
          </table:table-cell>
          <table:table-cell office:value-type="float" office:value="134" table:style-name="ce17">
            <text:p>134</text:p>
          </table:table-cell>
          <table:table-cell office:value-type="float" office:value="181" table:style-name="ce17">
            <text:p>181</text:p>
          </table:table-cell>
          <table:table-cell office:value-type="float" office:value="86" table:style-name="ce14">
            <text:p>86</text:p>
          </table:table-cell>
          <table:table-cell office:value-type="float" office:value="1671" table:style-name="ce18">
            <text:p>1,671</text:p>
          </table:table-cell>
          <table:table-cell office:value-type="float" office:value="1585" table:formula="of:=[.F33]-[.E33]" table:style-name="ce26">
            <text:p>1585</text:p>
          </table:table-cell>
          <table:table-cell office:value-type="float" office:value="0.26791277258566976" table:formula="of:=[.E33]/[.F19]" table:style-name="ce15">
            <text:p>0.267912773</text:p>
          </table:table-cell>
          <table:table-cell office:value-type="float" office:value="6716681.0536377812" table:formula="of:=6718903-[.K33]-[.C33]-[.D33]" table:style-name="ce1">
            <text:p>6716681.054</text:p>
          </table:table-cell>
          <table:table-cell office:value-type="float" office:value="1820.9463622187923" table:formula="of:=NORMINV(RAND();[.G40];0.25*[.G40])" table:style-name="ce15">
            <text:p>1820.946362</text:p>
          </table:table-cell>
          <table:table-cell office:value-type="float" office:value="1906.9463622187923" table:formula="of:=[.J33]+[.E33]" table:style-name="ce15">
            <text:p>1906.946362</text:p>
          </table:table-cell>
          <table:table-cell office:value-type="float" office:value="-1966.667559144279" table:formula="of:=[.J33]-[.J32]" table:style-name="ce15">
            <text:p>-1966.667559</text:p>
          </table:table-cell>
          <table:table-cell office:value-type="float" office:value="163" table:formula="of:=[.F33]-[.F32]" table:style-name="ce1">
            <text:p>163</text:p>
          </table:table-cell>
          <table:table-cell office:value-type="float" office:value="12" table:formula="of:=[.E33]-[.E32]" table:style-name="ce15">
            <text:p>1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4T00:00:00" table:style-name="ce8">
            <text:p>4-Apr</text:p>
          </table:table-cell>
          <table:table-cell office:value-type="float" office:value="2092" table:style-name="ce18">
            <text:p>2,092</text:p>
          </table:table-cell>
          <table:table-cell office:value-type="float" office:value="150" table:style-name="ce17">
            <text:p>150</text:p>
          </table:table-cell>
          <table:table-cell office:value-type="float" office:value="191" table:style-name="ce17">
            <text:p>191</text:p>
          </table:table-cell>
          <table:table-cell office:value-type="float" office:value="91" table:style-name="ce14">
            <text:p>91</text:p>
          </table:table-cell>
          <table:table-cell office:value-type="float" office:value="1751" table:style-name="ce18">
            <text:p>1,751</text:p>
          </table:table-cell>
          <table:table-cell office:value-type="float" office:value="1660" table:formula="of:=[.F34]-[.E34]" table:style-name="ce26">
            <text:p>1660</text:p>
          </table:table-cell>
          <table:table-cell office:value-type="float" office:value="0.23214285714285715" table:formula="of:=[.E34]/[.F20]" table:style-name="ce15">
            <text:p>0.232142857</text:p>
          </table:table-cell>
          <table:table-cell office:value-type="float" office:value="6716047.7169174952" table:formula="of:=6718903-[.K34]-[.C34]-[.D34]" table:style-name="ce1">
            <text:p>6716047.717</text:p>
          </table:table-cell>
          <table:table-cell office:value-type="float" office:value="2423.2830825051396" table:formula="of:=NORMINV(RAND();[.G41];0.25*[.G41])" table:style-name="ce15">
            <text:p>2423.283083</text:p>
          </table:table-cell>
          <table:table-cell office:value-type="float" office:value="2514.2830825051396" table:formula="of:=[.J34]+[.E34]" table:style-name="ce15">
            <text:p>2514.283083</text:p>
          </table:table-cell>
          <table:table-cell office:value-type="float" office:value="602.33672028634737" table:formula="of:=[.J34]-[.J33]" table:style-name="ce15">
            <text:p>602.3367203</text:p>
          </table:table-cell>
          <table:table-cell office:value-type="float" office:value="80" table:formula="of:=[.F34]-[.F33]" table:style-name="ce1">
            <text:p>80</text:p>
          </table:table-cell>
          <table:table-cell office:value-type="float" office:value="5" table:formula="of:=[.E34]-[.E33]" table:style-name="ce15">
            <text:p>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5T00:00:00" table:style-name="ce8">
            <text:p>5-Apr</text:p>
          </table:table-cell>
          <table:table-cell office:value-type="float" office:value="2273" table:style-name="ce18">
            <text:p>2,273</text:p>
          </table:table-cell>
          <table:table-cell office:value-type="float" office:value="164" table:style-name="ce17">
            <text:p>164</text:p>
          </table:table-cell>
          <table:table-cell office:value-type="float" office:value="198" table:style-name="ce17">
            <text:p>198</text:p>
          </table:table-cell>
          <table:table-cell office:value-type="float" office:value="78" table:style-name="ce14">
            <text:p>78</text:p>
          </table:table-cell>
          <table:table-cell office:value-type="float" office:value="1911" table:style-name="ce18">
            <text:p>1,911</text:p>
          </table:table-cell>
          <table:table-cell office:value-type="float" office:value="1833" table:formula="of:=[.F35]-[.E35]" table:style-name="ce26">
            <text:p>1833</text:p>
          </table:table-cell>
          <table:table-cell office:value-type="float" office:value="0.17848970251716248" table:formula="of:=[.E35]/[.F21]" table:style-name="ce15">
            <text:p>0.178489703</text:p>
          </table:table-cell>
          <table:table-cell office:value-type="float" office:value="6714280.9489859715" table:formula="of:=6718903-[.K35]-[.C35]-[.D35]" table:style-name="ce1">
            <text:p>6714280.949</text:p>
          </table:table-cell>
          <table:table-cell office:value-type="float" office:value="4182.0510140280285" table:formula="of:=NORMINV(RAND();[.G42];0.25*[.G42])" table:style-name="ce15">
            <text:p>4182.051014</text:p>
          </table:table-cell>
          <table:table-cell office:value-type="float" office:value="4260.0510140280285" table:formula="of:=[.J35]+[.E35]" table:style-name="ce15">
            <text:p>4260.051014</text:p>
          </table:table-cell>
          <table:table-cell office:value-type="float" office:value="1758.7679315228888" table:formula="of:=[.J35]-[.J34]" table:style-name="ce15">
            <text:p>1758.767932</text:p>
          </table:table-cell>
          <table:table-cell office:value-type="float" office:value="160" table:formula="of:=[.F35]-[.F34]" table:style-name="ce1">
            <text:p>160</text:p>
          </table:table-cell>
          <table:table-cell office:value-type="float" office:value="-13" table:formula="of:=[.E35]-[.E34]" table:style-name="ce15">
            <text:p>-1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6T00:00:00" table:style-name="ce8">
            <text:p>6-Apr</text:p>
          </table:table-cell>
          <table:table-cell office:value-type="float" office:value="2491" table:style-name="ce18">
            <text:p>2,491</text:p>
          </table:table-cell>
          <table:table-cell office:value-type="float" office:value="192" table:style-name="ce17">
            <text:p>192</text:p>
          </table:table-cell>
          <table:table-cell office:value-type="float" office:value="209" table:style-name="ce17">
            <text:p>209</text:p>
          </table:table-cell>
          <table:table-cell office:value-type="float" office:value="112" table:style-name="ce14">
            <text:p>112</text:p>
          </table:table-cell>
          <table:table-cell office:value-type="float" office:value="2090" table:style-name="ce18">
            <text:p>2,090</text:p>
          </table:table-cell>
          <table:table-cell office:value-type="float" office:value="1978" table:formula="of:=[.F36]-[.E36]" table:style-name="ce26">
            <text:p>1978</text:p>
          </table:table-cell>
          <table:table-cell office:value-type="float" office:value="0.224" table:formula="of:=[.E36]/[.F22]" table:style-name="ce15">
            <text:p>0.224</text:p>
          </table:table-cell>
          <table:table-cell office:value-type="float" office:value="6715678.6404546322" table:formula="of:=6718903-[.K36]-[.C36]-[.D36]" table:style-name="ce1">
            <text:p>6715678.64</text:p>
          </table:table-cell>
          <table:table-cell office:value-type="float" office:value="2711.3595453679991" table:formula="of:=NORMINV(RAND();[.G43];0.25*[.G43])" table:style-name="ce15">
            <text:p>2711.359545</text:p>
          </table:table-cell>
          <table:table-cell office:value-type="float" office:value="2823.3595453679991" table:formula="of:=[.J36]+[.E36]" table:style-name="ce15">
            <text:p>2823.359545</text:p>
          </table:table-cell>
          <table:table-cell office:value-type="float" office:value="-1470.6914686600294" table:formula="of:=[.J36]-[.J35]" table:style-name="ce15">
            <text:p>-1470.691469</text:p>
          </table:table-cell>
          <table:table-cell office:value-type="float" office:value="179" table:formula="of:=[.F36]-[.F35]" table:style-name="ce1">
            <text:p>179</text:p>
          </table:table-cell>
          <table:table-cell office:value-type="float" office:value="34" table:formula="of:=[.E36]-[.E35]" table:style-name="ce15">
            <text:p>3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7T00:00:00" table:style-name="ce8">
            <text:p>7-Apr</text:p>
          </table:table-cell>
          <table:table-cell office:value-type="float" office:value="2738" table:style-name="ce18">
            <text:p>2,738</text:p>
          </table:table-cell>
          <table:table-cell office:value-type="float" office:value="204" table:style-name="ce17">
            <text:p>204</text:p>
          </table:table-cell>
          <table:table-cell office:value-type="float" office:value="221" table:style-name="ce17">
            <text:p>221</text:p>
          </table:table-cell>
          <table:table-cell office:value-type="float" office:value="155" table:style-name="ce14">
            <text:p>155</text:p>
          </table:table-cell>
          <table:table-cell office:value-type="float" office:value="2313" table:style-name="ce18">
            <text:p>2,313</text:p>
          </table:table-cell>
          <table:table-cell office:value-type="float" office:value="2158" table:formula="of:=[.F37]-[.E37]" table:style-name="ce26">
            <text:p>2158</text:p>
          </table:table-cell>
          <table:table-cell office:value-type="float" office:value="0.25833333333333336" table:formula="of:=[.E37]/[.F23]" table:style-name="ce15">
            <text:p>0.258333333</text:p>
          </table:table-cell>
          <table:table-cell office:value-type="float" office:value="6714597.5953065939" table:formula="of:=6718903-[.K37]-[.C37]-[.D37]" table:style-name="ce1">
            <text:p>6714597.595</text:p>
          </table:table-cell>
          <table:table-cell office:value-type="float" office:value="3725.4046934056942" table:formula="of:=NORMINV(RAND();[.G44];0.25*[.G44])" table:style-name="ce15">
            <text:p>3725.404693</text:p>
          </table:table-cell>
          <table:table-cell office:value-type="float" office:value="3880.4046934056942" table:formula="of:=[.J37]+[.E37]" table:style-name="ce15">
            <text:p>3880.404693</text:p>
          </table:table-cell>
          <table:table-cell office:value-type="float" office:value="1014.0451480376951" table:formula="of:=[.J37]-[.J36]" table:style-name="ce15">
            <text:p>1014.045148</text:p>
          </table:table-cell>
          <table:table-cell office:value-type="float" office:value="223" table:formula="of:=[.F37]-[.F36]" table:style-name="ce1">
            <text:p>223</text:p>
          </table:table-cell>
          <table:table-cell office:value-type="float" office:value="43" table:formula="of:=[.E37]-[.E36]" table:style-name="ce15">
            <text:p>4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8T00:00:00" table:style-name="ce8">
            <text:p>8-Apr</text:p>
          </table:table-cell>
          <table:table-cell office:value-type="float" office:value="2956" table:style-name="ce18">
            <text:p>2,956</text:p>
          </table:table-cell>
          <table:table-cell office:value-type="float" office:value="222" table:style-name="ce17">
            <text:p>222</text:p>
          </table:table-cell>
          <table:table-cell office:value-type="float" office:value="240" table:style-name="ce17">
            <text:p>240</text:p>
          </table:table-cell>
          <table:table-cell office:value-type="float" office:value="192" table:style-name="ce14">
            <text:p>192</text:p>
          </table:table-cell>
          <table:table-cell office:value-type="float" office:value="2494" table:style-name="ce18">
            <text:p>2,494</text:p>
          </table:table-cell>
          <table:table-cell office:value-type="float" office:value="2302" table:formula="of:=[.F38]-[.E38]" table:style-name="ce26">
            <text:p>2302</text:p>
          </table:table-cell>
          <table:table-cell office:value-type="float" office:value="0.27389443651925821" table:formula="of:=[.E38]/[.F24]" table:style-name="ce15">
            <text:p>0.273894437</text:p>
          </table:table-cell>
          <table:table-cell office:value-type="float" office:value="6715006.4374704007" table:formula="of:=6718903-[.K38]-[.C38]-[.D38]" table:style-name="ce1">
            <text:p>6715006.437</text:p>
          </table:table-cell>
          <table:table-cell office:value-type="float" office:value="3242.5625295995278" table:formula="of:=NORMINV(RAND();[.G45];0.25*[.G45])" table:style-name="ce15">
            <text:p>3242.56253</text:p>
          </table:table-cell>
          <table:table-cell office:value-type="float" office:value="3434.5625295995278" table:formula="of:=[.J38]+[.E38]" table:style-name="ce15">
            <text:p>3434.56253</text:p>
          </table:table-cell>
          <table:table-cell office:value-type="float" office:value="-482.84216380616635" table:formula="of:=[.J38]-[.J37]" table:style-name="ce15">
            <text:p>-482.8421638</text:p>
          </table:table-cell>
          <table:table-cell office:value-type="float" office:value="181" table:formula="of:=[.F38]-[.F37]" table:style-name="ce1">
            <text:p>181</text:p>
          </table:table-cell>
          <table:table-cell office:value-type="float" office:value="37" table:formula="of:=[.E38]-[.E37]" table:style-name="ce15">
            <text:p>3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09T00:00:00" table:style-name="ce8">
            <text:p>9-Apr</text:p>
          </table:table-cell>
          <table:table-cell office:value-type="float" office:value="3293" table:style-name="ce18">
            <text:p>3,293</text:p>
          </table:table-cell>
          <table:table-cell office:value-type="float" office:value="252" table:style-name="ce17">
            <text:p>252</text:p>
          </table:table-cell>
          <table:table-cell office:value-type="float" office:value="280" table:style-name="ce17">
            <text:p>280</text:p>
          </table:table-cell>
          <table:table-cell office:value-type="float" office:value="170" table:style-name="ce14">
            <text:p>170</text:p>
          </table:table-cell>
          <table:table-cell office:value-type="float" office:value="2761" table:style-name="ce18">
            <text:p>2,761</text:p>
          </table:table-cell>
          <table:table-cell office:value-type="float" office:value="2591" table:formula="of:=[.F39]-[.E39]" table:style-name="ce26">
            <text:p>2591</text:p>
          </table:table-cell>
          <table:table-cell office:value-type="float" office:value="0.21794871794871795" table:formula="of:=[.E39]/[.F25]" table:style-name="ce15">
            <text:p>0.217948718</text:p>
          </table:table-cell>
          <table:table-cell office:value-type="float" office:value="6713240.0179223716" table:formula="of:=6718903-[.K39]-[.C39]-[.D39]" table:style-name="ce1">
            <text:p>6713240.018</text:p>
          </table:table-cell>
          <table:table-cell office:value-type="float" office:value="4960.9820776283022" table:formula="of:=NORMINV(RAND();[.G46];0.25*[.G46])" table:style-name="ce15">
            <text:p>4960.982078</text:p>
          </table:table-cell>
          <table:table-cell office:value-type="float" office:value="5130.9820776283022" table:formula="of:=[.J39]+[.E39]" table:style-name="ce15">
            <text:p>5130.982078</text:p>
          </table:table-cell>
          <table:table-cell office:value-type="float" office:value="1718.4195480287744" table:formula="of:=[.J39]-[.J38]" table:style-name="ce15">
            <text:p>1718.419548</text:p>
          </table:table-cell>
          <table:table-cell office:value-type="float" office:value="267" table:formula="of:=[.F39]-[.F38]" table:style-name="ce1">
            <text:p>267</text:p>
          </table:table-cell>
          <table:table-cell office:value-type="float" office:value="-22" table:formula="of:=[.E39]-[.E38]" table:style-name="ce15">
            <text:p>-2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0T00:00:00" table:style-name="ce8">
            <text:p>10-Apr</text:p>
          </table:table-cell>
          <table:table-cell office:value-type="float" office:value="3512" table:style-name="ce18">
            <text:p>3,512</text:p>
          </table:table-cell>
          <table:table-cell office:value-type="float" office:value="282" table:style-name="ce17">
            <text:p>282</text:p>
          </table:table-cell>
          <table:table-cell office:value-type="float" office:value="306" table:style-name="ce17">
            <text:p>306</text:p>
          </table:table-cell>
          <table:table-cell office:value-type="float" office:value="195" table:style-name="ce14">
            <text:p>195</text:p>
          </table:table-cell>
          <table:table-cell office:value-type="float" office:value="2924" table:style-name="ce18">
            <text:p>2,924</text:p>
          </table:table-cell>
          <table:table-cell office:value-type="float" office:value="2729" table:formula="of:=[.F40]-[.E40]" table:style-name="ce26">
            <text:p>2729</text:p>
          </table:table-cell>
          <table:table-cell office:value-type="float" office:value="0.21358159912376778" table:formula="of:=[.E40]/[.F26]" table:style-name="ce15">
            <text:p>0.213581599</text:p>
          </table:table-cell>
          <table:table-cell office:value-type="float" office:value="6714275.3802845981" table:formula="of:=6718903-[.K40]-[.C40]-[.D40]" table:style-name="ce1">
            <text:p>6714275.38</text:p>
          </table:table-cell>
          <table:table-cell office:value-type="float" office:value="3844.6197154016459" table:formula="of:=NORMINV(RAND();[.G47];0.25*[.G47])" table:style-name="ce15">
            <text:p>3844.619715</text:p>
          </table:table-cell>
          <table:table-cell office:value-type="float" office:value="4039.6197154016459" table:formula="of:=[.J40]+[.E40]" table:style-name="ce15">
            <text:p>4039.619715</text:p>
          </table:table-cell>
          <table:table-cell office:value-type="float" office:value="-1116.3623622266564" table:formula="of:=[.J40]-[.J39]" table:style-name="ce15">
            <text:p>-1116.362362</text:p>
          </table:table-cell>
          <table:table-cell office:value-type="float" office:value="163" table:formula="of:=[.F40]-[.F39]" table:style-name="ce1">
            <text:p>163</text:p>
          </table:table-cell>
          <table:table-cell office:value-type="float" office:value="25" table:formula="of:=[.E40]-[.E39]" table:style-name="ce15">
            <text:p>2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1T00:00:00" table:style-name="ce8">
            <text:p>11-Apr</text:p>
          </table:table-cell>
          <table:table-cell office:value-type="float" office:value="3842" table:style-name="ce18">
            <text:p>3,842</text:p>
          </table:table-cell>
          <table:table-cell office:value-type="float" office:value="286" table:style-name="ce17">
            <text:p>286</text:p>
          </table:table-cell>
          <table:table-cell office:value-type="float" office:value="327" table:style-name="ce17">
            <text:p>327</text:p>
          </table:table-cell>
          <table:table-cell office:value-type="float" office:value="227" table:style-name="ce14">
            <text:p>227</text:p>
          </table:table-cell>
          <table:table-cell office:value-type="float" office:value="3229" table:style-name="ce18">
            <text:p>3,229</text:p>
          </table:table-cell>
          <table:table-cell office:value-type="float" office:value="3002" table:formula="of:=[.F41]-[.E41]" table:style-name="ce26">
            <text:p>3002</text:p>
          </table:table-cell>
          <table:table-cell office:value-type="float" office:value="0.2283702213279678" table:formula="of:=[.E41]/[.F27]" table:style-name="ce15">
            <text:p>0.228370221</text:p>
          </table:table-cell>
          <table:table-cell office:value-type="float" office:value="6714025.2774385633" table:formula="of:=6718903-[.K41]-[.C41]-[.D41]" table:style-name="ce1">
            <text:p>6714025.277</text:p>
          </table:table-cell>
          <table:table-cell office:value-type="float" office:value="4037.7225614366102" table:formula="of:=NORMINV(RAND();[.G48];0.25*[.G48])" table:style-name="ce15">
            <text:p>4037.722561</text:p>
          </table:table-cell>
          <table:table-cell office:value-type="float" office:value="4264.7225614366107" table:formula="of:=[.J41]+[.E41]" table:style-name="ce15">
            <text:p>4264.722561</text:p>
          </table:table-cell>
          <table:table-cell office:value-type="float" office:value="193.10284603496439" table:formula="of:=[.J41]-[.J40]" table:style-name="ce15">
            <text:p>193.102846</text:p>
          </table:table-cell>
          <table:table-cell office:value-type="float" office:value="305" table:formula="of:=[.F41]-[.F40]" table:style-name="ce1">
            <text:p>305</text:p>
          </table:table-cell>
          <table:table-cell office:value-type="float" office:value="32" table:formula="of:=[.E41]-[.E40]" table:style-name="ce15">
            <text:p>3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2T00:00:00" table:style-name="ce8">
            <text:p>12-Apr</text:p>
          </table:table-cell>
          <table:table-cell office:value-type="float" office:value="4241" table:style-name="ce18">
            <text:p>4,241</text:p>
          </table:table-cell>
          <table:table-cell office:value-type="float" office:value="359" table:style-name="ce17">
            <text:p>359</text:p>
          </table:table-cell>
          <table:table-cell office:value-type="float" office:value="373" table:style-name="ce17">
            <text:p>373</text:p>
          </table:table-cell>
          <table:table-cell office:value-type="float" office:value="238" table:style-name="ce14">
            <text:p>238</text:p>
          </table:table-cell>
          <table:table-cell office:value-type="float" office:value="3509" table:style-name="ce18">
            <text:p>3,509</text:p>
          </table:table-cell>
          <table:table-cell office:value-type="float" office:value="3271" table:formula="of:=[.F42]-[.E42]" table:style-name="ce26">
            <text:p>3271</text:p>
          </table:table-cell>
          <table:table-cell office:value-type="float" office:value="0.21499548328816623" table:formula="of:=[.E42]/[.F28]" table:style-name="ce15">
            <text:p>0.214995483</text:p>
          </table:table-cell>
          <table:table-cell office:value-type="float" office:value="6712736.9662356814" table:formula="of:=6718903-[.K42]-[.C42]-[.D42]" table:style-name="ce1">
            <text:p>6712736.966</text:p>
          </table:table-cell>
          <table:table-cell office:value-type="float" office:value="5196.0337643185248" table:formula="of:=NORMINV(RAND();[.G49];0.25*[.G49])" table:style-name="ce15">
            <text:p>5196.033764</text:p>
          </table:table-cell>
          <table:table-cell office:value-type="float" office:value="5434.0337643185248" table:formula="of:=[.J42]+[.E42]" table:style-name="ce15">
            <text:p>5434.033764</text:p>
          </table:table-cell>
          <table:table-cell office:value-type="float" office:value="1158.3112028819146" table:formula="of:=[.J42]-[.J41]" table:style-name="ce15">
            <text:p>1158.311203</text:p>
          </table:table-cell>
          <table:table-cell office:value-type="float" office:value="280" table:formula="of:=[.F42]-[.F41]" table:style-name="ce1">
            <text:p>280</text:p>
          </table:table-cell>
          <table:table-cell office:value-type="float" office:value="11" table:formula="of:=[.E42]-[.E41]" table:style-name="ce15">
            <text:p>1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3T00:00:00" table:style-name="ce8">
            <text:p>13-Apr</text:p>
          </table:table-cell>
          <table:table-cell office:value-type="float" office:value="4557" table:style-name="ce18">
            <text:p>4,557</text:p>
          </table:table-cell>
          <table:table-cell office:value-type="float" office:value="380" table:style-name="ce17">
            <text:p>380</text:p>
          </table:table-cell>
          <table:table-cell office:value-type="float" office:value="399" table:style-name="ce17">
            <text:p>399</text:p>
          </table:table-cell>
          <table:table-cell office:value-type="float" office:value="306" table:style-name="ce14">
            <text:p>306</text:p>
          </table:table-cell>
          <table:table-cell office:value-type="float" office:value="3778" table:style-name="ce18">
            <text:p>3,778</text:p>
          </table:table-cell>
          <table:table-cell office:value-type="float" office:value="3472" table:formula="of:=[.F43]-[.E43]" table:style-name="ce26">
            <text:p>3472</text:p>
          </table:table-cell>
          <table:table-cell office:value-type="float" office:value="0.25143796220213638" table:formula="of:=[.E43]/[.F29]" table:style-name="ce15">
            <text:p>0.251437962</text:p>
          </table:table-cell>
          <table:table-cell office:value-type="float" office:value="6711999.4074805425" table:formula="of:=6718903-[.K43]-[.C43]-[.D43]" table:style-name="ce1">
            <text:p>6711999.407</text:p>
          </table:table-cell>
          <table:table-cell office:value-type="float" office:value="5818.5925194577576" table:formula="of:=NORMINV(RAND();[.G50];0.25*[.G50])" table:style-name="ce15">
            <text:p>5818.592519</text:p>
          </table:table-cell>
          <table:table-cell office:value-type="float" office:value="6124.5925194577576" table:formula="of:=[.J43]+[.E43]" table:style-name="ce15">
            <text:p>6124.592519</text:p>
          </table:table-cell>
          <table:table-cell office:value-type="float" office:value="622.55875513923274" table:formula="of:=[.J43]-[.J42]" table:style-name="ce15">
            <text:p>622.5587551</text:p>
          </table:table-cell>
          <table:table-cell office:value-type="float" office:value="269" table:formula="of:=[.F43]-[.F42]" table:style-name="ce1">
            <text:p>269</text:p>
          </table:table-cell>
          <table:table-cell office:value-type="float" office:value="68" table:formula="of:=[.E43]-[.E42]" table:style-name="ce15">
            <text:p>6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4T00:00:00" table:style-name="ce8">
            <text:p>14-Apr</text:p>
          </table:table-cell>
          <table:table-cell office:value-type="float" office:value="4839" table:style-name="ce18">
            <text:p>4,839</text:p>
          </table:table-cell>
          <table:table-cell office:value-type="float" office:value="426" table:style-name="ce17">
            <text:p>426</text:p>
          </table:table-cell>
          <table:table-cell office:value-type="float" office:value="459" table:style-name="ce17">
            <text:p>459</text:p>
          </table:table-cell>
          <table:table-cell office:value-type="float" office:value="271" table:style-name="ce14">
            <text:p>271</text:p>
          </table:table-cell>
          <table:table-cell office:value-type="float" office:value="3954" table:style-name="ce18">
            <text:p>3,954</text:p>
          </table:table-cell>
          <table:table-cell office:value-type="float" office:value="3683" table:formula="of:=[.F44]-[.E44]" table:style-name="ce26">
            <text:p>3683</text:p>
          </table:table-cell>
          <table:table-cell office:value-type="float" office:value="0.20671243325705568" table:formula="of:=[.E44]/[.F30]" table:style-name="ce15">
            <text:p>0.206712433</text:p>
          </table:table-cell>
          <table:table-cell office:value-type="float" office:value="6713270.4674351793" table:formula="of:=6718903-[.K44]-[.C44]-[.D44]" table:style-name="ce1">
            <text:p>6713270.467</text:p>
          </table:table-cell>
          <table:table-cell office:value-type="float" office:value="4476.5325648211601" table:formula="of:=NORMINV(RAND();[.G51];0.25*[.G51])" table:style-name="ce15">
            <text:p>4476.532565</text:p>
          </table:table-cell>
          <table:table-cell office:value-type="float" office:value="4747.5325648211601" table:formula="of:=[.J44]+[.E44]" table:style-name="ce15">
            <text:p>4747.532565</text:p>
          </table:table-cell>
          <table:table-cell office:value-type="float" office:value="-1342.0599546365975" table:formula="of:=[.J44]-[.J43]" table:style-name="ce15">
            <text:p>-1342.059955</text:p>
          </table:table-cell>
          <table:table-cell office:value-type="float" office:value="176" table:formula="of:=[.F44]-[.F43]" table:style-name="ce1">
            <text:p>176</text:p>
          </table:table-cell>
          <table:table-cell office:value-type="float" office:value="-35" table:formula="of:=[.E44]-[.E43]" table:style-name="ce15">
            <text:p>-3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5T00:00:00" table:style-name="ce9">
            <text:p>15-Apr</text:p>
          </table:table-cell>
          <table:table-cell office:value-type="float" office:value="5136" table:style-name="ce19">
            <text:p>5,136</text:p>
          </table:table-cell>
          <table:table-cell office:value-type="float" office:value="446" table:style-name="ce22">
            <text:p>446</text:p>
          </table:table-cell>
          <table:table-cell office:value-type="float" office:value="469" table:style-name="ce22">
            <text:p>469</text:p>
          </table:table-cell>
          <table:table-cell office:value-type="float" office:value="309" table:style-name="ce14">
            <text:p>309</text:p>
          </table:table-cell>
          <table:table-cell office:value-type="float" office:value="4221" table:style-name="ce19">
            <text:p>4,221</text:p>
          </table:table-cell>
          <table:table-cell office:value-type="float" office:value="3912" table:formula="of:=[.F45]-[.E45]" table:style-name="ce26">
            <text:p>3912</text:p>
          </table:table-cell>
          <table:table-cell office:value-type="float" office:value="0.21806633733239239" table:formula="of:=[.E45]/[.F31]" table:style-name="ce15">
            <text:p>0.218066337</text:p>
          </table:table-cell>
          <table:table-cell office:value-type="float" office:value="6713458.1397448052" table:formula="of:=6718903-[.K45]-[.C45]-[.D45]" table:style-name="ce1">
            <text:p>6713458.14</text:p>
          </table:table-cell>
          <table:table-cell office:value-type="float" office:value="4220.8602551946733" table:formula="of:=NORMINV(RAND();[.G52];0.25*[.G52])" table:style-name="ce15">
            <text:p>4220.860255</text:p>
          </table:table-cell>
          <table:table-cell office:value-type="float" office:value="4529.8602551946733" table:formula="of:=[.J45]+[.E45]" table:style-name="ce15">
            <text:p>4529.860255</text:p>
          </table:table-cell>
          <table:table-cell office:value-type="float" office:value="-255.67230962648682" table:formula="of:=[.J45]-[.J44]" table:style-name="ce15">
            <text:p>-255.6723096</text:p>
          </table:table-cell>
          <table:table-cell office:value-type="float" office:value="267" table:formula="of:=[.F45]-[.F44]" table:style-name="ce1">
            <text:p>267</text:p>
          </table:table-cell>
          <table:table-cell office:value-type="float" office:value="38" table:formula="of:=[.E45]-[.E44]" table:style-name="ce15">
            <text:p>3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6T00:00:00" table:style-name="ce8">
            <text:p>16-Apr</text:p>
          </table:table-cell>
          <table:table-cell office:value-type="float" office:value="5516" table:style-name="ce18">
            <text:p>5,516</text:p>
          </table:table-cell>
          <table:table-cell office:value-type="float" office:value="548" table:style-name="ce17">
            <text:p>548</text:p>
          </table:table-cell>
          <table:table-cell office:value-type="float" office:value="496" table:style-name="ce17">
            <text:p>496</text:p>
          </table:table-cell>
          <table:table-cell office:value-type="float" office:value="311" table:style-name="ce14">
            <text:p>311</text:p>
          </table:table-cell>
          <table:table-cell office:value-type="float" office:value="4472" table:style-name="ce18">
            <text:p>4,472</text:p>
          </table:table-cell>
          <table:table-cell office:value-type="float" office:value="4161" table:formula="of:=[.F46]-[.E46]" table:style-name="ce26">
            <text:p>4161</text:p>
          </table:table-cell>
          <table:table-cell office:value-type="float" office:value="0.20623342175066314" table:formula="of:=[.E46]/[.F32]" table:style-name="ce15">
            <text:p>0.206233422</text:p>
          </table:table-cell>
          <table:table-cell office:value-type="float" office:value="6710649.7277626917" table:formula="of:=6718903-[.K46]-[.C46]-[.D46]" table:style-name="ce1">
            <text:p>6710649.728</text:p>
          </table:table-cell>
          <table:table-cell office:value-type="float" office:value="6898.2722373087763" table:formula="of:=NORMINV(RAND();[.G53];0.25*[.G53])" table:style-name="ce15">
            <text:p>6898.272237</text:p>
          </table:table-cell>
          <table:table-cell office:value-type="float" office:value="7209.2722373087763" table:formula="of:=[.J46]+[.E46]" table:style-name="ce15">
            <text:p>7209.272237</text:p>
          </table:table-cell>
          <table:table-cell office:value-type="float" office:value="2677.411982114103" table:formula="of:=[.J46]-[.J45]" table:style-name="ce15">
            <text:p>2677.411982</text:p>
          </table:table-cell>
          <table:table-cell office:value-type="float" office:value="251" table:formula="of:=[.F46]-[.F45]" table:style-name="ce1">
            <text:p>251</text:p>
          </table:table-cell>
          <table:table-cell office:value-type="float" office:value="2" table:formula="of:=[.E46]-[.E45]" table:style-name="ce15">
            <text:p>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7T00:00:00" table:style-name="ce8">
            <text:p>17-Apr</text:p>
          </table:table-cell>
          <table:table-cell office:value-type="float" office:value="5923" table:style-name="ce18">
            <text:p>5,923</text:p>
          </table:table-cell>
          <table:table-cell office:value-type="float" office:value="607" table:style-name="ce17">
            <text:p>607</text:p>
          </table:table-cell>
          <table:table-cell office:value-type="float" office:value="520" table:style-name="ce17">
            <text:p>520</text:p>
          </table:table-cell>
          <table:table-cell office:value-type="float" office:value="338" table:style-name="ce14">
            <text:p>338</text:p>
          </table:table-cell>
          <table:table-cell office:value-type="float" office:value="4796" table:style-name="ce18">
            <text:p>4,796</text:p>
          </table:table-cell>
          <table:table-cell office:value-type="float" office:value="4458" table:formula="of:=[.F47]-[.E47]" table:style-name="ce26">
            <text:p>4458</text:p>
          </table:table-cell>
          <table:table-cell office:value-type="float" office:value="0.20227408737283065" table:formula="of:=[.E47]/[.F33]" table:style-name="ce15">
            <text:p>0.202274087</text:p>
          </table:table-cell>
          <table:table-cell office:value-type="float" office:value="6713288.049960508" table:formula="of:=6718903-[.K47]-[.C47]-[.D47]" table:style-name="ce1">
            <text:p>6713288.05</text:p>
          </table:table-cell>
          <table:table-cell office:value-type="float" office:value="4149.9500394921051" table:formula="of:=NORMINV(RAND();[.G54];0.25*[.G54])" table:style-name="ce15">
            <text:p>4149.950039</text:p>
          </table:table-cell>
          <table:table-cell office:value-type="float" office:value="4487.9500394921051" table:formula="of:=[.J47]+[.E47]" table:style-name="ce15">
            <text:p>4487.950039</text:p>
          </table:table-cell>
          <table:table-cell office:value-type="float" office:value="-2748.3221978166712" table:formula="of:=[.J47]-[.J46]" table:style-name="ce15">
            <text:p>-2748.322198</text:p>
          </table:table-cell>
          <table:table-cell office:value-type="float" office:value="324" table:formula="of:=[.F47]-[.F46]" table:style-name="ce1">
            <text:p>324</text:p>
          </table:table-cell>
          <table:table-cell office:value-type="float" office:value="27" table:formula="of:=[.E47]-[.E46]" table:style-name="ce15">
            <text:p>2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8T00:00:00" table:style-name="ce8">
            <text:p>18-Apr</text:p>
          </table:table-cell>
          <table:table-cell office:value-type="float" office:value="6248" table:style-name="ce18">
            <text:p>6,248</text:p>
          </table:table-cell>
          <table:table-cell office:value-type="float" office:value="631" table:style-name="ce17">
            <text:p>631</text:p>
          </table:table-cell>
          <table:table-cell office:value-type="float" office:value="535" table:style-name="ce17">
            <text:p>535</text:p>
          </table:table-cell>
          <table:table-cell office:value-type="float" office:value="345" table:style-name="ce14">
            <text:p>345</text:p>
          </table:table-cell>
          <table:table-cell office:value-type="float" office:value="5082" table:style-name="ce18">
            <text:p>5,082</text:p>
          </table:table-cell>
          <table:table-cell office:value-type="float" office:value="4737" table:formula="of:=[.F48]-[.E48]" table:style-name="ce26">
            <text:p>4737</text:p>
          </table:table-cell>
          <table:table-cell office:value-type="float" office:value="0.19703026841804683" table:formula="of:=[.E48]/[.F34]" table:style-name="ce15">
            <text:p>0.197030268</text:p>
          </table:table-cell>
          <table:table-cell office:value-type="float" office:value="6707506.5606202632" table:formula="of:=6718903-[.K48]-[.C48]-[.D48]" table:style-name="ce1">
            <text:p>6707506.561</text:p>
          </table:table-cell>
          <table:table-cell office:value-type="float" office:value="9885.4393797372068" table:formula="of:=NORMINV(RAND();[.G55];0.25*[.G55])" table:style-name="ce15">
            <text:p>9885.43938</text:p>
          </table:table-cell>
          <table:table-cell office:value-type="float" office:value="10230.439379737207" table:formula="of:=[.J48]+[.E48]" table:style-name="ce15">
            <text:p>10230.43938</text:p>
          </table:table-cell>
          <table:table-cell office:value-type="float" office:value="5735.4893402451016" table:formula="of:=[.J48]-[.J47]" table:style-name="ce15">
            <text:p>5735.48934</text:p>
          </table:table-cell>
          <table:table-cell office:value-type="float" office:value="286" table:formula="of:=[.F48]-[.F47]" table:style-name="ce1">
            <text:p>286</text:p>
          </table:table-cell>
          <table:table-cell office:value-type="float" office:value="7" table:formula="of:=[.E48]-[.E47]" table:style-name="ce15">
            <text:p>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19T00:00:00" table:style-name="ce8">
            <text:p>19-Apr</text:p>
          </table:table-cell>
          <table:table-cell office:value-type="float" office:value="6575" table:style-name="ce18">
            <text:p>6,575</text:p>
          </table:table-cell>
          <table:table-cell office:value-type="float" office:value="686" table:style-name="ce17">
            <text:p>686</text:p>
          </table:table-cell>
          <table:table-cell office:value-type="float" office:value="582" table:style-name="ce17">
            <text:p>582</text:p>
          </table:table-cell>
          <table:table-cell office:value-type="float" office:value="395" table:style-name="ce14">
            <text:p>395</text:p>
          </table:table-cell>
          <table:table-cell office:value-type="float" office:value="5307" table:style-name="ce18">
            <text:p>5,307</text:p>
          </table:table-cell>
          <table:table-cell office:value-type="float" office:value="4912" table:formula="of:=[.F49]-[.E49]" table:style-name="ce26">
            <text:p>4912</text:p>
          </table:table-cell>
          <table:table-cell office:value-type="float" office:value="0.20669806384092099" table:formula="of:=[.E49]/[.F35]" table:style-name="ce15">
            <text:p>0.206698064</text:p>
          </table:table-cell>
          <table:table-cell office:value-type="float" office:value="6709145.2338847127" table:formula="of:=6718903-[.K49]-[.C49]-[.D49]" table:style-name="ce1">
            <text:p>6709145.234</text:p>
          </table:table-cell>
          <table:table-cell office:value-type="float" office:value="8094.766115287287" table:formula="of:=NORMINV(RAND();[.G56];0.25*[.G56])" table:style-name="ce15">
            <text:p>8094.766115</text:p>
          </table:table-cell>
          <table:table-cell office:value-type="float" office:value="8489.7661152872861" table:formula="of:=[.J49]+[.E49]" table:style-name="ce15">
            <text:p>8489.766115</text:p>
          </table:table-cell>
          <table:table-cell office:value-type="float" office:value="-1790.6732644499198" table:formula="of:=[.J49]-[.J48]" table:style-name="ce15">
            <text:p>-1790.673264</text:p>
          </table:table-cell>
          <table:table-cell office:value-type="float" office:value="225" table:formula="of:=[.F49]-[.F48]" table:style-name="ce1">
            <text:p>225</text:p>
          </table:table-cell>
          <table:table-cell office:value-type="float" office:value="50" table:formula="of:=[.E49]-[.E48]" table:style-name="ce15">
            <text:p>5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0T00:00:00" table:style-name="ce8">
            <text:p>20-Apr</text:p>
          </table:table-cell>
          <table:table-cell office:value-type="float" office:value="6760" table:style-name="ce18">
            <text:p>6,760</text:p>
          </table:table-cell>
          <table:table-cell office:value-type="float" office:value="747" table:style-name="ce17">
            <text:p>747</text:p>
          </table:table-cell>
          <table:table-cell office:value-type="float" office:value="590" table:style-name="ce17">
            <text:p>590</text:p>
          </table:table-cell>
          <table:table-cell office:value-type="float" office:value="378" table:style-name="ce14">
            <text:p>378</text:p>
          </table:table-cell>
          <table:table-cell office:value-type="float" office:value="5423" table:style-name="ce18">
            <text:p>5,423</text:p>
          </table:table-cell>
          <table:table-cell office:value-type="float" office:value="5045" table:formula="of:=[.F50]-[.E50]" table:style-name="ce26">
            <text:p>5045</text:p>
          </table:table-cell>
          <table:table-cell office:value-type="float" office:value="0.18086124401913875" table:formula="of:=[.E50]/[.F36]" table:style-name="ce15">
            <text:p>0.180861244</text:p>
          </table:table-cell>
          <table:table-cell office:value-type="float" office:value="6712428.6116141342" table:formula="of:=6718903-[.K50]-[.C50]-[.D50]" table:style-name="ce1">
            <text:p>6712428.612</text:p>
          </table:table-cell>
          <table:table-cell office:value-type="float" office:value="4759.3883858661975" table:formula="of:=NORMINV(RAND();[.G57];0.25*[.G57])" table:style-name="ce15">
            <text:p>4759.388386</text:p>
          </table:table-cell>
          <table:table-cell office:value-type="float" office:value="5137.3883858661975" table:formula="of:=[.J50]+[.E50]" table:style-name="ce15">
            <text:p>5137.388386</text:p>
          </table:table-cell>
          <table:table-cell office:value-type="float" office:value="-3335.3777294210895" table:formula="of:=[.J50]-[.J49]" table:style-name="ce15">
            <text:p>-3335.377729</text:p>
          </table:table-cell>
          <table:table-cell office:value-type="float" office:value="116" table:formula="of:=[.F50]-[.F49]" table:style-name="ce1">
            <text:p>116</text:p>
          </table:table-cell>
          <table:table-cell office:value-type="float" office:value="-17" table:formula="of:=[.E50]-[.E49]" table:style-name="ce15">
            <text:p>-1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1T00:00:00" table:style-name="ce8">
            <text:p>21-Apr</text:p>
          </table:table-cell>
          <table:table-cell office:value-type="float" office:value="7135" table:style-name="ce18">
            <text:p>7,135</text:p>
          </table:table-cell>
          <table:table-cell office:value-type="float" office:value="842" table:style-name="ce17">
            <text:p>842</text:p>
          </table:table-cell>
          <table:table-cell office:value-type="float" office:value="616" table:style-name="ce17">
            <text:p>616</text:p>
          </table:table-cell>
          <table:table-cell office:value-type="float" office:value="392" table:style-name="ce14">
            <text:p>392</text:p>
          </table:table-cell>
          <table:table-cell office:value-type="float" office:value="5677" table:style-name="ce18">
            <text:p>5,677</text:p>
          </table:table-cell>
          <table:table-cell office:value-type="float" office:value="5285" table:formula="of:=[.F51]-[.E51]" table:style-name="ce26">
            <text:p>5285</text:p>
          </table:table-cell>
          <table:table-cell office:value-type="float" office:value="0.16947686986597493" table:formula="of:=[.E51]/[.F37]" table:style-name="ce15">
            <text:p>0.16947687</text:p>
          </table:table-cell>
          <table:table-cell office:value-type="float" office:value="6712029.3217040533" table:formula="of:=6718903-[.K51]-[.C51]-[.D51]" table:style-name="ce1">
            <text:p>6712029.322</text:p>
          </table:table-cell>
          <table:table-cell office:value-type="float" office:value="5023.67829594668" table:formula="of:=NORMINV(RAND();[.G58];0.25*[.G58])" table:style-name="ce15">
            <text:p>5023.678296</text:p>
          </table:table-cell>
          <table:table-cell office:value-type="float" office:value="5415.67829594668" table:formula="of:=[.J51]+[.E51]" table:style-name="ce15">
            <text:p>5415.678296</text:p>
          </table:table-cell>
          <table:table-cell office:value-type="float" office:value="264.28991008048251" table:formula="of:=[.J51]-[.J50]" table:style-name="ce15">
            <text:p>264.2899101</text:p>
          </table:table-cell>
          <table:table-cell office:value-type="float" office:value="254" table:formula="of:=[.F51]-[.F50]" table:style-name="ce1">
            <text:p>254</text:p>
          </table:table-cell>
          <table:table-cell office:value-type="float" office:value="14" table:formula="of:=[.E51]-[.E50]" table:style-name="ce15">
            <text:p>1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2T00:00:00" table:style-name="ce8">
            <text:p>22-Apr</text:p>
          </table:table-cell>
          <table:table-cell office:value-type="float" office:value="7418" table:style-name="ce18">
            <text:p>7,418</text:p>
          </table:table-cell>
          <table:table-cell office:value-type="float" office:value="913" table:style-name="ce17">
            <text:p>913</text:p>
          </table:table-cell>
          <table:table-cell office:value-type="float" office:value="636" table:style-name="ce17">
            <text:p>636</text:p>
          </table:table-cell>
          <table:table-cell office:value-type="float" office:value="397" table:style-name="ce14">
            <text:p>397</text:p>
          </table:table-cell>
          <table:table-cell office:value-type="float" office:value="5869" table:style-name="ce18">
            <text:p>5,869</text:p>
          </table:table-cell>
          <table:table-cell office:value-type="float" office:value="5472" table:formula="of:=[.F52]-[.E52]" table:style-name="ce26">
            <text:p>5472</text:p>
          </table:table-cell>
          <table:table-cell office:value-type="float" office:value="0.15918203688853247" table:formula="of:=[.E52]/[.F38]" table:style-name="ce15">
            <text:p>0.159182037</text:p>
          </table:table-cell>
          <table:table-cell office:value-type="float" office:value="6707658.2999233361" table:formula="of:=6718903-[.K52]-[.C52]-[.D52]" table:style-name="ce1">
            <text:p>6707658.3</text:p>
          </table:table-cell>
          <table:table-cell office:value-type="float" office:value="9298.7000766640795" table:formula="of:=NORMINV(RAND();[.G59];0.25*[.G59])" table:style-name="ce15">
            <text:p>9298.700077</text:p>
          </table:table-cell>
          <table:table-cell office:value-type="float" office:value="9695.7000766640795" table:formula="of:=[.J52]+[.E52]" table:style-name="ce15">
            <text:p>9695.700077</text:p>
          </table:table-cell>
          <table:table-cell office:value-type="float" office:value="4275.0217807173995" table:formula="of:=[.J52]-[.J51]" table:style-name="ce15">
            <text:p>4275.021781</text:p>
          </table:table-cell>
          <table:table-cell office:value-type="float" office:value="192" table:formula="of:=[.F52]-[.F51]" table:style-name="ce1">
            <text:p>192</text:p>
          </table:table-cell>
          <table:table-cell office:value-type="float" office:value="5" table:formula="of:=[.E52]-[.E51]" table:style-name="ce15">
            <text:p>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3T00:00:00" table:style-name="ce8">
            <text:p>23-Apr</text:p>
          </table:table-cell>
          <table:table-cell office:value-type="float" office:value="7775" table:style-name="ce18">
            <text:p>7,775</text:p>
          </table:table-cell>
          <table:table-cell office:value-type="float" office:value="960" table:style-name="ce17">
            <text:p>960</text:p>
          </table:table-cell>
          <table:table-cell office:value-type="float" office:value="647" table:style-name="ce17">
            <text:p>647</text:p>
          </table:table-cell>
          <table:table-cell office:value-type="float" office:value="390" table:style-name="ce14">
            <text:p>390</text:p>
          </table:table-cell>
          <table:table-cell office:value-type="float" office:value="6168" table:style-name="ce18">
            <text:p>6,168</text:p>
          </table:table-cell>
          <table:table-cell office:value-type="float" office:value="5778" table:formula="of:=[.F53]-[.E53]" table:style-name="ce26">
            <text:p>5778</text:p>
          </table:table-cell>
          <table:table-cell office:value-type="float" office:value="0.14125316914161537" table:formula="of:=[.E53]/[.F39]" table:style-name="ce15">
            <text:p>0.141253169</text:p>
          </table:table-cell>
          <table:table-cell office:value-type="float" office:value="6709561.7558512799" table:formula="of:=6718903-[.K53]-[.C53]-[.D53]" table:style-name="ce1">
            <text:p>6709561.756</text:p>
          </table:table-cell>
          <table:table-cell office:value-type="float" office:value="7344.2441487205178" table:formula="of:=NORMINV(RAND();[.G60];0.25*[.G60])" table:style-name="ce15">
            <text:p>7344.244149</text:p>
          </table:table-cell>
          <table:table-cell office:value-type="float" office:value="7734.2441487205178" table:formula="of:=[.J53]+[.E53]" table:style-name="ce15">
            <text:p>7734.244149</text:p>
          </table:table-cell>
          <table:table-cell office:value-type="float" office:value="-1954.4559279435616" table:formula="of:=[.J53]-[.J52]" table:style-name="ce15">
            <text:p>-1954.455928</text:p>
          </table:table-cell>
          <table:table-cell office:value-type="float" office:value="299" table:formula="of:=[.F53]-[.F52]" table:style-name="ce1">
            <text:p>299</text:p>
          </table:table-cell>
          <table:table-cell office:value-type="float" office:value="-7" table:formula="of:=[.E53]-[.E52]" table:style-name="ce15">
            <text:p>-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4T00:00:00" table:style-name="ce8">
            <text:p>24-Apr</text:p>
          </table:table-cell>
          <table:table-cell office:value-type="float" office:value="8211" table:style-name="ce18">
            <text:p>8,211</text:p>
          </table:table-cell>
          <table:table-cell office:value-type="float" office:value="1002" table:style-name="ce18">
            <text:p>1,002</text:p>
          </table:table-cell>
          <table:table-cell office:value-type="float" office:value="689" table:style-name="ce17">
            <text:p>689</text:p>
          </table:table-cell>
          <table:table-cell office:value-type="float" office:value="408" table:style-name="ce14">
            <text:p>408</text:p>
          </table:table-cell>
          <table:table-cell office:value-type="float" office:value="6520" table:style-name="ce18">
            <text:p>6,520</text:p>
          </table:table-cell>
          <table:table-cell office:value-type="float" office:value="6112" table:formula="of:=[.F54]-[.E54]" table:style-name="ce26">
            <text:p>6112</text:p>
          </table:table-cell>
          <table:table-cell office:value-type="float" office:value="0.13953488372093023" table:formula="of:=[.E54]/[.F40]" table:style-name="ce15">
            <text:p>0.139534884</text:p>
          </table:table-cell>
          <table:table-cell office:value-type="float" office:value="6710152.7618330223" table:formula="of:=6718903-[.K54]-[.C54]-[.D54]" table:style-name="ce1">
            <text:p>6710152.762</text:p>
          </table:table-cell>
          <table:table-cell office:value-type="float" office:value="6651.2381669773558" table:formula="of:=NORMINV(RAND();[.G61];0.25*[.G61])" table:style-name="ce15">
            <text:p>6651.238167</text:p>
          </table:table-cell>
          <table:table-cell office:value-type="float" office:value="7059.2381669773558" table:formula="of:=[.J54]+[.E54]" table:style-name="ce15">
            <text:p>7059.238167</text:p>
          </table:table-cell>
          <table:table-cell office:value-type="float" office:value="-693.00598174316201" table:formula="of:=[.J54]-[.J53]" table:style-name="ce15">
            <text:p>-693.0059817</text:p>
          </table:table-cell>
          <table:table-cell office:value-type="float" office:value="352" table:formula="of:=[.F54]-[.F53]" table:style-name="ce1">
            <text:p>352</text:p>
          </table:table-cell>
          <table:table-cell office:value-type="float" office:value="18" table:formula="of:=[.E54]-[.E53]" table:style-name="ce15">
            <text:p>1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5T00:00:00" table:style-name="ce8">
            <text:p>25-Apr</text:p>
          </table:table-cell>
          <table:table-cell office:value-type="float" office:value="8607" table:style-name="ce18">
            <text:p>8,607</text:p>
          </table:table-cell>
          <table:table-cell office:value-type="float" office:value="1042" table:style-name="ce18">
            <text:p>1,042</text:p>
          </table:table-cell>
          <table:table-cell office:value-type="float" office:value="720" table:style-name="ce17">
            <text:p>720</text:p>
          </table:table-cell>
          <table:table-cell office:value-type="float" office:value="431" table:style-name="ce14">
            <text:p>431</text:p>
          </table:table-cell>
          <table:table-cell office:value-type="float" office:value="6845" table:style-name="ce18">
            <text:p>6,845</text:p>
          </table:table-cell>
          <table:table-cell office:value-type="float" office:value="6414" table:formula="of:=[.F55]-[.E55]" table:style-name="ce26">
            <text:p>6414</text:p>
          </table:table-cell>
          <table:table-cell office:value-type="float" office:value="0.13347785692164757" table:formula="of:=[.E55]/[.F41]" table:style-name="ce15">
            <text:p>0.133477857</text:p>
          </table:table-cell>
          <table:table-cell office:value-type="float" office:value="6708724.3771004314" table:formula="of:=6718903-[.K55]-[.C55]-[.D55]" table:style-name="ce1">
            <text:p>6708724.377</text:p>
          </table:table-cell>
          <table:table-cell office:value-type="float" office:value="7985.6228995682359" table:formula="of:=NORMINV(RAND();[.G62];0.25*[.G62])" table:style-name="ce15">
            <text:p>7985.6229</text:p>
          </table:table-cell>
          <table:table-cell office:value-type="float" office:value="8416.6228995682359" table:formula="of:=[.J55]+[.E55]" table:style-name="ce15">
            <text:p>8416.6229</text:p>
          </table:table-cell>
          <table:table-cell office:value-type="float" office:value="1334.38473259088" table:formula="of:=[.J55]-[.J54]" table:style-name="ce15">
            <text:p>1334.384733</text:p>
          </table:table-cell>
          <table:table-cell office:value-type="float" office:value="325" table:formula="of:=[.F55]-[.F54]" table:style-name="ce1">
            <text:p>325</text:p>
          </table:table-cell>
          <table:table-cell office:value-type="float" office:value="23" table:formula="of:=[.E55]-[.E54]" table:style-name="ce15">
            <text:p>2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6T00:00:00" table:style-name="ce8">
            <text:p>26-Apr</text:p>
          </table:table-cell>
          <table:table-cell office:value-type="float" office:value="8882" table:style-name="ce18">
            <text:p>8,882</text:p>
          </table:table-cell>
          <table:table-cell office:value-type="float" office:value="1107" table:style-name="ce18">
            <text:p>1,107</text:p>
          </table:table-cell>
          <table:table-cell office:value-type="float" office:value="743" table:style-name="ce17">
            <text:p>743</text:p>
          </table:table-cell>
          <table:table-cell office:value-type="float" office:value="443" table:style-name="ce14">
            <text:p>443</text:p>
          </table:table-cell>
          <table:table-cell office:value-type="float" office:value="7032" table:style-name="ce18">
            <text:p>7,032</text:p>
          </table:table-cell>
          <table:table-cell office:value-type="float" office:value="6589" table:formula="of:=[.F56]-[.E56]" table:style-name="ce26">
            <text:p>6589</text:p>
          </table:table-cell>
          <table:table-cell office:value-type="float" office:value="0.12624679395839269" table:formula="of:=[.E56]/[.F42]" table:style-name="ce15">
            <text:p>0.126246794</text:p>
          </table:table-cell>
          <table:table-cell office:value-type="float" office:value="6709612.6389229316" table:formula="of:=6718903-[.K56]-[.C56]-[.D56]" table:style-name="ce1">
            <text:p>6709612.639</text:p>
          </table:table-cell>
          <table:table-cell office:value-type="float" office:value="6997.361077068028" table:formula="of:=NORMINV(RAND();[.G63];0.25*[.G63])" table:style-name="ce15">
            <text:p>6997.361077</text:p>
          </table:table-cell>
          <table:table-cell office:value-type="float" office:value="7440.361077068028" table:formula="of:=[.J56]+[.E56]" table:style-name="ce15">
            <text:p>7440.361077</text:p>
          </table:table-cell>
          <table:table-cell office:value-type="float" office:value="-988.26182250020793" table:formula="of:=[.J56]-[.J55]" table:style-name="ce15">
            <text:p>-988.2618225</text:p>
          </table:table-cell>
          <table:table-cell office:value-type="float" office:value="187" table:formula="of:=[.F56]-[.F55]" table:style-name="ce1">
            <text:p>187</text:p>
          </table:table-cell>
          <table:table-cell office:value-type="float" office:value="12" table:formula="of:=[.E56]-[.E55]" table:style-name="ce15">
            <text:p>1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7T00:00:00" table:style-name="ce8">
            <text:p>27-Apr</text:p>
          </table:table-cell>
          <table:table-cell office:value-type="float" office:value="9096" table:style-name="ce18">
            <text:p>9,096</text:p>
          </table:table-cell>
          <table:table-cell office:value-type="float" office:value="1151" table:style-name="ce18">
            <text:p>1,151</text:p>
          </table:table-cell>
          <table:table-cell office:value-type="float" office:value="765" table:style-name="ce17">
            <text:p>765</text:p>
          </table:table-cell>
          <table:table-cell office:value-type="float" office:value="473" table:style-name="ce14">
            <text:p>473</text:p>
          </table:table-cell>
          <table:table-cell office:value-type="float" office:value="7180" table:style-name="ce18">
            <text:p>7,180</text:p>
          </table:table-cell>
          <table:table-cell office:value-type="float" office:value="6707" table:formula="of:=[.F57]-[.E57]" table:style-name="ce26">
            <text:p>6707</text:p>
          </table:table-cell>
          <table:table-cell office:value-type="float" office:value="0.12519851773425092" table:formula="of:=[.E57]/[.F43]" table:style-name="ce15">
            <text:p>0.125198518</text:p>
          </table:table-cell>
          <table:table-cell office:value-type="float" office:value="6707094.0423550606" table:formula="of:=6718903-[.K57]-[.C57]-[.D57]" table:style-name="ce1">
            <text:p>6707094.042</text:p>
          </table:table-cell>
          <table:table-cell office:value-type="float" office:value="9419.9576449394335" table:formula="of:=NORMINV(RAND();[.G64];0.25*[.G64])" table:style-name="ce15">
            <text:p>9419.957645</text:p>
          </table:table-cell>
          <table:table-cell office:value-type="float" office:value="9892.9576449394335" table:formula="of:=[.J57]+[.E57]" table:style-name="ce15">
            <text:p>9892.957645</text:p>
          </table:table-cell>
          <table:table-cell office:value-type="float" office:value="2422.5965678714056" table:formula="of:=[.J57]-[.J56]" table:style-name="ce15">
            <text:p>2422.596568</text:p>
          </table:table-cell>
          <table:table-cell office:value-type="float" office:value="148" table:formula="of:=[.F57]-[.F56]" table:style-name="ce1">
            <text:p>148</text:p>
          </table:table-cell>
          <table:table-cell office:value-type="float" office:value="30" table:formula="of:=[.E57]-[.E56]" table:style-name="ce15">
            <text:p>3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8T00:00:00" table:style-name="ce8">
            <text:p>28-Apr</text:p>
          </table:table-cell>
          <table:table-cell office:value-type="float" office:value="9511" table:style-name="ce18">
            <text:p>9,511</text:p>
          </table:table-cell>
          <table:table-cell office:value-type="float" office:value="1254" table:style-name="ce18">
            <text:p>1,254</text:p>
          </table:table-cell>
          <table:table-cell office:value-type="float" office:value="773" table:style-name="ce17">
            <text:p>773</text:p>
          </table:table-cell>
          <table:table-cell office:value-type="float" office:value="486" table:style-name="ce14">
            <text:p>486</text:p>
          </table:table-cell>
          <table:table-cell office:value-type="float" office:value="7484" table:style-name="ce18">
            <text:p>7,484</text:p>
          </table:table-cell>
          <table:table-cell office:value-type="float" office:value="6998" table:formula="of:=[.F58]-[.E58]" table:style-name="ce26">
            <text:p>6998</text:p>
          </table:table-cell>
          <table:table-cell office:value-type="float" office:value="0.12291350531107739" table:formula="of:=[.E58]/[.F44]" table:style-name="ce15">
            <text:p>0.122913505</text:p>
          </table:table-cell>
          <table:table-cell office:value-type="float" office:value="6707170.0917792059" table:formula="of:=6718903-[.K58]-[.C58]-[.D58]" table:style-name="ce1">
            <text:p>6707170.092</text:p>
          </table:table-cell>
          <table:table-cell office:value-type="float" office:value="9219.9082207938263" table:formula="of:=NORMINV(RAND();[.G65];0.25*[.G65])" table:style-name="ce15">
            <text:p>9219.908221</text:p>
          </table:table-cell>
          <table:table-cell office:value-type="float" office:value="9705.9082207938263" table:formula="of:=[.J58]+[.E58]" table:style-name="ce15">
            <text:p>9705.908221</text:p>
          </table:table-cell>
          <table:table-cell office:value-type="float" office:value="-200.04942414560719" table:formula="of:=[.J58]-[.J57]" table:style-name="ce15">
            <text:p>-200.0494241</text:p>
          </table:table-cell>
          <table:table-cell office:value-type="float" office:value="304" table:formula="of:=[.F58]-[.F57]" table:style-name="ce1">
            <text:p>304</text:p>
          </table:table-cell>
          <table:table-cell office:value-type="float" office:value="13" table:formula="of:=[.E58]-[.E57]" table:style-name="ce15">
            <text:p>1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29T00:00:00" table:style-name="ce8">
            <text:p>29-Apr</text:p>
          </table:table-cell>
          <table:table-cell office:value-type="float" office:value="9771" table:style-name="ce18">
            <text:p>9,771</text:p>
          </table:table-cell>
          <table:table-cell office:value-type="float" office:value="1391" table:style-name="ce18">
            <text:p>1,391</text:p>
          </table:table-cell>
          <table:table-cell office:value-type="float" office:value="784" table:style-name="ce17">
            <text:p>784</text:p>
          </table:table-cell>
          <table:table-cell office:value-type="float" office:value="496" table:style-name="ce14">
            <text:p>496</text:p>
          </table:table-cell>
          <table:table-cell office:value-type="float" office:value="7596" table:style-name="ce18">
            <text:p>7,596</text:p>
          </table:table-cell>
          <table:table-cell office:value-type="float" office:value="7100" table:formula="of:=[.F59]-[.E59]" table:style-name="ce26">
            <text:p>7100</text:p>
          </table:table-cell>
          <table:table-cell office:value-type="float" office:value="0.11750769959725184" table:formula="of:=[.E59]/[.F45]" table:style-name="ce15">
            <text:p>0.1175077</text:p>
          </table:table-cell>
          <table:table-cell office:value-type="float" office:value="6705641.9498908659" table:formula="of:=6718903-[.K59]-[.C59]-[.D59]" table:style-name="ce1">
            <text:p>6705641.95</text:p>
          </table:table-cell>
          <table:table-cell office:value-type="float" office:value="10590.050109134339" table:formula="of:=NORMINV(RAND();[.G66];0.25*[.G66])" table:style-name="ce15">
            <text:p>10590.05011</text:p>
          </table:table-cell>
          <table:table-cell office:value-type="float" office:value="11086.050109134339" table:formula="of:=[.J59]+[.E59]" table:style-name="ce15">
            <text:p>11086.05011</text:p>
          </table:table-cell>
          <table:table-cell office:value-type="float" office:value="1370.1418883405131" table:formula="of:=[.J59]-[.J58]" table:style-name="ce15">
            <text:p>1370.141888</text:p>
          </table:table-cell>
          <table:table-cell office:value-type="float" office:value="112" table:formula="of:=[.F59]-[.F58]" table:style-name="ce1">
            <text:p>112</text:p>
          </table:table-cell>
          <table:table-cell office:value-type="float" office:value="10" table:formula="of:=[.E59]-[.E58]" table:style-name="ce15">
            <text:p>1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4-30T00:00:00" table:style-name="ce8">
            <text:p>30-Apr</text:p>
          </table:table-cell>
          <table:table-cell office:value-type="float" office:value="10118" table:style-name="ce18">
            <text:p>10,118</text:p>
          </table:table-cell>
          <table:table-cell office:value-type="float" office:value="1522" table:style-name="ce18">
            <text:p>1,522</text:p>
          </table:table-cell>
          <table:table-cell office:value-type="float" office:value="792" table:style-name="ce17">
            <text:p>792</text:p>
          </table:table-cell>
          <table:table-cell office:value-type="float" office:value="527" table:style-name="ce14">
            <text:p>527</text:p>
          </table:table-cell>
          <table:table-cell office:value-type="float" office:value="7804" table:style-name="ce18">
            <text:p>7,804</text:p>
          </table:table-cell>
          <table:table-cell office:value-type="float" office:value="7277" table:formula="of:=[.F60]-[.E60]" table:style-name="ce26">
            <text:p>7277</text:p>
          </table:table-cell>
          <table:table-cell office:value-type="float" office:value="0.11784436493738819" table:formula="of:=[.E60]/[.F46]" table:style-name="ce15">
            <text:p>0.117844365</text:p>
          </table:table-cell>
          <table:table-cell office:value-type="float" office:value="6709148.0755324857" table:formula="of:=6718903-[.K60]-[.C60]-[.D60]" table:style-name="ce1">
            <text:p>6709148.076</text:p>
          </table:table-cell>
          <table:table-cell office:value-type="float" office:value="6913.9244675141799" table:formula="of:=NORMINV(RAND();[.G67];0.25*[.G67])" table:style-name="ce15">
            <text:p>6913.924468</text:p>
          </table:table-cell>
          <table:table-cell office:value-type="float" office:value="7440.9244675141799" table:formula="of:=[.J60]+[.E60]" table:style-name="ce15">
            <text:p>7440.924468</text:p>
          </table:table-cell>
          <table:table-cell office:value-type="float" office:value="-3676.1256416201595" table:formula="of:=[.J60]-[.J59]" table:style-name="ce15">
            <text:p>-3676.125642</text:p>
          </table:table-cell>
          <table:table-cell office:value-type="float" office:value="208" table:formula="of:=[.F60]-[.F59]" table:style-name="ce1">
            <text:p>208</text:p>
          </table:table-cell>
          <table:table-cell office:value-type="float" office:value="31" table:formula="of:=[.E60]-[.E59]" table:style-name="ce15">
            <text:p>3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1T00:00:00" table:style-name="ce10">
            <text:p>1-May</text:p>
          </table:table-cell>
          <table:table-cell office:value-type="float" office:value="10551" table:style-name="ce20">
            <text:p>10,551</text:p>
          </table:table-cell>
          <table:table-cell office:value-type="float" office:value="1591" table:style-name="ce20">
            <text:p>1,591</text:p>
          </table:table-cell>
          <table:table-cell office:value-type="float" office:value="800" table:style-name="ce23">
            <text:p>800</text:p>
          </table:table-cell>
          <table:table-cell office:value-type="float" office:value="601" table:style-name="ce14">
            <text:p>601</text:p>
          </table:table-cell>
          <table:table-cell office:value-type="float" office:value="8160" table:style-name="ce18">
            <text:p>8,160</text:p>
          </table:table-cell>
          <table:table-cell office:value-type="float" office:value="7559" table:formula="of:=[.F61]-[.E61]" table:style-name="ce26">
            <text:p>7559</text:p>
          </table:table-cell>
          <table:table-cell office:value-type="float" office:value="0.12531276063386154" table:formula="of:=[.E61]/[.F47]" table:style-name="ce15">
            <text:p>0.125312761</text:p>
          </table:table-cell>
          <table:table-cell office:value-type="float" office:value="6709847.3381297775" table:formula="of:=6718903-[.K61]-[.C61]-[.D61]" table:style-name="ce1">
            <text:p>6709847.338</text:p>
          </table:table-cell>
          <table:table-cell office:value-type="float" office:value="6063.661870222988" table:formula="of:=NORMINV(RAND();[.G68];0.25*[.G68])" table:style-name="ce15">
            <text:p>6063.66187</text:p>
          </table:table-cell>
          <table:table-cell office:value-type="float" office:value="6664.661870222988" table:formula="of:=[.J61]+[.E61]" table:style-name="ce15">
            <text:p>6664.66187</text:p>
          </table:table-cell>
          <table:table-cell office:value-type="float" office:value="-850.26259729119192" table:formula="of:=[.J61]-[.J60]" table:style-name="ce15">
            <text:p>-850.2625973</text:p>
          </table:table-cell>
          <table:table-cell office:value-type="float" office:value="356" table:formula="of:=[.F61]-[.F60]" table:style-name="ce1">
            <text:p>356</text:p>
          </table:table-cell>
          <table:table-cell office:value-type="float" office:value="74" table:formula="of:=[.E61]-[.E60]" table:style-name="ce15">
            <text:p>7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2T00:00:00" table:style-name="ce10">
            <text:p>2-May</text:p>
          </table:table-cell>
          <table:table-cell office:value-type="float" office:value="10843" table:style-name="ce21">
            <text:p>10,843</text:p>
          </table:table-cell>
          <table:table-cell office:value-type="float" office:value="1665" table:style-name="ce21">
            <text:p>1,665</text:p>
          </table:table-cell>
          <table:table-cell office:value-type="float" office:value="831" table:style-name="ce24">
            <text:p>831</text:p>
          </table:table-cell>
          <table:table-cell office:value-type="float" office:value="567" table:style-name="ce14">
            <text:p>567</text:p>
          </table:table-cell>
          <table:table-cell office:value-type="float" office:value="8347" table:style-name="ce18">
            <text:p>8,347</text:p>
          </table:table-cell>
          <table:table-cell office:value-type="float" office:value="7780" table:formula="of:=[.F62]-[.E62]" table:style-name="ce26">
            <text:p>7780</text:p>
          </table:table-cell>
          <table:table-cell office:value-type="float" office:value="0.1115702479338843" table:formula="of:=[.E62]/[.F48]" table:style-name="ce15">
            <text:p>0.111570248</text:p>
          </table:table-cell>
          <table:table-cell office:value-type="float" office:value="6708331.7503583897" table:formula="of:=6718903-[.K62]-[.C62]-[.D62]" table:style-name="ce1">
            <text:p>6708331.75</text:p>
          </table:table-cell>
          <table:table-cell office:value-type="float" office:value="7508.2496416104232" table:formula="of:=NORMINV(RAND();[.G69];0.25*[.G69])" table:style-name="ce15">
            <text:p>7508.249642</text:p>
          </table:table-cell>
          <table:table-cell office:value-type="float" office:value="8075.2496416104232" table:formula="of:=[.J62]+[.E62]" table:style-name="ce15">
            <text:p>8075.249642</text:p>
          </table:table-cell>
          <table:table-cell office:value-type="float" office:value="1444.5877713874352" table:formula="of:=[.J62]-[.J61]" table:style-name="ce15">
            <text:p>1444.587771</text:p>
          </table:table-cell>
          <table:table-cell office:value-type="float" office:value="187" table:formula="of:=[.F62]-[.F61]" table:style-name="ce1">
            <text:p>187</text:p>
          </table:table-cell>
          <table:table-cell office:value-type="float" office:value="-34" table:formula="of:=[.E62]-[.E61]" table:style-name="ce15">
            <text:p>-3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3T00:00:00" table:style-name="ce11">
            <text:p>3-May</text:p>
          </table:table-cell>
          <table:table-cell office:value-type="float" office:value="11192" table:style-name="ce21">
            <text:p>11,192</text:p>
          </table:table-cell>
          <table:table-cell office:value-type="float" office:value="1876" table:style-name="ce21">
            <text:p>1,876</text:p>
          </table:table-cell>
          <table:table-cell office:value-type="float" office:value="845" table:style-name="ce24">
            <text:p>845</text:p>
          </table:table-cell>
          <table:table-cell office:value-type="float" office:value="572" table:style-name="ce14">
            <text:p>572</text:p>
          </table:table-cell>
          <table:table-cell office:value-type="float" office:value="8471" table:style-name="ce18">
            <text:p>8,471</text:p>
          </table:table-cell>
          <table:table-cell office:value-type="float" office:value="7899" table:formula="of:=[.F63]-[.E63]" table:style-name="ce26">
            <text:p>7899</text:p>
          </table:table-cell>
          <table:table-cell office:value-type="float" office:value="0.10778217448652723" table:formula="of:=[.E63]/[.F49]" table:style-name="ce15">
            <text:p>0.107782174</text:p>
          </table:table-cell>
          <table:table-cell office:value-type="float" office:value="6704910.1946249176" table:formula="of:=6718903-[.K63]-[.C63]-[.D63]" table:style-name="ce1">
            <text:p>6704910.195</text:p>
          </table:table-cell>
          <table:table-cell office:value-type="float" office:value="10699.8053750825" table:formula="of:=NORMINV(RAND();[.G70];0.25*[.G70])" table:style-name="ce15">
            <text:p>10699.80538</text:p>
          </table:table-cell>
          <table:table-cell office:value-type="float" office:value="11271.8053750825" table:formula="of:=[.J63]+[.E63]" table:style-name="ce15">
            <text:p>11271.80538</text:p>
          </table:table-cell>
          <table:table-cell office:value-type="float" office:value="3191.555733472077" table:formula="of:=[.J63]-[.J62]" table:style-name="ce15">
            <text:p>3191.555733</text:p>
          </table:table-cell>
          <table:table-cell office:value-type="float" office:value="124" table:formula="of:=[.F63]-[.F62]" table:style-name="ce1">
            <text:p>124</text:p>
          </table:table-cell>
          <table:table-cell office:value-type="float" office:value="5" table:formula="of:=[.E63]-[.E62]" table:style-name="ce15">
            <text:p>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4T00:00:00" table:style-name="ce12">
            <text:p>4-May</text:p>
          </table:table-cell>
          <table:table-cell office:value-type="float" office:value="11587" table:style-name="ce21">
            <text:p>11,587</text:p>
          </table:table-cell>
          <table:table-cell office:value-type="float" office:value="1954" table:style-name="ce21">
            <text:p>1,954</text:p>
          </table:table-cell>
          <table:table-cell office:value-type="float" office:value="864" table:style-name="ce24">
            <text:p>864</text:p>
          </table:table-cell>
          <table:table-cell office:value-type="float" office:value="615" table:style-name="ce14">
            <text:p>615</text:p>
          </table:table-cell>
          <table:table-cell office:value-type="float" office:value="8769" table:style-name="ce18">
            <text:p>8,769</text:p>
          </table:table-cell>
          <table:table-cell office:value-type="float" office:value="8154" table:formula="of:=[.F64]-[.E64]" table:style-name="ce26">
            <text:p>8154</text:p>
          </table:table-cell>
          <table:table-cell office:value-type="float" office:value="0.1134058639129633" table:formula="of:=[.E64]/[.F50]" table:style-name="ce15">
            <text:p>0.113405864</text:p>
          </table:table-cell>
          <table:table-cell office:value-type="float" office:value="6705255.0694380924" table:formula="of:=6718903-[.K64]-[.C64]-[.D64]" table:style-name="ce1">
            <text:p>6705255.069</text:p>
          </table:table-cell>
          <table:table-cell office:value-type="float" office:value="10214.930561908026" table:formula="of:=NORMINV(RAND();[.G71];0.25*[.G71])" table:style-name="ce15">
            <text:p>10214.93056</text:p>
          </table:table-cell>
          <table:table-cell office:value-type="float" office:value="10829.930561908026" table:formula="of:=[.J64]+[.E64]" table:style-name="ce15">
            <text:p>10829.93056</text:p>
          </table:table-cell>
          <table:table-cell office:value-type="float" office:value="-484.87481317447418" table:formula="of:=[.J64]-[.J63]" table:style-name="ce15">
            <text:p>-484.8748132</text:p>
          </table:table-cell>
          <table:table-cell office:value-type="float" office:value="298" table:formula="of:=[.F64]-[.F63]" table:style-name="ce1">
            <text:p>298</text:p>
          </table:table-cell>
          <table:table-cell office:value-type="float" office:value="43" table:formula="of:=[.E64]-[.E63]" table:style-name="ce15">
            <text:p>4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5T00:00:00" table:style-name="ce12">
            <text:p>5-May</text:p>
          </table:table-cell>
          <table:table-cell office:value-type="float" office:value="12071" table:style-name="ce21">
            <text:p>12,071</text:p>
          </table:table-cell>
          <table:table-cell office:value-type="float" office:value="2197" table:style-name="ce21">
            <text:p>2,197</text:p>
          </table:table-cell>
          <table:table-cell office:value-type="float" office:value="872" table:style-name="ce24">
            <text:p>872</text:p>
          </table:table-cell>
          <table:table-cell office:value-type="float" office:value="621" table:style-name="ce14">
            <text:p>621</text:p>
          </table:table-cell>
          <table:table-cell office:value-type="float" office:value="9002" table:style-name="ce18">
            <text:p>9,002</text:p>
          </table:table-cell>
          <table:table-cell office:value-type="float" office:value="8381" table:formula="of:=[.F65]-[.E65]" table:style-name="ce26">
            <text:p>8381</text:p>
          </table:table-cell>
          <table:table-cell office:value-type="float" office:value="0.10938876166989607" table:formula="of:=[.E65]/[.F51]" table:style-name="ce15">
            <text:p>0.109388762</text:p>
          </table:table-cell>
          <table:table-cell office:value-type="float" office:value="6705862.5877966117" table:formula="of:=6718903-[.K65]-[.C65]-[.D65]" table:style-name="ce1">
            <text:p>6705862.588</text:p>
          </table:table-cell>
          <table:table-cell office:value-type="float" office:value="9350.4122033887052" table:formula="of:=NORMINV(RAND();[.G72];0.25*[.G72])" table:style-name="ce15">
            <text:p>9350.412203</text:p>
          </table:table-cell>
          <table:table-cell office:value-type="float" office:value="9971.4122033887052" table:formula="of:=[.J65]+[.E65]" table:style-name="ce15">
            <text:p>9971.412203</text:p>
          </table:table-cell>
          <table:table-cell office:value-type="float" office:value="-864.51835851932083" table:formula="of:=[.J65]-[.J64]" table:style-name="ce15">
            <text:p>-864.5183585</text:p>
          </table:table-cell>
          <table:table-cell office:value-type="float" office:value="233" table:formula="of:=[.F65]-[.F64]" table:style-name="ce1">
            <text:p>233</text:p>
          </table:table-cell>
          <table:table-cell office:value-type="float" office:value="6" table:formula="of:=[.E65]-[.E64]" table:style-name="ce15">
            <text:p>6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6T00:00:00" table:style-name="ce12">
            <text:p>6-May</text:p>
          </table:table-cell>
          <table:table-cell office:value-type="float" office:value="12438" table:style-name="ce21">
            <text:p>12,438</text:p>
          </table:table-cell>
          <table:table-cell office:value-type="float" office:value="2317" table:style-name="ce21">
            <text:p>2,317</text:p>
          </table:table-cell>
          <table:table-cell office:value-type="float" office:value="895" table:style-name="ce24">
            <text:p>895</text:p>
          </table:table-cell>
          <table:table-cell office:value-type="float" office:value="623" table:style-name="ce14">
            <text:p>623</text:p>
          </table:table-cell>
          <table:table-cell office:value-type="float" office:value="9226" table:style-name="ce18">
            <text:p>9,226</text:p>
          </table:table-cell>
          <table:table-cell office:value-type="float" office:value="8603" table:formula="of:=[.F66]-[.E66]" table:style-name="ce26">
            <text:p>8603</text:p>
          </table:table-cell>
          <table:table-cell office:value-type="float" office:value="0.10615096268529563" table:formula="of:=[.E66]/[.F52]" table:style-name="ce15">
            <text:p>0.106150963</text:p>
          </table:table-cell>
          <table:table-cell office:value-type="float" office:value="6705416.6315178433" table:formula="of:=6718903-[.K66]-[.C66]-[.D66]" table:style-name="ce1">
            <text:p>6705416.632</text:p>
          </table:table-cell>
          <table:table-cell office:value-type="float" office:value="9651.3684821567658" table:formula="of:=NORMINV(RAND();[.G73];0.25*[.G73])" table:style-name="ce15">
            <text:p>9651.368482</text:p>
          </table:table-cell>
          <table:table-cell office:value-type="float" office:value="10274.368482156766" table:formula="of:=[.J66]+[.E66]" table:style-name="ce15">
            <text:p>10274.36848</text:p>
          </table:table-cell>
          <table:table-cell office:value-type="float" office:value="300.95627876806066" table:formula="of:=[.J66]-[.J65]" table:style-name="ce15">
            <text:p>300.9562788</text:p>
          </table:table-cell>
          <table:table-cell office:value-type="float" office:value="224" table:formula="of:=[.F66]-[.F65]" table:style-name="ce1">
            <text:p>224</text:p>
          </table:table-cell>
          <table:table-cell office:value-type="float" office:value="2" table:formula="of:=[.E66]-[.E65]" table:style-name="ce15">
            <text:p>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7T00:00:00" table:style-name="ce12">
            <text:p>7-May</text:p>
          </table:table-cell>
          <table:table-cell office:value-type="float" office:value="12776" table:style-name="ce21">
            <text:p>12,776</text:p>
          </table:table-cell>
          <table:table-cell office:value-type="float" office:value="2381" table:style-name="ce21">
            <text:p>2,381</text:p>
          </table:table-cell>
          <table:table-cell office:value-type="float" office:value="930" table:style-name="ce24">
            <text:p>930</text:p>
          </table:table-cell>
          <table:table-cell office:value-type="float" office:value="596" table:style-name="ce14">
            <text:p>596</text:p>
          </table:table-cell>
          <table:table-cell office:value-type="float" office:value="9465" table:style-name="ce18">
            <text:p>9,465</text:p>
          </table:table-cell>
          <table:table-cell office:value-type="float" office:value="8869" table:formula="of:=[.F67]-[.E67]" table:style-name="ce26">
            <text:p>8869</text:p>
          </table:table-cell>
          <table:table-cell office:value-type="float" office:value="9.6627756160830094E-2" table:formula="of:=[.E67]/[.F53]" table:style-name="ce15">
            <text:p>0.096627756</text:p>
          </table:table-cell>
          <table:table-cell table:style-name="ce1"/>
          <table:table-cell table:number-columns-repeated="2" table:style-name="ce15"/>
          <table:table-cell office:value-type="float" office:value="-9651.3684821567658" table:formula="of:=[.J67]-[.J66]" table:style-name="ce15">
            <text:p>-9651.368482</text:p>
          </table:table-cell>
          <table:table-cell office:value-type="float" office:value="239" table:formula="of:=[.F67]-[.F66]" table:style-name="ce1">
            <text:p>239</text:p>
          </table:table-cell>
          <table:table-cell office:value-type="float" office:value="-27" table:formula="of:=[.E67]-[.E66]" table:style-name="ce15">
            <text:p>-2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8T00:00:00" table:style-name="ce12">
            <text:p>8-May</text:p>
          </table:table-cell>
          <table:table-cell office:value-type="float" office:value="13112" table:style-name="ce21">
            <text:p>13,112</text:p>
          </table:table-cell>
          <table:table-cell office:value-type="float" office:value="2494" table:style-name="ce21">
            <text:p>2,494</text:p>
          </table:table-cell>
          <table:table-cell office:value-type="float" office:value="943" table:style-name="ce24">
            <text:p>943</text:p>
          </table:table-cell>
          <table:table-cell office:value-type="float" office:value="600" table:style-name="ce14">
            <text:p>600</text:p>
          </table:table-cell>
          <table:table-cell office:value-type="float" office:value="9675" table:style-name="ce18">
            <text:p>9,675</text:p>
          </table:table-cell>
          <table:table-cell office:value-type="float" office:value="9075" table:formula="of:=[.F68]-[.E68]" table:style-name="ce26">
            <text:p>9075</text:p>
          </table:table-cell>
          <table:table-cell office:value-type="float" office:value="9.202453987730061E-2" table:formula="of:=[.E68]/[.F54]" table:style-name="ce15">
            <text:p>0.09202454</text:p>
          </table:table-cell>
          <table:table-cell office:value-type="float" office:value="6704725.4514108142" table:formula="of:=6718903-[.K68]-[.C68]-[.D68]" table:style-name="ce1">
            <text:p>6704725.451</text:p>
          </table:table-cell>
          <table:table-cell office:value-type="float" office:value="10140.548589186244" table:formula="of:=NORMINV(RAND();[.G75];0.25*[.G75])" table:style-name="ce15">
            <text:p>10140.54859</text:p>
          </table:table-cell>
          <table:table-cell office:value-type="float" office:value="10740.548589186244" table:formula="of:=[.J68]+[.E68]" table:style-name="ce15">
            <text:p>10740.54859</text:p>
          </table:table-cell>
          <table:table-cell office:value-type="float" office:value="10140.548589186244" table:formula="of:=[.J68]-[.J67]" table:style-name="ce15">
            <text:p>10140.54859</text:p>
          </table:table-cell>
          <table:table-cell office:value-type="float" office:value="210" table:formula="of:=[.F68]-[.F67]" table:style-name="ce1">
            <text:p>210</text:p>
          </table:table-cell>
          <table:table-cell office:value-type="float" office:value="4" table:formula="of:=[.E68]-[.E67]" table:style-name="ce15">
            <text:p>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09T00:00:00" table:style-name="ce12">
            <text:p>9-May</text:p>
          </table:table-cell>
          <table:table-cell office:value-type="float" office:value="13645" table:style-name="ce21">
            <text:p>13,645</text:p>
          </table:table-cell>
          <table:table-cell office:value-type="float" office:value="2607" table:style-name="ce21">
            <text:p>2,607</text:p>
          </table:table-cell>
          <table:table-cell office:value-type="float" office:value="959" table:style-name="ce24">
            <text:p>959</text:p>
          </table:table-cell>
          <table:table-cell office:value-type="float" office:value="565" table:style-name="ce14">
            <text:p>565</text:p>
          </table:table-cell>
          <table:table-cell office:value-type="float" office:value="10079" table:style-name="ce18">
            <text:p>10,079</text:p>
          </table:table-cell>
          <table:table-cell office:value-type="float" office:value="9514" table:formula="of:=[.F69]-[.E69]" table:style-name="ce26">
            <text:p>9514</text:p>
          </table:table-cell>
          <table:table-cell office:value-type="float" office:value="8.2542001460920375E-2" table:formula="of:=[.E69]/[.F55]" table:style-name="ce15">
            <text:p>0.082542001</text:p>
          </table:table-cell>
          <table:table-cell office:value-type="float" office:value="6700510.7724931948" table:formula="of:=6718903-[.K69]-[.C69]-[.D69]" table:style-name="ce1">
            <text:p>6700510.772</text:p>
          </table:table-cell>
          <table:table-cell office:value-type="float" office:value="14261.227506805291" table:formula="of:=NORMINV(RAND();[.G76];0.25*[.G76])" table:style-name="ce15">
            <text:p>14261.22751</text:p>
          </table:table-cell>
          <table:table-cell office:value-type="float" office:value="14826.227506805291" table:formula="of:=[.J69]+[.E69]" table:style-name="ce15">
            <text:p>14826.22751</text:p>
          </table:table-cell>
          <table:table-cell office:value-type="float" office:value="4120.6789176190468" table:formula="of:=[.J69]-[.J68]" table:style-name="ce15">
            <text:p>4120.678918</text:p>
          </table:table-cell>
          <table:table-cell office:value-type="float" office:value="404" table:formula="of:=[.F69]-[.F68]" table:style-name="ce1">
            <text:p>404</text:p>
          </table:table-cell>
          <table:table-cell office:value-type="float" office:value="-35" table:formula="of:=[.E69]-[.E68]" table:style-name="ce15">
            <text:p>-3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0T00:00:00" table:style-name="ce12">
            <text:p>10-May</text:p>
          </table:table-cell>
          <table:table-cell office:value-type="float" office:value="14032" table:style-name="ce21">
            <text:p>14,032</text:p>
          </table:table-cell>
          <table:table-cell office:value-type="float" office:value="2698" table:style-name="ce21">
            <text:p>2,698</text:p>
          </table:table-cell>
          <table:table-cell office:value-type="float" office:value="973" table:style-name="ce24">
            <text:p>973</text:p>
          </table:table-cell>
          <table:table-cell office:value-type="float" office:value="614" table:style-name="ce14">
            <text:p>614</text:p>
          </table:table-cell>
          <table:table-cell office:value-type="float" office:value="10361" table:style-name="ce18">
            <text:p>10,361</text:p>
          </table:table-cell>
          <table:table-cell office:value-type="float" office:value="9747" table:formula="of:=[.F70]-[.E70]" table:style-name="ce26">
            <text:p>9747</text:p>
          </table:table-cell>
          <table:table-cell office:value-type="float" office:value="8.7315130830489196E-2" table:formula="of:=[.E70]/[.F56]" table:style-name="ce15">
            <text:p>0.087315131</text:p>
          </table:table-cell>
          <table:table-cell office:value-type="float" office:value="6699129.2362266788" table:formula="of:=6718903-[.K70]-[.C70]-[.D70]" table:style-name="ce1">
            <text:p>6699129.236</text:p>
          </table:table-cell>
          <table:table-cell office:value-type="float" office:value="15488.763773321014" table:formula="of:=NORMINV(RAND();[.G77];0.25*[.G77])" table:style-name="ce15">
            <text:p>15488.76377</text:p>
          </table:table-cell>
          <table:table-cell office:value-type="float" office:value="16102.763773321014" table:formula="of:=[.J70]+[.E70]" table:style-name="ce15">
            <text:p>16102.76377</text:p>
          </table:table-cell>
          <table:table-cell office:value-type="float" office:value="1227.5362665157227" table:formula="of:=[.J70]-[.J69]" table:style-name="ce15">
            <text:p>1227.536267</text:p>
          </table:table-cell>
          <table:table-cell office:value-type="float" office:value="282" table:formula="of:=[.F70]-[.F69]" table:style-name="ce1">
            <text:p>282</text:p>
          </table:table-cell>
          <table:table-cell office:value-type="float" office:value="49" table:formula="of:=[.E70]-[.E69]" table:style-name="ce15">
            <text:p>4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1T00:00:00" table:style-name="ce12">
            <text:p>11-May</text:p>
          </table:table-cell>
          <table:table-cell office:value-type="float" office:value="14265" table:style-name="ce21">
            <text:p>14,265</text:p>
          </table:table-cell>
          <table:table-cell office:value-type="float" office:value="2881" table:style-name="ce21">
            <text:p>2,881</text:p>
          </table:table-cell>
          <table:table-cell office:value-type="float" office:value="991" table:style-name="ce24">
            <text:p>991</text:p>
          </table:table-cell>
          <table:table-cell office:value-type="float" office:value="624" table:style-name="ce14">
            <text:p>624</text:p>
          </table:table-cell>
          <table:table-cell office:value-type="float" office:value="10393" table:style-name="ce18">
            <text:p>10,393</text:p>
          </table:table-cell>
          <table:table-cell office:value-type="float" office:value="9769" table:formula="of:=[.F71]-[.E71]" table:style-name="ce26">
            <text:p>9769</text:p>
          </table:table-cell>
          <table:table-cell office:value-type="float" office:value="8.690807799442897E-2" table:formula="of:=[.E71]/[.F57]" table:style-name="ce15">
            <text:p>0.086908078</text:p>
          </table:table-cell>
          <table:table-cell office:value-type="float" office:value="6704690.6445462564" table:formula="of:=6718903-[.K71]-[.C71]-[.D71]" table:style-name="ce1">
            <text:p>6704690.645</text:p>
          </table:table-cell>
          <table:table-cell office:value-type="float" office:value="9716.3554537438704" table:formula="of:=NORMINV(RAND();[.G78];0.25*[.G78])" table:style-name="ce15">
            <text:p>9716.355454</text:p>
          </table:table-cell>
          <table:table-cell office:value-type="float" office:value="10340.35545374387" table:formula="of:=[.J71]+[.E71]" table:style-name="ce15">
            <text:p>10340.35545</text:p>
          </table:table-cell>
          <table:table-cell office:value-type="float" office:value="-5772.4083195771436" table:formula="of:=[.J71]-[.J70]" table:style-name="ce15">
            <text:p>-5772.40832</text:p>
          </table:table-cell>
          <table:table-cell office:value-type="float" office:value="32" table:formula="of:=[.F71]-[.F70]" table:style-name="ce1">
            <text:p>32</text:p>
          </table:table-cell>
          <table:table-cell office:value-type="float" office:value="10" table:formula="of:=[.E71]-[.E70]" table:style-name="ce15">
            <text:p>1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2T00:00:00" table:style-name="ce12">
            <text:p>12-May</text:p>
          </table:table-cell>
          <table:table-cell office:value-type="float" office:value="14749" table:style-name="ce21">
            <text:p>14,749</text:p>
          </table:table-cell>
          <table:table-cell office:value-type="float" office:value="3063" table:style-name="ce21">
            <text:p>3,063</text:p>
          </table:table-cell>
          <table:table-cell office:value-type="float" office:value="1007" table:style-name="ce21">
            <text:p>1,007</text:p>
          </table:table-cell>
          <table:table-cell office:value-type="float" office:value="635" table:style-name="ce14">
            <text:p>635</text:p>
          </table:table-cell>
          <table:table-cell office:value-type="float" office:value="10679" table:style-name="ce18">
            <text:p>10,679</text:p>
          </table:table-cell>
          <table:table-cell office:value-type="float" office:value="10044" table:formula="of:=[.F72]-[.E72]" table:style-name="ce26">
            <text:p>10044</text:p>
          </table:table-cell>
          <table:table-cell office:value-type="float" office:value="8.4847675040085516E-2" table:formula="of:=[.E72]/[.F58]" table:style-name="ce15">
            <text:p>0.084847675</text:p>
          </table:table-cell>
          <table:table-cell office:value-type="float" office:value="6704917.8702601539" table:formula="of:=6718903-[.K72]-[.C72]-[.D72]" table:style-name="ce1">
            <text:p>6704917.87</text:p>
          </table:table-cell>
          <table:table-cell office:value-type="float" office:value="9280.1297398457646" table:formula="of:=NORMINV(RAND();[.G79];0.25*[.G79])" table:style-name="ce15">
            <text:p>9280.12974</text:p>
          </table:table-cell>
          <table:table-cell office:value-type="float" office:value="9915.1297398457646" table:formula="of:=[.J72]+[.E72]" table:style-name="ce15">
            <text:p>9915.12974</text:p>
          </table:table-cell>
          <table:table-cell office:value-type="float" office:value="-436.22571389810582" table:formula="of:=[.J72]-[.J71]" table:style-name="ce15">
            <text:p>-436.2257139</text:p>
          </table:table-cell>
          <table:table-cell office:value-type="float" office:value="286" table:formula="of:=[.F72]-[.F71]" table:style-name="ce1">
            <text:p>286</text:p>
          </table:table-cell>
          <table:table-cell office:value-type="float" office:value="11" table:formula="of:=[.E72]-[.E71]" table:style-name="ce15">
            <text:p>1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3T00:00:00" table:style-name="ce12">
            <text:p>13-May</text:p>
          </table:table-cell>
          <table:table-cell office:value-type="float" office:value="15438" table:style-name="ce21">
            <text:p>15,438</text:p>
          </table:table-cell>
          <table:table-cell office:value-type="float" office:value="3287" table:style-name="ce21">
            <text:p>3,287</text:p>
          </table:table-cell>
          <table:table-cell office:value-type="float" office:value="1028" table:style-name="ce21">
            <text:p>1,028</text:p>
          </table:table-cell>
          <table:table-cell office:value-type="float" office:value="602" table:style-name="ce14">
            <text:p>602</text:p>
          </table:table-cell>
          <table:table-cell office:value-type="float" office:value="11123" table:style-name="ce18">
            <text:p>11,123</text:p>
          </table:table-cell>
          <table:table-cell office:value-type="float" office:value="10521" table:formula="of:=[.F73]-[.E73]" table:style-name="ce26">
            <text:p>10521</text:p>
          </table:table-cell>
          <table:table-cell office:value-type="float" office:value="7.9252238020010538E-2" table:formula="of:=[.E73]/[.F59]" table:style-name="ce15">
            <text:p>0.079252238</text:p>
          </table:table-cell>
          <table:table-cell office:value-type="float" office:value="6700787.7526479717" table:formula="of:=6718903-[.K73]-[.C73]-[.D73]" table:style-name="ce1">
            <text:p>6700787.753</text:p>
          </table:table-cell>
          <table:table-cell office:value-type="float" office:value="13198.247352028213" table:formula="of:=NORMINV(RAND();[.G80];0.25*[.G80])" table:style-name="ce15">
            <text:p>13198.24735</text:p>
          </table:table-cell>
          <table:table-cell office:value-type="float" office:value="13800.247352028213" table:formula="of:=[.J73]+[.E73]" table:style-name="ce15">
            <text:p>13800.24735</text:p>
          </table:table-cell>
          <table:table-cell office:value-type="float" office:value="3918.1176121824483" table:formula="of:=[.J73]-[.J72]" table:style-name="ce15">
            <text:p>3918.117612</text:p>
          </table:table-cell>
          <table:table-cell office:value-type="float" office:value="444" table:formula="of:=[.F73]-[.F72]" table:style-name="ce1">
            <text:p>444</text:p>
          </table:table-cell>
          <table:table-cell office:value-type="float" office:value="-33" table:formula="of:=[.E73]-[.E72]" table:style-name="ce15">
            <text:p>-3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4T00:00:00" table:style-name="ce12">
            <text:p>14-May</text:p>
          </table:table-cell>
          <table:table-cell office:value-type="float" office:value="16006" table:style-name="ce21">
            <text:p>16,006</text:p>
          </table:table-cell>
          <table:table-cell office:value-type="float" office:value="3518" table:style-name="ce21">
            <text:p>3,518</text:p>
          </table:table-cell>
          <table:table-cell office:value-type="float" office:value="1043" table:style-name="ce21">
            <text:p>1,043</text:p>
          </table:table-cell>
          <table:table-cell table:style-name="ce25"/>
          <table:table-cell office:value-type="float" office:value="11445" table:style-name="ce18">
            <text:p>11,445</text:p>
          </table:table-cell>
          <table:table-cell table:style-name="ce26"/>
          <table:table-cell table:style-name="ce15"/>
          <table:table-cell office:value-type="float" office:value="6703201.4163994584" table:formula="of:=6718903-[.K74]-[.C74]-[.D74]" table:style-name="ce1">
            <text:p>6703201.416</text:p>
          </table:table-cell>
          <table:table-cell office:value-type="float" office:value="11140.583600541937" table:formula="of:=NORMINV(RAND();[.G81];0.25*[.G81])" table:style-name="ce15">
            <text:p>11140.5836</text:p>
          </table:table-cell>
          <table:table-cell office:value-type="float" office:value="11140.583600541937" table:formula="of:=[.J74]+[.E74]" table:style-name="ce15">
            <text:p>11140.5836</text:p>
          </table:table-cell>
          <table:table-cell office:value-type="float" office:value="-2057.6637514862759" table:formula="of:=[.J74]-[.J73]" table:style-name="ce15">
            <text:p>-2057.663751</text:p>
          </table:table-cell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5T00:00:00" table:style-name="ce12">
            <text:p>15-May</text:p>
          </table:table-cell>
          <table:table-cell office:value-type="float" office:value="16496" table:style-name="ce21">
            <text:p>16,496</text:p>
          </table:table-cell>
          <table:table-cell office:value-type="float" office:value="3803" table:style-name="ce21">
            <text:p>3,803</text:p>
          </table:table-cell>
          <table:table-cell office:value-type="float" office:value="1076" table:style-name="ce21">
            <text:p>1,076</text:p>
          </table:table-cell>
          <table:table-cell office:value-type="float" office:value="671" table:style-name="ce14">
            <text:p>671</text:p>
          </table:table-cell>
          <table:table-cell office:value-type="float" office:value="11617" table:style-name="ce18">
            <text:p>11,617</text:p>
          </table:table-cell>
          <table:table-cell office:value-type="float" office:value="10946" table:formula="of:=[.F75]-[.E75]" table:style-name="ce26">
            <text:p>10946</text:p>
          </table:table-cell>
          <table:table-cell office:value-type="float" office:value="8.2230392156862744E-2" table:formula="of:=[.E75]/[.F61]" table:style-name="ce15">
            <text:p>0.082230392</text:p>
          </table:table-cell>
          <table:table-cell office:value-type="float" office:value="6705938.109074695" table:formula="of:=6718903-[.K75]-[.C75]-[.D75]" table:style-name="ce1">
            <text:p>6705938.109</text:p>
          </table:table-cell>
          <table:table-cell office:value-type="float" office:value="7414.8909253052343" table:formula="of:=NORMINV(RAND();[.G82];0.25*[.G82])" table:style-name="ce15">
            <text:p>7414.890925</text:p>
          </table:table-cell>
          <table:table-cell office:value-type="float" office:value="8085.8909253052343" table:formula="of:=[.J75]+[.E75]" table:style-name="ce15">
            <text:p>8085.890925</text:p>
          </table:table-cell>
          <table:table-cell office:value-type="float" office:value="-3725.6926752367026" table:formula="of:=[.J75]-[.J74]" table:style-name="ce15">
            <text:p>-3725.692675</text:p>
          </table:table-cell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6T00:00:00" table:style-name="ce12">
            <text:p>16-May</text:p>
          </table:table-cell>
          <table:table-cell office:value-type="float" office:value="17025" table:style-name="ce21">
            <text:p>17,025</text:p>
          </table:table-cell>
          <table:table-cell office:value-type="float" office:value="3911" table:style-name="ce21">
            <text:p>3,911</text:p>
          </table:table-cell>
          <table:table-cell office:value-type="float" office:value="1089" table:style-name="ce21">
            <text:p>1,089</text:p>
          </table:table-cell>
          <table:table-cell office:value-type="float" office:value="697" table:style-name="ce14">
            <text:p>697</text:p>
          </table:table-cell>
          <table:table-cell office:value-type="float" office:value="12025" table:style-name="ce18">
            <text:p>12,025</text:p>
          </table:table-cell>
          <table:table-cell office:value-type="float" office:value="11328" table:formula="of:=[.F76]-[.E76]" table:style-name="ce26">
            <text:p>11328</text:p>
          </table:table-cell>
          <table:table-cell office:value-type="float" office:value="8.3503054989816694E-2" table:formula="of:=[.E76]/[.F62]" table:style-name="ce15">
            <text:p>0.083503055</text:p>
          </table:table-cell>
          <table:table-cell table:style-name="ce1"/>
          <table:table-cell table:number-columns-repeated="2" table:style-name="ce15"/>
          <table:table-cell office:value-type="float" office:value="-7414.8909253052343" table:formula="of:=[.J76]-[.J75]" table:style-name="ce15">
            <text:p>-7414.890925</text:p>
          </table:table-cell>
          <table:table-cell office:value-type="float" office:value="408" table:formula="of:=[.F76]-[.F75]" table:style-name="ce1">
            <text:p>408</text:p>
          </table:table-cell>
          <table:table-cell office:value-type="float" office:value="26" table:formula="of:=[.E76]-[.E75]" table:style-name="ce15">
            <text:p>26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7T00:00:00" table:style-name="ce12">
            <text:p>17-May</text:p>
          </table:table-cell>
          <table:table-cell office:value-type="float" office:value="17514" table:style-name="ce21">
            <text:p>17,514</text:p>
          </table:table-cell>
          <table:table-cell office:value-type="float" office:value="4129" table:style-name="ce21">
            <text:p>4,129</text:p>
          </table:table-cell>
          <table:table-cell office:value-type="float" office:value="1148" table:style-name="ce21">
            <text:p>1,148</text:p>
          </table:table-cell>
          <table:table-cell office:value-type="float" office:value="706" table:style-name="ce14">
            <text:p>706</text:p>
          </table:table-cell>
          <table:table-cell office:value-type="float" office:value="12237" table:style-name="ce18">
            <text:p>12,237</text:p>
          </table:table-cell>
          <table:table-cell office:value-type="float" office:value="11531" table:formula="of:=[.F77]-[.E77]" table:style-name="ce26">
            <text:p>11531</text:p>
          </table:table-cell>
          <table:table-cell office:value-type="float" office:value="8.3343170818085233E-2" table:formula="of:=[.E77]/[.F63]" table:style-name="ce15">
            <text:p>0.083343171</text:p>
          </table:table-cell>
          <table:table-cell office:value-type="float" office:value="6698240.130546717" table:formula="of:=6718903-[.K77]-[.C77]-[.D77]" table:style-name="ce1">
            <text:p>6698240.131</text:p>
          </table:table-cell>
          <table:table-cell office:value-type="float" office:value="14679.86945328269" table:formula="of:=NORMINV(RAND();[.G84];0.25*[.G84])" table:style-name="ce15">
            <text:p>14679.86945</text:p>
          </table:table-cell>
          <table:table-cell office:value-type="float" office:value="15385.86945328269" table:formula="of:=[.J77]+[.E77]" table:style-name="ce15">
            <text:p>15385.86945</text:p>
          </table:table-cell>
          <table:table-cell office:value-type="float" office:value="14679.86945328269" table:formula="of:=[.J77]-[.J76]" table:style-name="ce15">
            <text:p>14679.86945</text:p>
          </table:table-cell>
          <table:table-cell office:value-type="float" office:value="212" table:formula="of:=[.F77]-[.F76]" table:style-name="ce1">
            <text:p>212</text:p>
          </table:table-cell>
          <table:table-cell office:value-type="float" office:value="9" table:formula="of:=[.E77]-[.E76]" table:style-name="ce15">
            <text:p>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8T00:00:00" table:style-name="ce12">
            <text:p>18-May</text:p>
          </table:table-cell>
          <table:table-cell office:value-type="float" office:value="18010" table:style-name="ce21">
            <text:p>18,010</text:p>
          </table:table-cell>
          <table:table-cell office:value-type="float" office:value="4324" table:style-name="ce21">
            <text:p>4,324</text:p>
          </table:table-cell>
          <table:table-cell office:value-type="float" office:value="1191" table:style-name="ce21">
            <text:p>1,191</text:p>
          </table:table-cell>
          <table:table-cell office:value-type="float" office:value="734" table:style-name="ce14">
            <text:p>734</text:p>
          </table:table-cell>
          <table:table-cell office:value-type="float" office:value="12495" table:style-name="ce18">
            <text:p>12,495</text:p>
          </table:table-cell>
          <table:table-cell office:value-type="float" office:value="11761" table:formula="of:=[.F78]-[.E78]" table:style-name="ce26">
            <text:p>11761</text:p>
          </table:table-cell>
          <table:table-cell office:value-type="float" office:value="8.3703957121678635E-2" table:formula="of:=[.E78]/[.F64]" table:style-name="ce15">
            <text:p>0.083703957</text:p>
          </table:table-cell>
          <table:table-cell table:style-name="ce1"/>
          <table:table-cell table:number-columns-repeated="2" table:style-name="ce15"/>
          <table:table-cell office:value-type="float" office:value="-14679.86945328269" table:formula="of:=[.J78]-[.J77]" table:style-name="ce15">
            <text:p>-14679.86945</text:p>
          </table:table-cell>
          <table:table-cell office:value-type="float" office:value="258" table:formula="of:=[.F78]-[.F77]" table:style-name="ce1">
            <text:p>258</text:p>
          </table:table-cell>
          <table:table-cell office:value-type="float" office:value="28" table:formula="of:=[.E78]-[.E77]" table:style-name="ce15">
            <text:p>2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19T00:00:00" table:style-name="ce12">
            <text:p>19-May</text:p>
          </table:table-cell>
          <table:table-cell office:value-type="float" office:value="18496" table:style-name="ce21">
            <text:p>18,496</text:p>
          </table:table-cell>
          <table:table-cell office:value-type="float" office:value="4467" table:style-name="ce21">
            <text:p>4,467</text:p>
          </table:table-cell>
          <table:table-cell office:value-type="float" office:value="1221" table:style-name="ce21">
            <text:p>1,221</text:p>
          </table:table-cell>
          <table:table-cell office:value-type="float" office:value="773" table:style-name="ce14">
            <text:p>773</text:p>
          </table:table-cell>
          <table:table-cell office:value-type="float" office:value="12808" table:style-name="ce18">
            <text:p>12,808</text:p>
          </table:table-cell>
          <table:table-cell office:value-type="float" office:value="12035" table:formula="of:=[.F79]-[.E79]" table:style-name="ce26">
            <text:p>12035</text:p>
          </table:table-cell>
          <table:table-cell office:value-type="float" office:value="8.5869806709620078E-2" table:formula="of:=[.E79]/[.F65]" table:style-name="ce15">
            <text:p>0.085869807</text:p>
          </table:table-cell>
          <table:table-cell office:value-type="float" office:value="6701478.710603185" table:formula="of:=6718903-[.K79]-[.C79]-[.D79]" table:style-name="ce1">
            <text:p>6701478.711</text:p>
          </table:table-cell>
          <table:table-cell office:value-type="float" office:value="10963.289396814609" table:formula="of:=NORMINV(RAND();[.G86];0.25*[.G86])" table:style-name="ce15">
            <text:p>10963.2894</text:p>
          </table:table-cell>
          <table:table-cell office:value-type="float" office:value="11736.289396814609" table:formula="of:=[.J79]+[.E79]" table:style-name="ce15">
            <text:p>11736.2894</text:p>
          </table:table-cell>
          <table:table-cell office:value-type="float" office:value="10963.289396814609" table:formula="of:=[.J79]-[.J78]" table:style-name="ce15">
            <text:p>10963.2894</text:p>
          </table:table-cell>
          <table:table-cell office:value-type="float" office:value="313" table:formula="of:=[.F79]-[.F78]" table:style-name="ce1">
            <text:p>313</text:p>
          </table:table-cell>
          <table:table-cell office:value-type="float" office:value="39" table:formula="of:=[.E79]-[.E78]" table:style-name="ce15">
            <text:p>3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0T00:00:00" table:style-name="ce12">
            <text:p>20-May</text:p>
          </table:table-cell>
          <table:table-cell office:value-type="float" office:value="19189" table:style-name="ce21">
            <text:p>19,189</text:p>
          </table:table-cell>
          <table:table-cell office:value-type="float" office:value="4575" table:style-name="ce21">
            <text:p>4,575</text:p>
          </table:table-cell>
          <table:table-cell office:value-type="float" office:value="1242" table:style-name="ce21">
            <text:p>1,242</text:p>
          </table:table-cell>
          <table:table-cell office:value-type="float" office:value="792" table:style-name="ce14">
            <text:p>792</text:p>
          </table:table-cell>
          <table:table-cell office:value-type="float" office:value="13372" table:style-name="ce18">
            <text:p>13,372</text:p>
          </table:table-cell>
          <table:table-cell office:value-type="float" office:value="12580" table:formula="of:=[.F80]-[.E80]" table:style-name="ce26">
            <text:p>12580</text:p>
          </table:table-cell>
          <table:table-cell office:value-type="float" office:value="8.5844352915673092E-2" table:formula="of:=[.E80]/[.F66]" table:style-name="ce15">
            <text:p>0.085844353</text:p>
          </table:table-cell>
          <table:table-cell office:value-type="float" office:value="6692853.3409698559" table:formula="of:=6718903-[.K80]-[.C80]-[.D80]" table:style-name="ce1">
            <text:p>6692853.341</text:p>
          </table:table-cell>
          <table:table-cell office:value-type="float" office:value="19440.659030144179" table:formula="of:=NORMINV(RAND();[.G87];0.25*[.G87])" table:style-name="ce15">
            <text:p>19440.65903</text:p>
          </table:table-cell>
          <table:table-cell office:value-type="float" office:value="20232.659030144179" table:formula="of:=[.J80]+[.E80]" table:style-name="ce15">
            <text:p>20232.65903</text:p>
          </table:table-cell>
          <table:table-cell office:value-type="float" office:value="8477.3696333295702" table:formula="of:=[.J80]-[.J79]" table:style-name="ce15">
            <text:p>8477.369633</text:p>
          </table:table-cell>
          <table:table-cell office:value-type="float" office:value="564" table:formula="of:=[.F80]-[.F79]" table:style-name="ce1">
            <text:p>564</text:p>
          </table:table-cell>
          <table:table-cell office:value-type="float" office:value="19" table:formula="of:=[.E80]-[.E79]" table:style-name="ce15">
            <text:p>1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1T00:00:00" table:style-name="ce12">
            <text:p>21-May</text:p>
          </table:table-cell>
          <table:table-cell office:value-type="float" office:value="20162" table:style-name="ce21">
            <text:p>20,162</text:p>
          </table:table-cell>
          <table:table-cell office:value-type="float" office:value="4838" table:style-name="ce21">
            <text:p>4,838</text:p>
          </table:table-cell>
          <table:table-cell office:value-type="float" office:value="1278" table:style-name="ce21">
            <text:p>1,278</text:p>
          </table:table-cell>
          <table:table-cell office:value-type="float" office:value="792" table:style-name="ce14">
            <text:p>792</text:p>
          </table:table-cell>
          <table:table-cell office:value-type="float" office:value="14046" table:style-name="ce18">
            <text:p>14,046</text:p>
          </table:table-cell>
          <table:table-cell office:value-type="float" office:value="13254" table:formula="of:=[.F81]-[.E81]" table:style-name="ce26">
            <text:p>13254</text:p>
          </table:table-cell>
          <table:table-cell office:value-type="float" office:value="8.3676703645007927E-2" table:formula="of:=[.E81]/[.F67]" table:style-name="ce15">
            <text:p>0.083676704</text:p>
          </table:table-cell>
          <table:table-cell office:value-type="float" office:value="6691043.999811531" table:formula="of:=6718903-[.K81]-[.C81]-[.D81]" table:style-name="ce1">
            <text:p>6691044</text:p>
          </table:table-cell>
          <table:table-cell office:value-type="float" office:value="20951.000188468493" table:formula="of:=NORMINV(RAND();[.G88];0.25*[.G88])" table:style-name="ce15">
            <text:p>20951.00019</text:p>
          </table:table-cell>
          <table:table-cell office:value-type="float" office:value="21743.000188468493" table:formula="of:=[.J81]+[.E81]" table:style-name="ce15">
            <text:p>21743.00019</text:p>
          </table:table-cell>
          <table:table-cell office:value-type="float" office:value="1510.3411583243142" table:formula="of:=[.J81]-[.J80]" table:style-name="ce15">
            <text:p>1510.341158</text:p>
          </table:table-cell>
          <table:table-cell office:value-type="float" office:value="674" table:formula="of:=[.F81]-[.F80]" table:style-name="ce1">
            <text:p>674</text:p>
          </table:table-cell>
          <table:table-cell office:value-type="float" office:value="0" table:formula="of:=[.E81]-[.E80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2T00:00:00" table:style-name="ce12">
            <text:p>22-May</text:p>
          </table:table-cell>
          <table:table-cell office:value-type="float" office:value="20796" table:style-name="ce21">
            <text:p>20,796</text:p>
          </table:table-cell>
          <table:table-cell office:value-type="float" office:value="5057" table:style-name="ce21">
            <text:p>5,057</text:p>
          </table:table-cell>
          <table:table-cell office:value-type="float" office:value="1326" table:style-name="ce21">
            <text:p>1,326</text:p>
          </table:table-cell>
          <table:table-cell office:value-type="float" office:value="783" table:style-name="ce14">
            <text:p>783</text:p>
          </table:table-cell>
          <table:table-cell office:value-type="float" office:value="14413" table:style-name="ce18">
            <text:p>14,413</text:p>
          </table:table-cell>
          <table:table-cell office:value-type="float" office:value="13630" table:formula="of:=[.F82]-[.E82]" table:style-name="ce26">
            <text:p>13630</text:p>
          </table:table-cell>
          <table:table-cell office:value-type="float" office:value="8.0930232558139539E-2" table:formula="of:=[.E82]/[.F68]" table:style-name="ce15">
            <text:p>0.080930233</text:p>
          </table:table-cell>
          <table:table-cell office:value-type="float" office:value="6695111.6039623357" table:formula="of:=6718903-[.K82]-[.C82]-[.D82]" table:style-name="ce1">
            <text:p>6695111.604</text:p>
          </table:table-cell>
          <table:table-cell office:value-type="float" office:value="16625.396037664144" table:formula="of:=NORMINV(RAND();[.G89];0.25*[.G89])" table:style-name="ce15">
            <text:p>16625.39604</text:p>
          </table:table-cell>
          <table:table-cell office:value-type="float" office:value="17408.396037664144" table:formula="of:=[.J82]+[.E82]" table:style-name="ce15">
            <text:p>17408.39604</text:p>
          </table:table-cell>
          <table:table-cell office:value-type="float" office:value="-4325.604150804349" table:formula="of:=[.J82]-[.J81]" table:style-name="ce15">
            <text:p>-4325.604151</text:p>
          </table:table-cell>
          <table:table-cell office:value-type="float" office:value="367" table:formula="of:=[.F82]-[.F81]" table:style-name="ce1">
            <text:p>367</text:p>
          </table:table-cell>
          <table:table-cell office:value-type="float" office:value="-9" table:formula="of:=[.E82]-[.E81]" table:style-name="ce15">
            <text:p>-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3T00:00:00" table:style-name="ce12">
            <text:p>23-May</text:p>
          </table:table-cell>
          <table:table-cell office:value-type="float" office:value="21745" table:style-name="ce21">
            <text:p>21,745</text:p>
          </table:table-cell>
          <table:table-cell office:value-type="float" office:value="5249" table:style-name="ce21">
            <text:p>5,249</text:p>
          </table:table-cell>
          <table:table-cell office:value-type="float" office:value="1351" table:style-name="ce21">
            <text:p>1,351</text:p>
          </table:table-cell>
          <table:table-cell table:style-name="ce25"/>
          <table:table-cell office:value-type="float" office:value="15145" table:style-name="ce18">
            <text:p>15,145</text:p>
          </table:table-cell>
          <table:table-cell table:style-name="ce26"/>
          <table:table-cell table:style-name="ce15"/>
          <table:table-cell office:value-type="float" office:value="6695454.4604043774" table:formula="of:=6718903-[.K83]-[.C83]-[.D83]" table:style-name="ce1">
            <text:p>6695454.46</text:p>
          </table:table-cell>
          <table:table-cell office:value-type="float" office:value="16848.539595622511" table:formula="of:=NORMINV(RAND();[.G90];0.25*[.G90])" table:style-name="ce15">
            <text:p>16848.5396</text:p>
          </table:table-cell>
          <table:table-cell office:value-type="float" office:value="16848.539595622511" table:formula="of:=[.J83]+[.E83]" table:style-name="ce15">
            <text:p>16848.5396</text:p>
          </table:table-cell>
          <table:table-cell office:value-type="float" office:value="223.14355795836673" table:formula="of:=[.J83]-[.J82]" table:style-name="ce15">
            <text:p>223.143558</text:p>
          </table:table-cell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4T00:00:00" table:style-name="ce12">
            <text:p>24-May</text:p>
          </table:table-cell>
          <table:table-cell office:value-type="float" office:value="22271" table:style-name="ce21">
            <text:p>22,271</text:p>
          </table:table-cell>
          <table:table-cell office:value-type="float" office:value="5402" table:style-name="ce21">
            <text:p>5,402</text:p>
          </table:table-cell>
          <table:table-cell office:value-type="float" office:value="1372" table:style-name="ce21">
            <text:p>1,372</text:p>
          </table:table-cell>
          <table:table-cell office:value-type="float" office:value="825" table:style-name="ce14">
            <text:p>825</text:p>
          </table:table-cell>
          <table:table-cell office:value-type="float" office:value="15497" table:style-name="ce18">
            <text:p>15,497</text:p>
          </table:table-cell>
          <table:table-cell office:value-type="float" office:value="14672" table:formula="of:=[.F84]-[.E84]" table:style-name="ce26">
            <text:p>14672</text:p>
          </table:table-cell>
          <table:table-cell office:value-type="float" office:value="7.962551877231927E-2" table:formula="of:=[.E84]/[.F70]" table:style-name="ce15">
            <text:p>0.079625519</text:p>
          </table:table-cell>
          <table:table-cell office:value-type="float" office:value="6700554.7531640586" table:formula="of:=6718903-[.K84]-[.C84]-[.D84]" table:style-name="ce1">
            <text:p>6700554.753</text:p>
          </table:table-cell>
          <table:table-cell office:value-type="float" office:value="10749.246835941243" table:formula="of:=NORMINV(RAND();[.G91];0.25*[.G91])" table:style-name="ce15">
            <text:p>10749.24684</text:p>
          </table:table-cell>
          <table:table-cell office:value-type="float" office:value="11574.246835941243" table:formula="of:=[.J84]+[.E84]" table:style-name="ce15">
            <text:p>11574.24684</text:p>
          </table:table-cell>
          <table:table-cell office:value-type="float" office:value="-6099.2927596812679" table:formula="of:=[.J84]-[.J83]" table:style-name="ce15">
            <text:p>-6099.29276</text:p>
          </table:table-cell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5T00:00:00" table:style-name="ce12">
            <text:p>25-May</text:p>
          </table:table-cell>
          <table:table-cell office:value-type="float" office:value="22750" table:style-name="ce21">
            <text:p>22,750</text:p>
          </table:table-cell>
          <table:table-cell office:value-type="float" office:value="5642" table:style-name="ce21">
            <text:p>5,642</text:p>
          </table:table-cell>
          <table:table-cell office:value-type="float" office:value="1391" table:style-name="ce21">
            <text:p>1,391</text:p>
          </table:table-cell>
          <table:table-cell table:style-name="ce25"/>
          <table:table-cell office:value-type="float" office:value="15717" table:style-name="ce18">
            <text:p>15,717</text:p>
          </table:table-cell>
          <table:table-cell table:style-name="ce26"/>
          <table:table-cell table:style-name="ce15"/>
          <table:table-cell office:value-type="float" office:value="6686035.3792100446" table:formula="of:=6718903-[.K85]-[.C85]-[.D85]" table:style-name="ce1">
            <text:p>6686035.379</text:p>
          </table:table-cell>
          <table:table-cell office:value-type="float" office:value="25834.620789954988" table:formula="of:=NORMINV(RAND();[.G92];0.25*[.G92])" table:style-name="ce15">
            <text:p>25834.62079</text:p>
          </table:table-cell>
          <table:table-cell office:value-type="float" office:value="25834.620789954988" table:formula="of:=[.J85]+[.E85]" table:style-name="ce15">
            <text:p>25834.62079</text:p>
          </table:table-cell>
          <table:table-cell office:value-type="float" office:value="15085.373954013745" table:formula="of:=[.J85]-[.J84]" table:style-name="ce15">
            <text:p>15085.37395</text:p>
          </table:table-cell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6T00:00:00" table:style-name="ce12">
            <text:p>26-May</text:p>
          </table:table-cell>
          <table:table-cell office:value-type="float" office:value="23165" table:style-name="ce21">
            <text:p>23,165</text:p>
          </table:table-cell>
          <table:table-cell office:value-type="float" office:value="5877" table:style-name="ce21">
            <text:p>5,877</text:p>
          </table:table-cell>
          <table:table-cell office:value-type="float" office:value="1418" table:style-name="ce21">
            <text:p>1,418</text:p>
          </table:table-cell>
          <table:table-cell office:value-type="float" office:value="745" table:style-name="ce14">
            <text:p>745</text:p>
          </table:table-cell>
          <table:table-cell office:value-type="float" office:value="15870" table:style-name="ce18">
            <text:p>15,870</text:p>
          </table:table-cell>
          <table:table-cell office:value-type="float" office:value="15125" table:formula="of:=[.F86]-[.E86]" table:style-name="ce26">
            <text:p>15125</text:p>
          </table:table-cell>
          <table:table-cell office:value-type="float" office:value="6.9763086431313792E-2" table:formula="of:=[.E86]/[.F72]" table:style-name="ce15">
            <text:p>0.069763086</text:p>
          </table:table-cell>
          <table:table-cell office:value-type="float" office:value="6692440.7128073275" table:formula="of:=6718903-[.K86]-[.C86]-[.D86]" table:style-name="ce1">
            <text:p>6692440.713</text:p>
          </table:table-cell>
          <table:table-cell office:value-type="float" office:value="18422.287192672131" table:formula="of:=NORMINV(RAND();[.G93];0.25*[.G93])" table:style-name="ce15">
            <text:p>18422.28719</text:p>
          </table:table-cell>
          <table:table-cell office:value-type="float" office:value="19167.287192672131" table:formula="of:=[.J86]+[.E86]" table:style-name="ce15">
            <text:p>19167.28719</text:p>
          </table:table-cell>
          <table:table-cell office:value-type="float" office:value="-7412.3335972828572" table:formula="of:=[.J86]-[.J85]" table:style-name="ce15">
            <text:p>-7412.333597</text:p>
          </table:table-cell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7T00:00:00" table:style-name="ce12">
            <text:p>27-May</text:p>
          </table:table-cell>
          <table:table-cell office:value-type="float" office:value="23851" table:style-name="ce21">
            <text:p>23,851</text:p>
          </table:table-cell>
          <table:table-cell office:value-type="float" office:value="6057" table:style-name="ce21">
            <text:p>6,057</text:p>
          </table:table-cell>
          <table:table-cell office:value-type="float" office:value="1473" table:style-name="ce21">
            <text:p>1,473</text:p>
          </table:table-cell>
          <table:table-cell office:value-type="float" office:value="743" table:style-name="ce14">
            <text:p>743</text:p>
          </table:table-cell>
          <table:table-cell office:value-type="float" office:value="16321" table:style-name="ce18">
            <text:p>16,321</text:p>
          </table:table-cell>
          <table:table-cell office:value-type="float" office:value="15578" table:formula="of:=[.F87]-[.E87]" table:style-name="ce26">
            <text:p>15578</text:p>
          </table:table-cell>
          <table:table-cell office:value-type="float" office:value="6.679852557763194E-2" table:formula="of:=[.E87]/[.F73]" table:style-name="ce15">
            <text:p>0.066798526</text:p>
          </table:table-cell>
          <table:table-cell office:value-type="float" office:value="6697586.3872925136" table:formula="of:=6718903-[.K87]-[.C87]-[.D87]" table:style-name="ce1">
            <text:p>6697586.387</text:p>
          </table:table-cell>
          <table:table-cell office:value-type="float" office:value="13043.612707486627" table:formula="of:=NORMINV(RAND();[.G94];0.25*[.G94])" table:style-name="ce15">
            <text:p>13043.61271</text:p>
          </table:table-cell>
          <table:table-cell office:value-type="float" office:value="13786.612707486627" table:formula="of:=[.J87]+[.E87]" table:style-name="ce15">
            <text:p>13786.61271</text:p>
          </table:table-cell>
          <table:table-cell office:value-type="float" office:value="-5378.6744851855037" table:formula="of:=[.J87]-[.J86]" table:style-name="ce15">
            <text:p>-5378.674485</text:p>
          </table:table-cell>
          <table:table-cell office:value-type="float" office:value="451" table:formula="of:=[.F87]-[.F86]" table:style-name="ce1">
            <text:p>451</text:p>
          </table:table-cell>
          <table:table-cell office:value-type="float" office:value="-2" table:formula="of:=[.E87]-[.E86]" table:style-name="ce15">
            <text:p>-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8T00:00:00" table:style-name="ce12">
            <text:p>28-May</text:p>
          </table:table-cell>
          <table:table-cell office:value-type="float" office:value="24538" table:style-name="ce21">
            <text:p>24,538</text:p>
          </table:table-cell>
          <table:table-cell office:value-type="float" office:value="6240" table:style-name="ce21">
            <text:p>6,240</text:p>
          </table:table-cell>
          <table:table-cell office:value-type="float" office:value="1496" table:style-name="ce21">
            <text:p>1,496</text:p>
          </table:table-cell>
          <table:table-cell office:value-type="float" office:value="712" table:style-name="ce14">
            <text:p>712</text:p>
          </table:table-cell>
          <table:table-cell office:value-type="float" office:value="16802" table:style-name="ce18">
            <text:p>16,802</text:p>
          </table:table-cell>
          <table:table-cell office:value-type="float" office:value="16090" table:formula="of:=[.F88]-[.E88]" table:style-name="ce26">
            <text:p>16090</text:p>
          </table:table-cell>
          <table:table-cell table:style-name="ce15"/>
          <table:table-cell office:value-type="float" office:value="6691159.0376806417" table:formula="of:=6718903-[.K88]-[.C88]-[.D88]" table:style-name="ce1">
            <text:p>6691159.038</text:p>
          </table:table-cell>
          <table:table-cell office:value-type="float" office:value="19295.962319357826" table:formula="of:=NORMINV(RAND();[.G95];0.25*[.G95])" table:style-name="ce15">
            <text:p>19295.96232</text:p>
          </table:table-cell>
          <table:table-cell office:value-type="float" office:value="20007.962319357826" table:formula="of:=[.J88]+[.E88]" table:style-name="ce15">
            <text:p>20007.96232</text:p>
          </table:table-cell>
          <table:table-cell office:value-type="float" office:value="6252.3496118711992" table:formula="of:=[.J88]-[.J87]" table:style-name="ce15">
            <text:p>6252.349612</text:p>
          </table:table-cell>
          <table:table-cell office:value-type="float" office:value="481" table:formula="of:=[.F88]-[.F87]" table:style-name="ce1">
            <text:p>481</text:p>
          </table:table-cell>
          <table:table-cell office:value-type="float" office:value="-31" table:formula="of:=[.E88]-[.E87]" table:style-name="ce15">
            <text:p>-3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29T00:00:00" table:style-name="ce12">
            <text:p>29-May</text:p>
          </table:table-cell>
          <table:table-cell office:value-type="float" office:value="25216" table:style-name="ce21">
            <text:p>25,216</text:p>
          </table:table-cell>
          <table:table-cell office:value-type="float" office:value="6492" table:style-name="ce21">
            <text:p>6,492</text:p>
          </table:table-cell>
          <table:table-cell office:value-type="float" office:value="1520" table:style-name="ce21">
            <text:p>1,520</text:p>
          </table:table-cell>
          <table:table-cell office:value-type="float" office:value="651" table:style-name="ce14">
            <text:p>651</text:p>
          </table:table-cell>
          <table:table-cell office:value-type="float" office:value="17204" table:style-name="ce18">
            <text:p>17,204</text:p>
          </table:table-cell>
          <table:table-cell office:value-type="float" office:value="16553" table:formula="of:=[.F89]-[.E89]" table:style-name="ce26">
            <text:p>16553</text:p>
          </table:table-cell>
          <table:table-cell office:value-type="float" office:value="5.6038564173194458E-2" table:formula="of:=[.E89]/[.F75]" table:style-name="ce15">
            <text:p>0.056038564</text:p>
          </table:table-cell>
          <table:table-cell office:value-type="float" office:value="6686506.0040038321" table:formula="of:=6718903-[.K89]-[.C89]-[.D89]" table:style-name="ce1">
            <text:p>6686506.004</text:p>
          </table:table-cell>
          <table:table-cell office:value-type="float" office:value="23733.995996168338" table:formula="of:=NORMINV(RAND();[.G96];0.25*[.G96])" table:style-name="ce15">
            <text:p>23733.996</text:p>
          </table:table-cell>
          <table:table-cell office:value-type="float" office:value="24384.995996168338" table:formula="of:=[.J89]+[.E89]" table:style-name="ce15">
            <text:p>24384.996</text:p>
          </table:table-cell>
          <table:table-cell office:value-type="float" office:value="4438.0336768105117" table:formula="of:=[.J89]-[.J88]" table:style-name="ce15">
            <text:p>4438.033677</text:p>
          </table:table-cell>
          <table:table-cell office:value-type="float" office:value="402" table:formula="of:=[.F89]-[.F88]" table:style-name="ce1">
            <text:p>402</text:p>
          </table:table-cell>
          <table:table-cell office:value-type="float" office:value="-61" table:formula="of:=[.E89]-[.E88]" table:style-name="ce15">
            <text:p>-6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30T00:00:00" table:style-name="ce12">
            <text:p>30-May</text:p>
          </table:table-cell>
          <table:table-cell office:value-type="float" office:value="25773" table:style-name="ce21">
            <text:p>25,773</text:p>
          </table:table-cell>
          <table:table-cell office:value-type="float" office:value="7015" table:style-name="ce21">
            <text:p>7,015</text:p>
          </table:table-cell>
          <table:table-cell office:value-type="float" office:value="1573" table:style-name="ce21">
            <text:p>1,573</text:p>
          </table:table-cell>
          <table:table-cell office:value-type="float" office:value="681" table:style-name="ce14">
            <text:p>681</text:p>
          </table:table-cell>
          <table:table-cell office:value-type="float" office:value="17185" table:style-name="ce18">
            <text:p>17,185</text:p>
          </table:table-cell>
          <table:table-cell office:value-type="float" office:value="16504" table:formula="of:=[.F90]-[.E90]" table:style-name="ce26">
            <text:p>16504</text:p>
          </table:table-cell>
          <table:table-cell office:value-type="float" office:value="5.6632016632016634E-2" table:formula="of:=[.E90]/[.F76]" table:style-name="ce15">
            <text:p>0.056632017</text:p>
          </table:table-cell>
          <table:table-cell office:value-type="float" office:value="6690837.2161301216" table:formula="of:=6718903-[.K90]-[.C90]-[.D90]" table:style-name="ce1">
            <text:p>6690837.216</text:p>
          </table:table-cell>
          <table:table-cell office:value-type="float" office:value="18796.783869878498" table:formula="of:=NORMINV(RAND();[.G97];0.25*[.G97])" table:style-name="ce15">
            <text:p>18796.78387</text:p>
          </table:table-cell>
          <table:table-cell office:value-type="float" office:value="19477.783869878498" table:formula="of:=[.J90]+[.E90]" table:style-name="ce15">
            <text:p>19477.78387</text:p>
          </table:table-cell>
          <table:table-cell office:value-type="float" office:value="-4937.2121262898399" table:formula="of:=[.J90]-[.J89]" table:style-name="ce15">
            <text:p>-4937.212126</text:p>
          </table:table-cell>
          <table:table-cell office:value-type="float" office:value="-19" table:formula="of:=[.F90]-[.F89]" table:style-name="ce1">
            <text:p>-19</text:p>
          </table:table-cell>
          <table:table-cell office:value-type="float" office:value="30" table:formula="of:=[.E90]-[.E89]" table:style-name="ce15">
            <text:p>3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5-31T00:00:00" table:style-name="ce12">
            <text:p>31-May</text:p>
          </table:table-cell>
          <table:table-cell office:value-type="float" office:value="26473" table:style-name="ce21">
            <text:p>26,473</text:p>
          </table:table-cell>
          <table:table-cell office:value-type="float" office:value="7308" table:style-name="ce21">
            <text:p>7,308</text:p>
          </table:table-cell>
          <table:table-cell office:value-type="float" office:value="1613" table:style-name="ce21">
            <text:p>1,613</text:p>
          </table:table-cell>
          <table:table-cell office:value-type="float" office:value="682" table:style-name="ce14">
            <text:p>682</text:p>
          </table:table-cell>
          <table:table-cell office:value-type="float" office:value="17552" table:style-name="ce18">
            <text:p>17,552</text:p>
          </table:table-cell>
          <table:table-cell office:value-type="float" office:value="16870" table:formula="of:=[.F91]-[.E91]" table:style-name="ce26">
            <text:p>16870</text:p>
          </table:table-cell>
          <table:table-cell office:value-type="float" office:value="5.5732614202827491E-2" table:formula="of:=[.E91]/[.F77]" table:style-name="ce15">
            <text:p>0.055732614</text:p>
          </table:table-cell>
          <table:table-cell office:value-type="float" office:value="6694719.7564064115" table:formula="of:=6718903-[.K91]-[.C91]-[.D91]" table:style-name="ce1">
            <text:p>6694719.756</text:p>
          </table:table-cell>
          <table:table-cell office:value-type="float" office:value="14580.243593588868" table:formula="of:=NORMINV(RAND();[.G98];0.25*[.G98])" table:style-name="ce15">
            <text:p>14580.24359</text:p>
          </table:table-cell>
          <table:table-cell office:value-type="float" office:value="15262.243593588868" table:formula="of:=[.J91]+[.E91]" table:style-name="ce15">
            <text:p>15262.24359</text:p>
          </table:table-cell>
          <table:table-cell office:value-type="float" office:value="-4216.5402762896301" table:formula="of:=[.J91]-[.J90]" table:style-name="ce15">
            <text:p>-4216.540276</text:p>
          </table:table-cell>
          <table:table-cell office:value-type="float" office:value="367" table:formula="of:=[.F91]-[.F90]" table:style-name="ce1">
            <text:p>367</text:p>
          </table:table-cell>
          <table:table-cell office:value-type="float" office:value="1" table:formula="of:=[.E91]-[.E90]" table:style-name="ce15">
            <text:p>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1T00:00:00" table:style-name="ce12">
            <text:p>1-Jun</text:p>
          </table:table-cell>
          <table:table-cell office:value-type="float" office:value="26940" table:style-name="ce21">
            <text:p>26,940</text:p>
          </table:table-cell>
          <table:table-cell office:value-type="float" office:value="7637" table:style-name="ce21">
            <text:p>7,637</text:p>
          </table:table-cell>
          <table:table-cell office:value-type="float" office:value="1641" table:style-name="ce21">
            <text:p>1,641</text:p>
          </table:table-cell>
          <table:table-cell office:value-type="float" office:value="684" table:style-name="ce14">
            <text:p>684</text:p>
          </table:table-cell>
          <table:table-cell office:value-type="float" office:value="17662" table:style-name="ce18">
            <text:p>17,662</text:p>
          </table:table-cell>
          <table:table-cell office:value-type="float" office:value="16978" table:formula="of:=[.F92]-[.E92]" table:style-name="ce26">
            <text:p>16978</text:p>
          </table:table-cell>
          <table:table-cell office:value-type="float" office:value="5.474189675870348E-2" table:formula="of:=[.E92]/[.F78]" table:style-name="ce15">
            <text:p>0.054741897</text:p>
          </table:table-cell>
          <table:table-cell office:value-type="float" office:value="6684953.4136276739" table:formula="of:=6718903-[.K92]-[.C92]-[.D92]" table:style-name="ce1">
            <text:p>6684953.414</text:p>
          </table:table-cell>
          <table:table-cell office:value-type="float" office:value="23987.586372326397" table:formula="of:=NORMINV(RAND();[.G99];0.25*[.G99])" table:style-name="ce15">
            <text:p>23987.58637</text:p>
          </table:table-cell>
          <table:table-cell office:value-type="float" office:value="24671.586372326397" table:formula="of:=[.J92]+[.E92]" table:style-name="ce15">
            <text:p>24671.58637</text:p>
          </table:table-cell>
          <table:table-cell office:value-type="float" office:value="9407.3427787375294" table:formula="of:=[.J92]-[.J91]" table:style-name="ce15">
            <text:p>9407.342779</text:p>
          </table:table-cell>
          <table:table-cell office:value-type="float" office:value="110" table:formula="of:=[.F92]-[.F91]" table:style-name="ce1">
            <text:p>110</text:p>
          </table:table-cell>
          <table:table-cell office:value-type="float" office:value="2" table:formula="of:=[.E92]-[.E91]" table:style-name="ce15">
            <text:p>2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2T00:00:00" table:style-name="ce12">
            <text:p>2-Jun</text:p>
          </table:table-cell>
          <table:table-cell office:value-type="float" office:value="27549" table:style-name="ce21">
            <text:p>27,549</text:p>
          </table:table-cell>
          <table:table-cell office:value-type="float" office:value="7935" table:style-name="ce21">
            <text:p>7,935</text:p>
          </table:table-cell>
          <table:table-cell office:value-type="float" office:value="1663" table:style-name="ce21">
            <text:p>1,663</text:p>
          </table:table-cell>
          <table:table-cell office:value-type="float" office:value="684" table:style-name="ce14">
            <text:p>684</text:p>
          </table:table-cell>
          <table:table-cell office:value-type="float" office:value="17951" table:style-name="ce18">
            <text:p>17,951</text:p>
          </table:table-cell>
          <table:table-cell office:value-type="float" office:value="17267" table:formula="of:=[.F93]-[.E93]" table:style-name="ce26">
            <text:p>17267</text:p>
          </table:table-cell>
          <table:table-cell office:value-type="float" office:value="5.3404122423485322E-2" table:formula="of:=[.E93]/[.F79]" table:style-name="ce15">
            <text:p>0.053404122</text:p>
          </table:table-cell>
          <table:table-cell office:value-type="float" office:value="6692007.2217261121" table:formula="of:=6718903-[.K93]-[.C93]-[.D93]" table:style-name="ce1">
            <text:p>6692007.222</text:p>
          </table:table-cell>
          <table:table-cell office:value-type="float" office:value="16613.778273888107" table:formula="of:=NORMINV(RAND();[.G100];0.25*[.G100])" table:style-name="ce15">
            <text:p>16613.77827</text:p>
          </table:table-cell>
          <table:table-cell office:value-type="float" office:value="17297.778273888107" table:formula="of:=[.J93]+[.E93]" table:style-name="ce15">
            <text:p>17297.77827</text:p>
          </table:table-cell>
          <table:table-cell office:value-type="float" office:value="-7373.8080984382905" table:formula="of:=[.J93]-[.J92]" table:style-name="ce15">
            <text:p>-7373.808098</text:p>
          </table:table-cell>
          <table:table-cell office:value-type="float" office:value="289" table:formula="of:=[.F93]-[.F92]" table:style-name="ce1">
            <text:p>289</text:p>
          </table:table-cell>
          <table:table-cell office:value-type="float" office:value="0" table:formula="of:=[.E93]-[.E92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3T00:00:00" table:style-name="ce12">
            <text:p>3-Jun</text:p>
          </table:table-cell>
          <table:table-cell office:value-type="float" office:value="28233" table:style-name="ce21">
            <text:p>28,233</text:p>
          </table:table-cell>
          <table:table-cell office:value-type="float" office:value="8406" table:style-name="ce21">
            <text:p>8,406</text:p>
          </table:table-cell>
          <table:table-cell office:value-type="float" office:value="1698" table:style-name="ce21">
            <text:p>1,698</text:p>
          </table:table-cell>
          <table:table-cell office:value-type="float" office:value="654" table:style-name="ce14">
            <text:p>654</text:p>
          </table:table-cell>
          <table:table-cell office:value-type="float" office:value="18129" table:style-name="ce18">
            <text:p>18,129</text:p>
          </table:table-cell>
          <table:table-cell office:value-type="float" office:value="17475" table:formula="of:=[.F94]-[.E94]" table:style-name="ce26">
            <text:p>17475</text:p>
          </table:table-cell>
          <table:table-cell office:value-type="float" office:value="4.8908166317678733E-2" table:formula="of:=[.E94]/[.F80]" table:style-name="ce15">
            <text:p>0.048908166</text:p>
          </table:table-cell>
          <table:table-cell office:value-type="float" office:value="6689914.4257391524" table:formula="of:=6718903-[.K94]-[.C94]-[.D94]" table:style-name="ce1">
            <text:p>6689914.426</text:p>
          </table:table-cell>
          <table:table-cell office:value-type="float" office:value="18230.574260847399" table:formula="of:=NORMINV(RAND();[.G101];0.25*[.G101])" table:style-name="ce15">
            <text:p>18230.57426</text:p>
          </table:table-cell>
          <table:table-cell office:value-type="float" office:value="18884.574260847399" table:formula="of:=[.J94]+[.E94]" table:style-name="ce15">
            <text:p>18884.57426</text:p>
          </table:table-cell>
          <table:table-cell office:value-type="float" office:value="1616.7959869592923" table:formula="of:=[.J94]-[.J93]" table:style-name="ce15">
            <text:p>1616.795987</text:p>
          </table:table-cell>
          <table:table-cell office:value-type="float" office:value="178" table:formula="of:=[.F94]-[.F93]" table:style-name="ce1">
            <text:p>178</text:p>
          </table:table-cell>
          <table:table-cell office:value-type="float" office:value="-30" table:formula="of:=[.E94]-[.E93]" table:style-name="ce15">
            <text:p>-3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4T00:00:00" table:style-name="ce12">
            <text:p>4-Jun</text:p>
          </table:table-cell>
          <table:table-cell office:value-type="float" office:value="28818" table:style-name="ce21">
            <text:p>28,818</text:p>
          </table:table-cell>
          <table:table-cell office:value-type="float" office:value="8892" table:style-name="ce21">
            <text:p>8,892</text:p>
          </table:table-cell>
          <table:table-cell office:value-type="float" office:value="1721" table:style-name="ce21">
            <text:p>1,721</text:p>
          </table:table-cell>
          <table:table-cell office:value-type="float" office:value="637" table:style-name="ce14">
            <text:p>637</text:p>
          </table:table-cell>
          <table:table-cell office:value-type="float" office:value="18205" table:style-name="ce18">
            <text:p>18,205</text:p>
          </table:table-cell>
          <table:table-cell office:value-type="float" office:value="17568" table:formula="of:=[.F95]-[.E95]" table:style-name="ce26">
            <text:p>17568</text:p>
          </table:table-cell>
          <table:table-cell office:value-type="float" office:value="4.5350989605581662E-2" table:formula="of:=[.E95]/[.F81]" table:style-name="ce15">
            <text:p>0.04535099</text:p>
          </table:table-cell>
          <table:table-cell office:value-type="float" office:value="6694578.1177153829" table:formula="of:=6718903-[.K95]-[.C95]-[.D95]" table:style-name="ce1">
            <text:p>6694578.118</text:p>
          </table:table-cell>
          <table:table-cell office:value-type="float" office:value="13074.882284617303" table:formula="of:=NORMINV(RAND();[.G102];0.25*[.G102])" table:style-name="ce15">
            <text:p>13074.88228</text:p>
          </table:table-cell>
          <table:table-cell office:value-type="float" office:value="13711.882284617303" table:formula="of:=[.J95]+[.E95]" table:style-name="ce15">
            <text:p>13711.88228</text:p>
          </table:table-cell>
          <table:table-cell office:value-type="float" office:value="-5155.6919762300968" table:formula="of:=[.J95]-[.J94]" table:style-name="ce15">
            <text:p>-5155.691976</text:p>
          </table:table-cell>
          <table:table-cell office:value-type="float" office:value="76" table:formula="of:=[.F95]-[.F94]" table:style-name="ce1">
            <text:p>76</text:p>
          </table:table-cell>
          <table:table-cell office:value-type="float" office:value="-17" table:formula="of:=[.E95]-[.E94]" table:style-name="ce15">
            <text:p>-1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5T00:00:00" table:style-name="ce12">
            <text:p>5-Jun</text:p>
          </table:table-cell>
          <table:table-cell office:value-type="float" office:value="29521" table:style-name="ce21">
            <text:p>29,521</text:p>
          </table:table-cell>
          <table:table-cell office:value-type="float" office:value="9443" table:style-name="ce21">
            <text:p>9,443</text:p>
          </table:table-cell>
          <table:table-cell office:value-type="float" office:value="1770" table:style-name="ce21">
            <text:p>1,770</text:p>
          </table:table-cell>
          <table:table-cell office:value-type="float" office:value="631" table:style-name="ce14">
            <text:p>631</text:p>
          </table:table-cell>
          <table:table-cell office:value-type="float" office:value="18308" table:style-name="ce18">
            <text:p>18,308</text:p>
          </table:table-cell>
          <table:table-cell office:value-type="float" office:value="17677" table:formula="of:=[.F96]-[.E96]" table:style-name="ce26">
            <text:p>17677</text:p>
          </table:table-cell>
          <table:table-cell office:value-type="float" office:value="4.3779920904738777E-2" table:formula="of:=[.E96]/[.F82]" table:style-name="ce15">
            <text:p>0.043779921</text:p>
          </table:table-cell>
          <table:table-cell office:value-type="float" office:value="6678026.5209119711" table:formula="of:=6718903-[.K96]-[.C96]-[.D96]" table:style-name="ce1">
            <text:p>6678026.521</text:p>
          </table:table-cell>
          <table:table-cell office:value-type="float" office:value="29032.47908802886" table:formula="of:=NORMINV(RAND();[.G103];0.25*[.G103])" table:style-name="ce15">
            <text:p>29032.47909</text:p>
          </table:table-cell>
          <table:table-cell office:value-type="float" office:value="29663.47908802886" table:formula="of:=[.J96]+[.E96]" table:style-name="ce15">
            <text:p>29663.47909</text:p>
          </table:table-cell>
          <table:table-cell office:value-type="float" office:value="15957.596803411558" table:formula="of:=[.J96]-[.J95]" table:style-name="ce15">
            <text:p>15957.5968</text:p>
          </table:table-cell>
          <table:table-cell office:value-type="float" office:value="103" table:formula="of:=[.F96]-[.F95]" table:style-name="ce1">
            <text:p>103</text:p>
          </table:table-cell>
          <table:table-cell office:value-type="float" office:value="-6" table:formula="of:=[.E96]-[.E95]" table:style-name="ce15">
            <text:p>-6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6T00:00:00" table:style-name="ce12">
            <text:p>6-Jun</text:p>
          </table:table-cell>
          <table:table-cell office:value-type="float" office:value="30514" table:style-name="ce21">
            <text:p>30,514</text:p>
          </table:table-cell>
          <table:table-cell office:value-type="float" office:value="9907" table:style-name="ce21">
            <text:p>9,907</text:p>
          </table:table-cell>
          <table:table-cell office:value-type="float" office:value="1801" table:style-name="ce21">
            <text:p>1,801</text:p>
          </table:table-cell>
          <table:table-cell office:value-type="float" office:value="659" table:style-name="ce14">
            <text:p>659</text:p>
          </table:table-cell>
          <table:table-cell office:value-type="float" office:value="18806" table:style-name="ce18">
            <text:p>18,806</text:p>
          </table:table-cell>
          <table:table-cell office:value-type="float" office:value="18147" table:formula="of:=[.F97]-[.E97]" table:style-name="ce26">
            <text:p>18147</text:p>
          </table:table-cell>
          <table:table-cell table:style-name="ce15"/>
          <table:table-cell office:value-type="float" office:value="6681772.8804574534" table:formula="of:=6718903-[.K97]-[.C97]-[.D97]" table:style-name="ce1">
            <text:p>6681772.88</text:p>
          </table:table-cell>
          <table:table-cell office:value-type="float" office:value="24763.119542546305" table:formula="of:=NORMINV(RAND();[.G104];0.25*[.G104])" table:style-name="ce15">
            <text:p>24763.11954</text:p>
          </table:table-cell>
          <table:table-cell office:value-type="float" office:value="25422.119542546305" table:formula="of:=[.J97]+[.E97]" table:style-name="ce15">
            <text:p>25422.11954</text:p>
          </table:table-cell>
          <table:table-cell office:value-type="float" office:value="-4269.3595454825554" table:formula="of:=[.J97]-[.J96]" table:style-name="ce15">
            <text:p>-4269.359545</text:p>
          </table:table-cell>
          <table:table-cell office:value-type="float" office:value="498" table:formula="of:=[.F97]-[.F96]" table:style-name="ce1">
            <text:p>498</text:p>
          </table:table-cell>
          <table:table-cell office:value-type="float" office:value="28" table:formula="of:=[.E97]-[.E96]" table:style-name="ce15">
            <text:p>2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7T00:00:00" table:style-name="ce12">
            <text:p>7-Jun</text:p>
          </table:table-cell>
          <table:table-cell office:value-type="float" office:value="31186" table:style-name="ce21">
            <text:p>31,186</text:p>
          </table:table-cell>
          <table:table-cell office:value-type="float" office:value="10498" table:style-name="ce21">
            <text:p>10,498</text:p>
          </table:table-cell>
          <table:table-cell office:value-type="float" office:value="1851" table:style-name="ce21">
            <text:p>1,851</text:p>
          </table:table-cell>
          <table:table-cell office:value-type="float" office:value="674" table:style-name="ce14">
            <text:p>674</text:p>
          </table:table-cell>
          <table:table-cell office:value-type="float" office:value="18837" table:style-name="ce18">
            <text:p>18,837</text:p>
          </table:table-cell>
          <table:table-cell office:value-type="float" office:value="18163" table:formula="of:=[.F98]-[.E98]" table:style-name="ce26">
            <text:p>18163</text:p>
          </table:table-cell>
          <table:table-cell office:value-type="float" office:value="4.3492288830096149E-2" table:formula="of:=[.E98]/[.F84]" table:style-name="ce15">
            <text:p>0.043492289</text:p>
          </table:table-cell>
          <table:table-cell office:value-type="float" office:value="6683731.7179926326" table:formula="of:=6718903-[.K98]-[.C98]-[.D98]" table:style-name="ce1">
            <text:p>6683731.718</text:p>
          </table:table-cell>
          <table:table-cell office:value-type="float" office:value="22148.282007366994" table:formula="of:=NORMINV(RAND();[.G105];0.25*[.G105])" table:style-name="ce15">
            <text:p>22148.28201</text:p>
          </table:table-cell>
          <table:table-cell office:value-type="float" office:value="22822.282007366994" table:formula="of:=[.J98]+[.E98]" table:style-name="ce15">
            <text:p>22822.28201</text:p>
          </table:table-cell>
          <table:table-cell office:value-type="float" office:value="-2614.8375351793111" table:formula="of:=[.J98]-[.J97]" table:style-name="ce15">
            <text:p>-2614.837535</text:p>
          </table:table-cell>
          <table:table-cell office:value-type="float" office:value="31" table:formula="of:=[.F98]-[.F97]" table:style-name="ce1">
            <text:p>31</text:p>
          </table:table-cell>
          <table:table-cell office:value-type="float" office:value="15" table:formula="of:=[.E98]-[.E97]" table:style-name="ce15">
            <text:p>1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8T00:00:00" table:style-name="ce12">
            <text:p>8-Jun</text:p>
          </table:table-cell>
          <table:table-cell office:value-type="float" office:value="32033" table:style-name="ce21">
            <text:p>32,033</text:p>
          </table:table-cell>
          <table:table-cell office:value-type="float" office:value="10904" table:style-name="ce21">
            <text:p>10,904</text:p>
          </table:table-cell>
          <table:table-cell office:value-type="float" office:value="1883" table:style-name="ce21">
            <text:p>1,883</text:p>
          </table:table-cell>
          <table:table-cell office:value-type="float" office:value="635" table:style-name="ce14">
            <text:p>635</text:p>
          </table:table-cell>
          <table:table-cell office:value-type="float" office:value="19246" table:style-name="ce18">
            <text:p>19,246</text:p>
          </table:table-cell>
          <table:table-cell office:value-type="float" office:value="18611" table:formula="of:=[.F99]-[.E99]" table:style-name="ce26">
            <text:p>18611</text:p>
          </table:table-cell>
          <table:table-cell table:style-name="ce15"/>
          <table:table-cell office:value-type="float" office:value="6685985.4844392175" table:formula="of:=6718903-[.K99]-[.C99]-[.D99]" table:style-name="ce1">
            <text:p>6685985.484</text:p>
          </table:table-cell>
          <table:table-cell office:value-type="float" office:value="19495.515560782082" table:formula="of:=NORMINV(RAND();[.G106];0.25*[.G106])" table:style-name="ce15">
            <text:p>19495.51556</text:p>
          </table:table-cell>
          <table:table-cell office:value-type="float" office:value="20130.515560782082" table:formula="of:=[.J99]+[.E99]" table:style-name="ce15">
            <text:p>20130.51556</text:p>
          </table:table-cell>
          <table:table-cell office:value-type="float" office:value="-2652.766446584912" table:formula="of:=[.J99]-[.J98]" table:style-name="ce15">
            <text:p>-2652.766447</text:p>
          </table:table-cell>
          <table:table-cell office:value-type="float" office:value="409" table:formula="of:=[.F99]-[.F98]" table:style-name="ce1">
            <text:p>409</text:p>
          </table:table-cell>
          <table:table-cell office:value-type="float" office:value="-39" table:formula="of:=[.E99]-[.E98]" table:style-name="ce15">
            <text:p>-3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09T00:00:00" table:style-name="ce12">
            <text:p>9-Jun</text:p>
          </table:table-cell>
          <table:table-cell office:value-type="float" office:value="33076" table:style-name="ce21">
            <text:p>33,076</text:p>
          </table:table-cell>
          <table:table-cell office:value-type="float" office:value="11414" table:style-name="ce21">
            <text:p>11,414</text:p>
          </table:table-cell>
          <table:table-cell office:value-type="float" office:value="1923" table:style-name="ce21">
            <text:p>1,923</text:p>
          </table:table-cell>
          <table:table-cell office:value-type="float" office:value="606" table:style-name="ce14">
            <text:p>606</text:p>
          </table:table-cell>
          <table:table-cell office:value-type="float" office:value="19739" table:style-name="ce18">
            <text:p>19,739</text:p>
          </table:table-cell>
          <table:table-cell office:value-type="float" office:value="19133" table:formula="of:=[.F100]-[.E100]" table:style-name="ce26">
            <text:p>19133</text:p>
          </table:table-cell>
          <table:table-cell office:value-type="float" office:value="3.8185255198487714E-2" table:formula="of:=[.E100]/[.F86]" table:style-name="ce15">
            <text:p>0.038185255</text:p>
          </table:table-cell>
          <table:table-cell office:value-type="float" office:value="6675060.8371182662" table:formula="of:=6718903-[.K100]-[.C100]-[.D100]" table:style-name="ce1">
            <text:p>6675060.837</text:p>
          </table:table-cell>
          <table:table-cell office:value-type="float" office:value="29899.162881733602" table:formula="of:=NORMINV(RAND();[.G107];0.25*[.G107])" table:style-name="ce15">
            <text:p>29899.16288</text:p>
          </table:table-cell>
          <table:table-cell office:value-type="float" office:value="30505.162881733602" table:formula="of:=[.J100]+[.E100]" table:style-name="ce15">
            <text:p>30505.16288</text:p>
          </table:table-cell>
          <table:table-cell office:value-type="float" office:value="10403.647320951521" table:formula="of:=[.J100]-[.J99]" table:style-name="ce15">
            <text:p>10403.64732</text:p>
          </table:table-cell>
          <table:table-cell office:value-type="float" office:value="493" table:formula="of:=[.F100]-[.F99]" table:style-name="ce1">
            <text:p>493</text:p>
          </table:table-cell>
          <table:table-cell office:value-type="float" office:value="-29" table:formula="of:=[.E100]-[.E99]" table:style-name="ce15">
            <text:p>-2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0T00:00:00" table:style-name="ce12">
            <text:p>10-Jun</text:p>
          </table:table-cell>
          <table:table-cell office:value-type="float" office:value="34316" table:style-name="ce21">
            <text:p>34,316</text:p>
          </table:table-cell>
          <table:table-cell office:value-type="float" office:value="12129" table:style-name="ce21">
            <text:p>12,129</text:p>
          </table:table-cell>
          <table:table-cell office:value-type="float" office:value="1959" table:style-name="ce21">
            <text:p>1,959</text:p>
          </table:table-cell>
          <table:table-cell office:value-type="float" office:value="603" table:style-name="ce14">
            <text:p>603</text:p>
          </table:table-cell>
          <table:table-cell office:value-type="float" office:value="20228" table:style-name="ce18">
            <text:p>20,228</text:p>
          </table:table-cell>
          <table:table-cell office:value-type="float" office:value="19625" table:formula="of:=[.F101]-[.E101]" table:style-name="ce26">
            <text:p>19625</text:p>
          </table:table-cell>
          <table:table-cell office:value-type="float" office:value="3.6946265547454199E-2" table:formula="of:=[.E101]/[.F87]" table:style-name="ce15">
            <text:p>0.036946266</text:p>
          </table:table-cell>
          <table:table-cell office:value-type="float" office:value="6686105.8051137235" table:formula="of:=6718903-[.K101]-[.C101]-[.D101]" table:style-name="ce1">
            <text:p>6686105.805</text:p>
          </table:table-cell>
          <table:table-cell office:value-type="float" office:value="18106.194886276669" table:formula="of:=NORMINV(RAND();[.G108];0.25*[.G108])" table:style-name="ce15">
            <text:p>18106.19489</text:p>
          </table:table-cell>
          <table:table-cell office:value-type="float" office:value="18709.194886276669" table:formula="of:=[.J101]+[.E101]" table:style-name="ce15">
            <text:p>18709.19489</text:p>
          </table:table-cell>
          <table:table-cell office:value-type="float" office:value="-11792.967995456933" table:formula="of:=[.J101]-[.J100]" table:style-name="ce15">
            <text:p>-11792.968</text:p>
          </table:table-cell>
          <table:table-cell office:value-type="float" office:value="489" table:formula="of:=[.F101]-[.F100]" table:style-name="ce1">
            <text:p>489</text:p>
          </table:table-cell>
          <table:table-cell office:value-type="float" office:value="-3" table:formula="of:=[.E101]-[.E100]" table:style-name="ce15">
            <text:p>-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1T00:00:00" table:style-name="ce12">
            <text:p>11-Jun</text:p>
          </table:table-cell>
          <table:table-cell office:value-type="float" office:value="35295" table:style-name="ce21">
            <text:p>35,295</text:p>
          </table:table-cell>
          <table:table-cell office:value-type="float" office:value="12636" table:style-name="ce21">
            <text:p>12,636</text:p>
          </table:table-cell>
          <table:table-cell office:value-type="float" office:value="2000" table:style-name="ce21">
            <text:p>2,000</text:p>
          </table:table-cell>
          <table:table-cell office:value-type="float" office:value="580" table:style-name="ce14">
            <text:p>580</text:p>
          </table:table-cell>
          <table:table-cell office:value-type="float" office:value="20659" table:style-name="ce18">
            <text:p>20,659</text:p>
          </table:table-cell>
          <table:table-cell office:value-type="float" office:value="20079" table:formula="of:=[.F102]-[.E102]" table:style-name="ce26">
            <text:p>20079</text:p>
          </table:table-cell>
          <table:table-cell office:value-type="float" office:value="3.4519700035710033E-2" table:formula="of:=[.E102]/[.F88]" table:style-name="ce15">
            <text:p>0.0345197</text:p>
          </table:table-cell>
          <table:table-cell office:value-type="float" office:value="6681001.843803484" table:formula="of:=6718903-[.K102]-[.C102]-[.D102]" table:style-name="ce1">
            <text:p>6681001.844</text:p>
          </table:table-cell>
          <table:table-cell office:value-type="float" office:value="22685.156196516313" table:formula="of:=NORMINV(RAND();[.G109];0.25*[.G109])" table:style-name="ce15">
            <text:p>22685.1562</text:p>
          </table:table-cell>
          <table:table-cell office:value-type="float" office:value="23265.156196516313" table:formula="of:=[.J102]+[.E102]" table:style-name="ce15">
            <text:p>23265.1562</text:p>
          </table:table-cell>
          <table:table-cell office:value-type="float" office:value="4578.9613102396434" table:formula="of:=[.J102]-[.J101]" table:style-name="ce15">
            <text:p>4578.96131</text:p>
          </table:table-cell>
          <table:table-cell office:value-type="float" office:value="431" table:formula="of:=[.F102]-[.F101]" table:style-name="ce1">
            <text:p>431</text:p>
          </table:table-cell>
          <table:table-cell office:value-type="float" office:value="-23" table:formula="of:=[.E102]-[.E101]" table:style-name="ce15">
            <text:p>-2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2T00:00:00" table:style-name="ce12">
            <text:p>12-Jun</text:p>
          </table:table-cell>
          <table:table-cell office:value-type="float" office:value="36406" table:style-name="ce21">
            <text:p>36,406</text:p>
          </table:table-cell>
          <table:table-cell office:value-type="float" office:value="13213" table:style-name="ce21">
            <text:p>13,213</text:p>
          </table:table-cell>
          <table:table-cell office:value-type="float" office:value="2048" table:style-name="ce21">
            <text:p>2,048</text:p>
          </table:table-cell>
          <table:table-cell office:value-type="float" office:value="599" table:style-name="ce14">
            <text:p>599</text:p>
          </table:table-cell>
          <table:table-cell office:value-type="float" office:value="21145" table:style-name="ce18">
            <text:p>21,145</text:p>
          </table:table-cell>
          <table:table-cell office:value-type="float" office:value="20546" table:formula="of:=[.F103]-[.E103]" table:style-name="ce26">
            <text:p>20546</text:p>
          </table:table-cell>
          <table:table-cell office:value-type="float" office:value="3.4817484305975352E-2" table:formula="of:=[.E103]/[.F89]" table:style-name="ce15">
            <text:p>0.034817484</text:p>
          </table:table-cell>
          <table:table-cell office:value-type="float" office:value="6678560.707209806" table:formula="of:=6718903-[.K103]-[.C103]-[.D103]" table:style-name="ce1">
            <text:p>6678560.707</text:p>
          </table:table-cell>
          <table:table-cell office:value-type="float" office:value="24482.292790194166" table:formula="of:=NORMINV(RAND();[.G110];0.25*[.G110])" table:style-name="ce15">
            <text:p>24482.29279</text:p>
          </table:table-cell>
          <table:table-cell office:value-type="float" office:value="25081.292790194166" table:formula="of:=[.J103]+[.E103]" table:style-name="ce15">
            <text:p>25081.29279</text:p>
          </table:table-cell>
          <table:table-cell office:value-type="float" office:value="1797.1365936778529" table:formula="of:=[.J103]-[.J102]" table:style-name="ce15">
            <text:p>1797.136594</text:p>
          </table:table-cell>
          <table:table-cell office:value-type="float" office:value="486" table:formula="of:=[.F103]-[.F102]" table:style-name="ce1">
            <text:p>486</text:p>
          </table:table-cell>
          <table:table-cell office:value-type="float" office:value="19" table:formula="of:=[.E103]-[.E102]" table:style-name="ce15">
            <text:p>1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3T00:00:00" table:style-name="ce12">
            <text:p>13-Jun</text:p>
          </table:table-cell>
          <table:table-cell office:value-type="float" office:value="37420" table:style-name="ce21">
            <text:p>37,420</text:p>
          </table:table-cell>
          <table:table-cell office:value-type="float" office:value="13776" table:style-name="ce21">
            <text:p>13,776</text:p>
          </table:table-cell>
          <table:table-cell office:value-type="float" office:value="2091" table:style-name="ce21">
            <text:p>2,091</text:p>
          </table:table-cell>
          <table:table-cell office:value-type="float" office:value="592" table:style-name="ce14">
            <text:p>592</text:p>
          </table:table-cell>
          <table:table-cell office:value-type="float" office:value="21553" table:style-name="ce18">
            <text:p>21,553</text:p>
          </table:table-cell>
          <table:table-cell office:value-type="float" office:value="20961" table:formula="of:=[.F104]-[.E104]" table:style-name="ce26">
            <text:p>20961</text:p>
          </table:table-cell>
          <table:table-cell office:value-type="float" office:value="3.4448647075938317E-2" table:formula="of:=[.E104]/[.F90]" table:style-name="ce15">
            <text:p>0.034448647</text:p>
          </table:table-cell>
          <table:table-cell office:value-type="float" office:value="6676947.902101553" table:formula="of:=6718903-[.K104]-[.C104]-[.D104]" table:style-name="ce1">
            <text:p>6676947.902</text:p>
          </table:table-cell>
          <table:table-cell office:value-type="float" office:value="25496.097898447239" table:formula="of:=NORMINV(RAND();[.G111];0.25*[.G111])" table:style-name="ce15">
            <text:p>25496.0979</text:p>
          </table:table-cell>
          <table:table-cell office:value-type="float" office:value="26088.097898447239" table:formula="of:=[.J104]+[.E104]" table:style-name="ce15">
            <text:p>26088.0979</text:p>
          </table:table-cell>
          <table:table-cell office:value-type="float" office:value="1013.8051082530728" table:formula="of:=[.J104]-[.J103]" table:style-name="ce15">
            <text:p>1013.805108</text:p>
          </table:table-cell>
          <table:table-cell office:value-type="float" office:value="408" table:formula="of:=[.F104]-[.F103]" table:style-name="ce1">
            <text:p>408</text:p>
          </table:table-cell>
          <table:table-cell office:value-type="float" office:value="-7" table:formula="of:=[.E104]-[.E103]" table:style-name="ce15">
            <text:p>-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4T00:00:00" table:style-name="ce12">
            <text:p>14-Jun</text:p>
          </table:table-cell>
          <table:table-cell office:value-type="float" office:value="38277" table:style-name="ce21">
            <text:p>38,277</text:p>
          </table:table-cell>
          <table:table-cell office:value-type="float" office:value="14531" table:style-name="ce21">
            <text:p>14,531</text:p>
          </table:table-cell>
          <table:table-cell office:value-type="float" office:value="2134" table:style-name="ce21">
            <text:p>2,134</text:p>
          </table:table-cell>
          <table:table-cell office:value-type="float" office:value="584" table:style-name="ce14">
            <text:p>584</text:p>
          </table:table-cell>
          <table:table-cell office:value-type="float" office:value="21612" table:style-name="ce18">
            <text:p>21,612</text:p>
          </table:table-cell>
          <table:table-cell office:value-type="float" office:value="21028" table:formula="of:=[.F105]-[.E105]" table:style-name="ce26">
            <text:p>21028</text:p>
          </table:table-cell>
          <table:table-cell office:value-type="float" office:value="3.3272561531449404E-2" table:formula="of:=[.E105]/[.F91]" table:style-name="ce15">
            <text:p>0.033272562</text:p>
          </table:table-cell>
          <table:table-cell office:value-type="float" office:value="6676389.2797981268" table:formula="of:=6718903-[.K105]-[.C105]-[.D105]" table:style-name="ce1">
            <text:p>6676389.28</text:p>
          </table:table-cell>
          <table:table-cell office:value-type="float" office:value="25264.720201873493" table:formula="of:=NORMINV(RAND();[.G112];0.25*[.G112])" table:style-name="ce15">
            <text:p>25264.7202</text:p>
          </table:table-cell>
          <table:table-cell office:value-type="float" office:value="25848.720201873493" table:formula="of:=[.J105]+[.E105]" table:style-name="ce15">
            <text:p>25848.7202</text:p>
          </table:table-cell>
          <table:table-cell office:value-type="float" office:value="-231.3776965737452" table:formula="of:=[.J105]-[.J104]" table:style-name="ce15">
            <text:p>-231.3776966</text:p>
          </table:table-cell>
          <table:table-cell office:value-type="float" office:value="59" table:formula="of:=[.F105]-[.F104]" table:style-name="ce1">
            <text:p>59</text:p>
          </table:table-cell>
          <table:table-cell office:value-type="float" office:value="-8" table:formula="of:=[.E105]-[.E104]" table:style-name="ce15">
            <text:p>-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5T00:00:00" table:style-name="ce12">
            <text:p>15-Jun</text:p>
          </table:table-cell>
          <table:table-cell office:value-type="float" office:value="39294" table:style-name="ce21">
            <text:p>39,294</text:p>
          </table:table-cell>
          <table:table-cell office:value-type="float" office:value="15123" table:style-name="ce21">
            <text:p>15,123</text:p>
          </table:table-cell>
          <table:table-cell office:value-type="float" office:value="2198" table:style-name="ce21">
            <text:p>2,198</text:p>
          </table:table-cell>
          <table:table-cell office:value-type="float" office:value="563" table:style-name="ce14">
            <text:p>563</text:p>
          </table:table-cell>
          <table:table-cell office:value-type="float" office:value="21973" table:style-name="ce18">
            <text:p>21,973</text:p>
          </table:table-cell>
          <table:table-cell office:value-type="float" office:value="21410" table:formula="of:=[.F106]-[.E106]" table:style-name="ce26">
            <text:p>21410</text:p>
          </table:table-cell>
          <table:table-cell office:value-type="float" office:value="3.1876344694825046E-2" table:formula="of:=[.E106]/[.F92]" table:style-name="ce15">
            <text:p>0.031876345</text:p>
          </table:table-cell>
          <table:table-cell office:value-type="float" office:value="6672187.0562872058" table:formula="of:=6718903-[.K106]-[.C106]-[.D106]" table:style-name="ce1">
            <text:p>6672187.056</text:p>
          </table:table-cell>
          <table:table-cell office:value-type="float" office:value="28831.943712793822" table:formula="of:=NORMINV(RAND();[.G113];0.25*[.G113])" table:style-name="ce15">
            <text:p>28831.94371</text:p>
          </table:table-cell>
          <table:table-cell office:value-type="float" office:value="29394.943712793822" table:formula="of:=[.J106]+[.E106]" table:style-name="ce15">
            <text:p>29394.94371</text:p>
          </table:table-cell>
          <table:table-cell office:value-type="float" office:value="3567.2235109203284" table:formula="of:=[.J106]-[.J105]" table:style-name="ce15">
            <text:p>3567.223511</text:p>
          </table:table-cell>
          <table:table-cell office:value-type="float" office:value="361" table:formula="of:=[.F106]-[.F105]" table:style-name="ce1">
            <text:p>361</text:p>
          </table:table-cell>
          <table:table-cell office:value-type="float" office:value="-21" table:formula="of:=[.E106]-[.E105]" table:style-name="ce15">
            <text:p>-2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6T00:00:00" table:style-name="ce12">
            <text:p>16-Jun</text:p>
          </table:table-cell>
          <table:table-cell office:value-type="float" office:value="40400" table:style-name="ce21">
            <text:p>40,400</text:p>
          </table:table-cell>
          <table:table-cell office:value-type="float" office:value="15703" table:style-name="ce21">
            <text:p>15,703</text:p>
          </table:table-cell>
          <table:table-cell office:value-type="float" office:value="2231" table:style-name="ce21">
            <text:p>2,231</text:p>
          </table:table-cell>
          <table:table-cell office:value-type="float" office:value="591" table:style-name="ce14">
            <text:p>591</text:p>
          </table:table-cell>
          <table:table-cell office:value-type="float" office:value="22466" table:style-name="ce18">
            <text:p>22,466</text:p>
          </table:table-cell>
          <table:table-cell office:value-type="float" office:value="21875" table:formula="of:=[.F107]-[.E107]" table:style-name="ce26">
            <text:p>21875</text:p>
          </table:table-cell>
          <table:table-cell office:value-type="float" office:value="3.2922956938332124E-2" table:formula="of:=[.E107]/[.F93]" table:style-name="ce15">
            <text:p>0.032922957</text:p>
          </table:table-cell>
          <table:table-cell office:value-type="float" office:value="6666654.392202273" table:formula="of:=6718903-[.K107]-[.C107]-[.D107]" table:style-name="ce1">
            <text:p>6666654.392</text:p>
          </table:table-cell>
          <table:table-cell office:value-type="float" office:value="33723.607797727069" table:formula="of:=NORMINV(RAND();[.G114];0.25*[.G114])" table:style-name="ce15">
            <text:p>33723.6078</text:p>
          </table:table-cell>
          <table:table-cell office:value-type="float" office:value="34314.607797727069" table:formula="of:=[.J107]+[.E107]" table:style-name="ce15">
            <text:p>34314.6078</text:p>
          </table:table-cell>
          <table:table-cell office:value-type="float" office:value="4891.6640849332471" table:formula="of:=[.J107]-[.J106]" table:style-name="ce15">
            <text:p>4891.664085</text:p>
          </table:table-cell>
          <table:table-cell office:value-type="float" office:value="493" table:formula="of:=[.F107]-[.F106]" table:style-name="ce1">
            <text:p>493</text:p>
          </table:table-cell>
          <table:table-cell office:value-type="float" office:value="28" table:formula="of:=[.E107]-[.E106]" table:style-name="ce15">
            <text:p>2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7T00:00:00" table:style-name="ce12">
            <text:p>17-Jun</text:p>
          </table:table-cell>
          <table:table-cell office:value-type="float" office:value="41431" table:style-name="ce21">
            <text:p>41,431</text:p>
          </table:table-cell>
          <table:table-cell office:value-type="float" office:value="16243" table:style-name="ce21">
            <text:p>16,243</text:p>
          </table:table-cell>
          <table:table-cell office:value-type="float" office:value="2276" table:style-name="ce21">
            <text:p>2,276</text:p>
          </table:table-cell>
          <table:table-cell office:value-type="float" office:value="571" table:style-name="ce14">
            <text:p>571</text:p>
          </table:table-cell>
          <table:table-cell office:value-type="float" office:value="22912" table:style-name="ce18">
            <text:p>22,912</text:p>
          </table:table-cell>
          <table:table-cell office:value-type="float" office:value="22341" table:formula="of:=[.F108]-[.E108]" table:style-name="ce26">
            <text:p>22341</text:p>
          </table:table-cell>
          <table:table-cell office:value-type="float" office:value="3.1496497324728333E-2" table:formula="of:=[.E108]/[.F94]" table:style-name="ce15">
            <text:p>0.031496497</text:p>
          </table:table-cell>
          <table:table-cell office:value-type="float" office:value="6676749.0399871217" table:formula="of:=6718903-[.K108]-[.C108]-[.D108]" table:style-name="ce1">
            <text:p>6676749.04</text:p>
          </table:table-cell>
          <table:table-cell office:value-type="float" office:value="23063.960012878477" table:formula="of:=NORMINV(RAND();[.G115];0.25*[.G115])" table:style-name="ce15">
            <text:p>23063.96001</text:p>
          </table:table-cell>
          <table:table-cell office:value-type="float" office:value="23634.960012878477" table:formula="of:=[.J108]+[.E108]" table:style-name="ce15">
            <text:p>23634.96001</text:p>
          </table:table-cell>
          <table:table-cell office:value-type="float" office:value="-10659.647784848592" table:formula="of:=[.J108]-[.J107]" table:style-name="ce15">
            <text:p>-10659.64778</text:p>
          </table:table-cell>
          <table:table-cell office:value-type="float" office:value="446" table:formula="of:=[.F108]-[.F107]" table:style-name="ce1">
            <text:p>446</text:p>
          </table:table-cell>
          <table:table-cell office:value-type="float" office:value="-20" table:formula="of:=[.E108]-[.E107]" table:style-name="ce15">
            <text:p>-2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8T00:00:00" table:style-name="ce12">
            <text:p>18-Jun</text:p>
          </table:table-cell>
          <table:table-cell office:value-type="float" office:value="42762" table:style-name="ce21">
            <text:p>42,762</text:p>
          </table:table-cell>
          <table:table-cell office:value-type="float" office:value="16798" table:style-name="ce21">
            <text:p>16,798</text:p>
          </table:table-cell>
          <table:table-cell office:value-type="float" office:value="2339" table:style-name="ce21">
            <text:p>2,339</text:p>
          </table:table-cell>
          <table:table-cell office:value-type="float" office:value="552" table:style-name="ce14">
            <text:p>552</text:p>
          </table:table-cell>
          <table:table-cell office:value-type="float" office:value="23625" table:style-name="ce18">
            <text:p>23,625</text:p>
          </table:table-cell>
          <table:table-cell office:value-type="float" office:value="23073" table:formula="of:=[.F109]-[.E109]" table:style-name="ce26">
            <text:p>23073</text:p>
          </table:table-cell>
          <table:table-cell office:value-type="float" office:value="3.0321340291128811E-2" table:formula="of:=[.E109]/[.F95]" table:style-name="ce15">
            <text:p>0.03032134</text:p>
          </table:table-cell>
          <table:table-cell office:value-type="float" office:value="6667902.9508443596" table:formula="of:=6718903-[.K109]-[.C109]-[.D109]" table:style-name="ce1">
            <text:p>6667902.951</text:p>
          </table:table-cell>
          <table:table-cell office:value-type="float" office:value="31311.049155640259" table:formula="of:=NORMINV(RAND();[.G116];0.25*[.G116])" table:style-name="ce15">
            <text:p>31311.04916</text:p>
          </table:table-cell>
          <table:table-cell office:value-type="float" office:value="31863.049155640259" table:formula="of:=[.J109]+[.E109]" table:style-name="ce15">
            <text:p>31863.04916</text:p>
          </table:table-cell>
          <table:table-cell office:value-type="float" office:value="8247.0891427617826" table:formula="of:=[.J109]-[.J108]" table:style-name="ce15">
            <text:p>8247.089143</text:p>
          </table:table-cell>
          <table:table-cell office:value-type="float" office:value="713" table:formula="of:=[.F109]-[.F108]" table:style-name="ce1">
            <text:p>713</text:p>
          </table:table-cell>
          <table:table-cell office:value-type="float" office:value="-19" table:formula="of:=[.E109]-[.E108]" table:style-name="ce15">
            <text:p>-1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19T00:00:00" table:style-name="ce12">
            <text:p>19-Jun</text:p>
          </table:table-cell>
          <table:table-cell office:value-type="float" office:value="43803" table:style-name="ce21">
            <text:p>43,803</text:p>
          </table:table-cell>
          <table:table-cell office:value-type="float" office:value="17349" table:style-name="ce21">
            <text:p>17,349</text:p>
          </table:table-cell>
          <table:table-cell office:value-type="float" office:value="2373" table:style-name="ce21">
            <text:p>2,373</text:p>
          </table:table-cell>
          <table:table-cell office:value-type="float" office:value="553" table:style-name="ce14">
            <text:p>553</text:p>
          </table:table-cell>
          <table:table-cell office:value-type="float" office:value="24081" table:style-name="ce18">
            <text:p>24,081</text:p>
          </table:table-cell>
          <table:table-cell office:value-type="float" office:value="23528" table:formula="of:=[.F110]-[.E110]" table:style-name="ce26">
            <text:p>23528</text:p>
          </table:table-cell>
          <table:table-cell office:value-type="float" office:value="3.020537469958488E-2" table:formula="of:=[.E110]/[.F96]" table:style-name="ce15">
            <text:p>0.030205375</text:p>
          </table:table-cell>
          <table:table-cell office:value-type="float" office:value="6672199.8990608612" table:formula="of:=6718903-[.K110]-[.C110]-[.D110]" table:style-name="ce1">
            <text:p>6672199.899</text:p>
          </table:table-cell>
          <table:table-cell office:value-type="float" office:value="26428.100939139185" table:formula="of:=NORMINV(RAND();[.G117];0.25*[.G117])" table:style-name="ce15">
            <text:p>26428.10094</text:p>
          </table:table-cell>
          <table:table-cell office:value-type="float" office:value="26981.100939139185" table:formula="of:=[.J110]+[.E110]" table:style-name="ce15">
            <text:p>26981.10094</text:p>
          </table:table-cell>
          <table:table-cell office:value-type="float" office:value="-4882.9482165010741" table:formula="of:=[.J110]-[.J109]" table:style-name="ce15">
            <text:p>-4882.948217</text:p>
          </table:table-cell>
          <table:table-cell office:value-type="float" office:value="456" table:formula="of:=[.F110]-[.F109]" table:style-name="ce1">
            <text:p>456</text:p>
          </table:table-cell>
          <table:table-cell office:value-type="float" office:value="1" table:formula="of:=[.E110]-[.E109]" table:style-name="ce15">
            <text:p>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0T00:00:00" table:style-name="ce12">
            <text:p>20-Jun</text:p>
          </table:table-cell>
          <table:table-cell office:value-type="float" office:value="45029" table:style-name="ce21">
            <text:p>45,029</text:p>
          </table:table-cell>
          <table:table-cell office:value-type="float" office:value="17883" table:style-name="ce21">
            <text:p>17,883</text:p>
          </table:table-cell>
          <table:table-cell office:value-type="float" office:value="2429" table:style-name="ce21">
            <text:p>2,429</text:p>
          </table:table-cell>
          <table:table-cell office:value-type="float" office:value="553" table:style-name="ce14">
            <text:p>553</text:p>
          </table:table-cell>
          <table:table-cell office:value-type="float" office:value="24717" table:style-name="ce18">
            <text:p>24,717</text:p>
          </table:table-cell>
          <table:table-cell office:value-type="float" office:value="24164" table:formula="of:=[.F111]-[.E111]" table:style-name="ce26">
            <text:p>24164</text:p>
          </table:table-cell>
          <table:table-cell office:value-type="float" office:value="2.9405508880144635E-2" table:formula="of:=[.E111]/[.F97]" table:style-name="ce15">
            <text:p>0.029405509</text:p>
          </table:table-cell>
          <table:table-cell office:value-type="float" office:value="6668316.2138911318" table:formula="of:=6718903-[.K111]-[.C111]-[.D111]" table:style-name="ce1">
            <text:p>6668316.214</text:p>
          </table:table-cell>
          <table:table-cell office:value-type="float" office:value="29721.786108868444" table:formula="of:=NORMINV(RAND();[.G118];0.25*[.G118])" table:style-name="ce15">
            <text:p>29721.78611</text:p>
          </table:table-cell>
          <table:table-cell office:value-type="float" office:value="30274.786108868444" table:formula="of:=[.J111]+[.E111]" table:style-name="ce15">
            <text:p>30274.78611</text:p>
          </table:table-cell>
          <table:table-cell office:value-type="float" office:value="3293.6851697292586" table:formula="of:=[.J111]-[.J110]" table:style-name="ce15">
            <text:p>3293.68517</text:p>
          </table:table-cell>
          <table:table-cell office:value-type="float" office:value="636" table:formula="of:=[.F111]-[.F110]" table:style-name="ce1">
            <text:p>636</text:p>
          </table:table-cell>
          <table:table-cell office:value-type="float" office:value="0" table:formula="of:=[.E111]-[.E110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1T00:00:00" table:style-name="ce12">
            <text:p>21-Jun</text:p>
          </table:table-cell>
          <table:table-cell office:value-type="float" office:value="45891" table:style-name="ce21">
            <text:p>45,891</text:p>
          </table:table-cell>
          <table:table-cell office:value-type="float" office:value="18404" table:style-name="ce21">
            <text:p>18,404</text:p>
          </table:table-cell>
          <table:table-cell office:value-type="float" office:value="2465" table:style-name="ce21">
            <text:p>2,465</text:p>
          </table:table-cell>
          <table:table-cell office:value-type="float" office:value="549" table:style-name="ce14">
            <text:p>549</text:p>
          </table:table-cell>
          <table:table-cell office:value-type="float" office:value="25022" table:style-name="ce18">
            <text:p>25,022</text:p>
          </table:table-cell>
          <table:table-cell office:value-type="float" office:value="24473" table:formula="of:=[.F112]-[.E112]" table:style-name="ce26">
            <text:p>24473</text:p>
          </table:table-cell>
          <table:table-cell office:value-type="float" office:value="2.9144768275203056E-2" table:formula="of:=[.E112]/[.F98]" table:style-name="ce15">
            <text:p>0.029144768</text:p>
          </table:table-cell>
          <table:table-cell office:value-type="float" office:value="6665923.3713992639" table:formula="of:=6718903-[.K112]-[.C112]-[.D112]" table:style-name="ce1">
            <text:p>6665923.371</text:p>
          </table:table-cell>
          <table:table-cell office:value-type="float" office:value="31561.628600736134" table:formula="of:=NORMINV(RAND();[.G119];0.25*[.G119])" table:style-name="ce15">
            <text:p>31561.6286</text:p>
          </table:table-cell>
          <table:table-cell office:value-type="float" office:value="32110.628600736134" table:formula="of:=[.J112]+[.E112]" table:style-name="ce15">
            <text:p>32110.6286</text:p>
          </table:table-cell>
          <table:table-cell office:value-type="float" office:value="1839.8424918676901" table:formula="of:=[.J112]-[.J111]" table:style-name="ce15">
            <text:p>1839.842492</text:p>
          </table:table-cell>
          <table:table-cell office:value-type="float" office:value="305" table:formula="of:=[.F112]-[.F111]" table:style-name="ce1">
            <text:p>305</text:p>
          </table:table-cell>
          <table:table-cell office:value-type="float" office:value="-4" table:formula="of:=[.E112]-[.E111]" table:style-name="ce15">
            <text:p>-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2T00:00:00" table:style-name="ce12">
            <text:p>22-Jun</text:p>
          </table:table-cell>
          <table:table-cell office:value-type="float" office:value="46845" table:style-name="ce21">
            <text:p>46,845</text:p>
          </table:table-cell>
          <table:table-cell office:value-type="float" office:value="18735" table:style-name="ce21">
            <text:p>18,735</text:p>
          </table:table-cell>
          <table:table-cell office:value-type="float" office:value="2500" table:style-name="ce21">
            <text:p>2,500</text:p>
          </table:table-cell>
          <table:table-cell office:value-type="float" office:value="543" table:style-name="ce14">
            <text:p>543</text:p>
          </table:table-cell>
          <table:table-cell office:value-type="float" office:value="25610" table:style-name="ce18">
            <text:p>25,610</text:p>
          </table:table-cell>
          <table:table-cell office:value-type="float" office:value="25067" table:formula="of:=[.F113]-[.E113]" table:style-name="ce26">
            <text:p>25067</text:p>
          </table:table-cell>
          <table:table-cell office:value-type="float" office:value="2.8213654785409957E-2" table:formula="of:=[.E113]/[.F99]" table:style-name="ce15">
            <text:p>0.028213655</text:p>
          </table:table-cell>
          <table:table-cell office:value-type="float" office:value="6664696.5284055937" table:formula="of:=6718903-[.K113]-[.C113]-[.D113]" table:style-name="ce1">
            <text:p>6664696.528</text:p>
          </table:table-cell>
          <table:table-cell office:value-type="float" office:value="32428.471594406215" table:formula="of:=NORMINV(RAND();[.G120];0.25*[.G120])" table:style-name="ce15">
            <text:p>32428.47159</text:p>
          </table:table-cell>
          <table:table-cell office:value-type="float" office:value="32971.471594406219" table:formula="of:=[.J113]+[.E113]" table:style-name="ce15">
            <text:p>32971.47159</text:p>
          </table:table-cell>
          <table:table-cell office:value-type="float" office:value="866.84299367008134" table:formula="of:=[.J113]-[.J112]" table:style-name="ce15">
            <text:p>866.8429937</text:p>
          </table:table-cell>
          <table:table-cell office:value-type="float" office:value="588" table:formula="of:=[.F113]-[.F112]" table:style-name="ce1">
            <text:p>588</text:p>
          </table:table-cell>
          <table:table-cell office:value-type="float" office:value="-6" table:formula="of:=[.E113]-[.E112]" table:style-name="ce15">
            <text:p>-6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3T00:00:00" table:style-name="ce12">
            <text:p>23-Jun</text:p>
          </table:table-cell>
          <table:table-cell office:value-type="float" office:value="47896" table:style-name="ce21">
            <text:p>47,896</text:p>
          </table:table-cell>
          <table:table-cell office:value-type="float" office:value="19241" table:style-name="ce21">
            <text:p>19,241</text:p>
          </table:table-cell>
          <table:table-cell office:value-type="float" office:value="2535" table:style-name="ce21">
            <text:p>2,535</text:p>
          </table:table-cell>
          <table:table-cell office:value-type="float" office:value="526" table:style-name="ce14">
            <text:p>526</text:p>
          </table:table-cell>
          <table:table-cell office:value-type="float" office:value="26120" table:style-name="ce18">
            <text:p>26,120</text:p>
          </table:table-cell>
          <table:table-cell office:value-type="float" office:value="25594" table:formula="of:=[.F114]-[.E114]" table:style-name="ce26">
            <text:p>25594</text:p>
          </table:table-cell>
          <table:table-cell office:value-type="float" office:value="2.6647753178985763E-2" table:formula="of:=[.E114]/[.F100]" table:style-name="ce15">
            <text:p>0.026647753</text:p>
          </table:table-cell>
          <table:table-cell office:value-type="float" office:value="6656233.8969826959" table:formula="of:=6718903-[.K114]-[.C114]-[.D114]" table:style-name="ce1">
            <text:p>6656233.897</text:p>
          </table:table-cell>
          <table:table-cell office:value-type="float" office:value="40367.103017304486" table:formula="of:=NORMINV(RAND();[.G121];0.25*[.G121])" table:style-name="ce15">
            <text:p>40367.10302</text:p>
          </table:table-cell>
          <table:table-cell office:value-type="float" office:value="40893.103017304486" table:formula="of:=[.J114]+[.E114]" table:style-name="ce15">
            <text:p>40893.10302</text:p>
          </table:table-cell>
          <table:table-cell office:value-type="float" office:value="7938.6314228982701" table:formula="of:=[.J114]-[.J113]" table:style-name="ce15">
            <text:p>7938.631423</text:p>
          </table:table-cell>
          <table:table-cell office:value-type="float" office:value="510" table:formula="of:=[.F114]-[.F113]" table:style-name="ce1">
            <text:p>510</text:p>
          </table:table-cell>
          <table:table-cell office:value-type="float" office:value="-17" table:formula="of:=[.E114]-[.E113]" table:style-name="ce15">
            <text:p>-17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4T00:00:00" table:style-name="ce12">
            <text:p>24-Jun</text:p>
          </table:table-cell>
          <table:table-cell office:value-type="float" office:value="49009" table:style-name="ce21">
            <text:p>49,009</text:p>
          </table:table-cell>
          <table:table-cell office:value-type="float" office:value="19658" table:style-name="ce21">
            <text:p>19,658</text:p>
          </table:table-cell>
          <table:table-cell office:value-type="float" office:value="2573" table:style-name="ce21">
            <text:p>2,573</text:p>
          </table:table-cell>
          <table:table-cell office:value-type="float" office:value="513" table:style-name="ce14">
            <text:p>513</text:p>
          </table:table-cell>
          <table:table-cell office:value-type="float" office:value="26778" table:style-name="ce18">
            <text:p>26,778</text:p>
          </table:table-cell>
          <table:table-cell office:value-type="float" office:value="26265" table:formula="of:=[.F115]-[.E115]" table:style-name="ce26">
            <text:p>26265</text:p>
          </table:table-cell>
          <table:table-cell office:value-type="float" office:value="2.5360885900731659E-2" table:formula="of:=[.E115]/[.F101]" table:style-name="ce15">
            <text:p>0.025360886</text:p>
          </table:table-cell>
          <table:table-cell office:value-type="float" office:value="6670810.1284154775" table:formula="of:=6718903-[.K115]-[.C115]-[.D115]" table:style-name="ce1">
            <text:p>6670810.128</text:p>
          </table:table-cell>
          <table:table-cell office:value-type="float" office:value="25348.871584522218" table:formula="of:=NORMINV(RAND();[.G122];0.25*[.G122])" table:style-name="ce15">
            <text:p>25348.87158</text:p>
          </table:table-cell>
          <table:table-cell office:value-type="float" office:value="25861.871584522218" table:formula="of:=[.J115]+[.E115]" table:style-name="ce15">
            <text:p>25861.87158</text:p>
          </table:table-cell>
          <table:table-cell office:value-type="float" office:value="-15018.231432782268" table:formula="of:=[.J115]-[.J114]" table:style-name="ce15">
            <text:p>-15018.23143</text:p>
          </table:table-cell>
          <table:table-cell office:value-type="float" office:value="658" table:formula="of:=[.F115]-[.F114]" table:style-name="ce1">
            <text:p>658</text:p>
          </table:table-cell>
          <table:table-cell office:value-type="float" office:value="-13" table:formula="of:=[.E115]-[.E114]" table:style-name="ce15">
            <text:p>-1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5T00:00:00" table:style-name="ce12">
            <text:p>25-Jun</text:p>
          </table:table-cell>
          <table:table-cell office:value-type="float" office:value="50187" table:style-name="ce21">
            <text:p>50,187</text:p>
          </table:table-cell>
          <table:table-cell office:value-type="float" office:value="20449" table:style-name="ce21">
            <text:p>20,449</text:p>
          </table:table-cell>
          <table:table-cell office:value-type="float" office:value="2620" table:style-name="ce21">
            <text:p>2,620</text:p>
          </table:table-cell>
          <table:table-cell office:value-type="float" office:value="523" table:style-name="ce14">
            <text:p>523</text:p>
          </table:table-cell>
          <table:table-cell office:value-type="float" office:value="27118" table:style-name="ce18">
            <text:p>27,118</text:p>
          </table:table-cell>
          <table:table-cell office:value-type="float" office:value="26595" table:formula="of:=[.F116]-[.E116]" table:style-name="ce26">
            <text:p>26595</text:p>
          </table:table-cell>
          <table:table-cell office:value-type="float" office:value="2.5315842974006485E-2" table:formula="of:=[.E116]/[.F102]" table:style-name="ce15">
            <text:p>0.025315843</text:p>
          </table:table-cell>
          <table:table-cell office:value-type="float" office:value="6677374.7981954981" table:formula="of:=6718903-[.K116]-[.C116]-[.D116]" table:style-name="ce1">
            <text:p>6677374.798</text:p>
          </table:table-cell>
          <table:table-cell office:value-type="float" office:value="17936.201804502245" table:formula="of:=NORMINV(RAND();[.G123];0.25*[.G123])" table:style-name="ce15">
            <text:p>17936.2018</text:p>
          </table:table-cell>
          <table:table-cell office:value-type="float" office:value="18459.201804502245" table:formula="of:=[.J116]+[.E116]" table:style-name="ce15">
            <text:p>18459.2018</text:p>
          </table:table-cell>
          <table:table-cell office:value-type="float" office:value="-7412.6697800199727" table:formula="of:=[.J116]-[.J115]" table:style-name="ce15">
            <text:p>-7412.66978</text:p>
          </table:table-cell>
          <table:table-cell office:value-type="float" office:value="340" table:formula="of:=[.F116]-[.F115]" table:style-name="ce1">
            <text:p>340</text:p>
          </table:table-cell>
          <table:table-cell office:value-type="float" office:value="10" table:formula="of:=[.E116]-[.E115]" table:style-name="ce15">
            <text:p>1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6T00:00:00" table:style-name="ce12">
            <text:p>26-Jun</text:p>
          </table:table-cell>
          <table:table-cell office:value-type="float" office:value="51427" table:style-name="ce21">
            <text:p>51,427</text:p>
          </table:table-cell>
          <table:table-cell office:value-type="float" office:value="21333" table:style-name="ce21">
            <text:p>21,333</text:p>
          </table:table-cell>
          <table:table-cell office:value-type="float" office:value="2683" table:style-name="ce21">
            <text:p>2,683</text:p>
          </table:table-cell>
          <table:table-cell office:value-type="float" office:value="524" table:style-name="ce14">
            <text:p>524</text:p>
          </table:table-cell>
          <table:table-cell office:value-type="float" office:value="27411" table:style-name="ce18">
            <text:p>27,411</text:p>
          </table:table-cell>
          <table:table-cell office:value-type="float" office:value="26887" table:formula="of:=[.F117]-[.E117]" table:style-name="ce26">
            <text:p>26887</text:p>
          </table:table-cell>
          <table:table-cell office:value-type="float" office:value="2.4781272168361314E-2" table:formula="of:=[.E117]/[.F103]" table:style-name="ce15">
            <text:p>0.024781272</text:p>
          </table:table-cell>
          <table:table-cell office:value-type="float" office:value="6660569.5723967534" table:formula="of:=6718903-[.K117]-[.C117]-[.D117]" table:style-name="ce1">
            <text:p>6660569.572</text:p>
          </table:table-cell>
          <table:table-cell office:value-type="float" office:value="33793.427603246659" table:formula="of:=NORMINV(RAND();[.G124];0.25*[.G124])" table:style-name="ce15">
            <text:p>33793.4276</text:p>
          </table:table-cell>
          <table:table-cell office:value-type="float" office:value="34317.427603246659" table:formula="of:=[.J117]+[.E117]" table:style-name="ce15">
            <text:p>34317.4276</text:p>
          </table:table-cell>
          <table:table-cell office:value-type="float" office:value="15857.225798744414" table:formula="of:=[.J117]-[.J116]" table:style-name="ce15">
            <text:p>15857.2258</text:p>
          </table:table-cell>
          <table:table-cell office:value-type="float" office:value="293" table:formula="of:=[.F117]-[.F116]" table:style-name="ce1">
            <text:p>293</text:p>
          </table:table-cell>
          <table:table-cell office:value-type="float" office:value="1" table:formula="of:=[.E117]-[.E116]" table:style-name="ce15">
            <text:p>1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7T00:00:00" table:style-name="ce12">
            <text:p>27-Jun</text:p>
          </table:table-cell>
          <table:table-cell office:value-type="float" office:value="52812" table:style-name="ce21">
            <text:p>52,812</text:p>
          </table:table-cell>
          <table:table-cell office:value-type="float" office:value="21909" table:style-name="ce21">
            <text:p>21,909</text:p>
          </table:table-cell>
          <table:table-cell office:value-type="float" office:value="2720" table:style-name="ce21">
            <text:p>2,720</text:p>
          </table:table-cell>
          <table:table-cell office:value-type="float" office:value="516" table:style-name="ce14">
            <text:p>516</text:p>
          </table:table-cell>
          <table:table-cell office:value-type="float" office:value="28183" table:style-name="ce18">
            <text:p>28,183</text:p>
          </table:table-cell>
          <table:table-cell office:value-type="float" office:value="27667" table:formula="of:=[.F118]-[.E118]" table:style-name="ce26">
            <text:p>27667</text:p>
          </table:table-cell>
          <table:table-cell office:value-type="float" office:value="2.3940982693824525E-2" table:formula="of:=[.E118]/[.F104]" table:style-name="ce15">
            <text:p>0.023940983</text:p>
          </table:table-cell>
          <table:table-cell office:value-type="float" office:value="6672419.3365165805" table:formula="of:=6718903-[.K118]-[.C118]-[.D118]" table:style-name="ce1">
            <text:p>6672419.337</text:p>
          </table:table-cell>
          <table:table-cell office:value-type="float" office:value="21338.663483419768" table:formula="of:=NORMINV(RAND();[.G125];0.25*[.G125])" table:style-name="ce15">
            <text:p>21338.66348</text:p>
          </table:table-cell>
          <table:table-cell office:value-type="float" office:value="21854.663483419768" table:formula="of:=[.J118]+[.E118]" table:style-name="ce15">
            <text:p>21854.66348</text:p>
          </table:table-cell>
          <table:table-cell office:value-type="float" office:value="-12454.76411982689" table:formula="of:=[.J118]-[.J117]" table:style-name="ce15">
            <text:p>-12454.76412</text:p>
          </table:table-cell>
          <table:table-cell office:value-type="float" office:value="772" table:formula="of:=[.F118]-[.F117]" table:style-name="ce1">
            <text:p>772</text:p>
          </table:table-cell>
          <table:table-cell office:value-type="float" office:value="-8" table:formula="of:=[.E118]-[.E117]" table:style-name="ce15">
            <text:p>-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8T00:00:00" table:style-name="ce12">
            <text:p>28-Jun</text:p>
          </table:table-cell>
          <table:table-cell office:value-type="float" office:value="54010" table:style-name="ce21">
            <text:p>54,010</text:p>
          </table:table-cell>
          <table:table-cell office:value-type="float" office:value="22936" table:style-name="ce21">
            <text:p>22,936</text:p>
          </table:table-cell>
          <table:table-cell office:value-type="float" office:value="2754" table:style-name="ce21">
            <text:p>2,754</text:p>
          </table:table-cell>
          <table:table-cell office:value-type="float" office:value="525" table:style-name="ce14">
            <text:p>525</text:p>
          </table:table-cell>
          <table:table-cell office:value-type="float" office:value="28320" table:style-name="ce18">
            <text:p>28,320</text:p>
          </table:table-cell>
          <table:table-cell office:value-type="float" office:value="27795" table:formula="of:=[.F119]-[.E119]" table:style-name="ce26">
            <text:p>27795</text:p>
          </table:table-cell>
          <table:table-cell office:value-type="float" office:value="2.4292059966685174E-2" table:formula="of:=[.E119]/[.F105]" table:style-name="ce15">
            <text:p>0.02429206</text:p>
          </table:table-cell>
          <table:table-cell office:value-type="float" office:value="6671100.06878684" table:formula="of:=6718903-[.K119]-[.C119]-[.D119]" table:style-name="ce1">
            <text:p>6671100.069</text:p>
          </table:table-cell>
          <table:table-cell office:value-type="float" office:value="21587.931213159893" table:formula="of:=NORMINV(RAND();[.G126];0.25*[.G126])" table:style-name="ce15">
            <text:p>21587.93121</text:p>
          </table:table-cell>
          <table:table-cell office:value-type="float" office:value="22112.931213159893" table:formula="of:=[.J119]+[.E119]" table:style-name="ce15">
            <text:p>22112.93121</text:p>
          </table:table-cell>
          <table:table-cell office:value-type="float" office:value="249.2677297401242" table:formula="of:=[.J119]-[.J118]" table:style-name="ce15">
            <text:p>249.2677297</text:p>
          </table:table-cell>
          <table:table-cell office:value-type="float" office:value="137" table:formula="of:=[.F119]-[.F118]" table:style-name="ce1">
            <text:p>137</text:p>
          </table:table-cell>
          <table:table-cell office:value-type="float" office:value="9" table:formula="of:=[.E119]-[.E118]" table:style-name="ce15">
            <text:p>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29T00:00:00" table:style-name="ce12">
            <text:p>29-Jun</text:p>
          </table:table-cell>
          <table:table-cell office:value-type="float" office:value="55092" table:style-name="ce21">
            <text:p>55,092</text:p>
          </table:table-cell>
          <table:table-cell office:value-type="float" office:value="23800" table:style-name="ce21">
            <text:p>23,800</text:p>
          </table:table-cell>
          <table:table-cell office:value-type="float" office:value="2805" table:style-name="ce21">
            <text:p>2,805</text:p>
          </table:table-cell>
          <table:table-cell office:value-type="float" office:value="515" table:style-name="ce14">
            <text:p>515</text:p>
          </table:table-cell>
          <table:table-cell office:value-type="float" office:value="28487" table:style-name="ce18">
            <text:p>28,487</text:p>
          </table:table-cell>
          <table:table-cell office:value-type="float" office:value="27972" table:formula="of:=[.F120]-[.E120]" table:style-name="ce26">
            <text:p>27972</text:p>
          </table:table-cell>
          <table:table-cell office:value-type="float" office:value="2.3437855549993173E-2" table:formula="of:=[.E120]/[.F106]" table:style-name="ce15">
            <text:p>0.023437856</text:p>
          </table:table-cell>
          <table:table-cell office:value-type="float" office:value="6664654.1128471438" table:formula="of:=6718903-[.K120]-[.C120]-[.D120]" table:style-name="ce1">
            <text:p>6664654.113</text:p>
          </table:table-cell>
          <table:table-cell office:value-type="float" office:value="27128.887152856547" table:formula="of:=NORMINV(RAND();[.G127];0.25*[.G127])" table:style-name="ce15">
            <text:p>27128.88715</text:p>
          </table:table-cell>
          <table:table-cell office:value-type="float" office:value="27643.887152856547" table:formula="of:=[.J120]+[.E120]" table:style-name="ce15">
            <text:p>27643.88715</text:p>
          </table:table-cell>
          <table:table-cell office:value-type="float" office:value="5540.9559396966542" table:formula="of:=[.J120]-[.J119]" table:style-name="ce15">
            <text:p>5540.95594</text:p>
          </table:table-cell>
          <table:table-cell office:value-type="float" office:value="167" table:formula="of:=[.F120]-[.F119]" table:style-name="ce1">
            <text:p>167</text:p>
          </table:table-cell>
          <table:table-cell office:value-type="float" office:value="-10" table:formula="of:=[.E120]-[.E119]" table:style-name="ce15">
            <text:p>-1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6-30T00:00:00" table:style-name="ce12">
            <text:p>30-Jun</text:p>
          </table:table-cell>
          <table:table-cell office:value-type="float" office:value="56385" table:style-name="ce21">
            <text:p>56,385</text:p>
          </table:table-cell>
          <table:table-cell office:value-type="float" office:value="24806" table:style-name="ce21">
            <text:p>24,806</text:p>
          </table:table-cell>
          <table:table-cell office:value-type="float" office:value="2876" table:style-name="ce21">
            <text:p>2,876</text:p>
          </table:table-cell>
          <table:table-cell office:value-type="float" office:value="515" table:style-name="ce14">
            <text:p>515</text:p>
          </table:table-cell>
          <table:table-cell office:value-type="float" office:value="28703" table:style-name="ce18">
            <text:p>28,703</text:p>
          </table:table-cell>
          <table:table-cell office:value-type="float" office:value="28188" table:formula="of:=[.F121]-[.E121]" table:style-name="ce26">
            <text:p>28188</text:p>
          </table:table-cell>
          <table:table-cell office:value-type="float" office:value="2.292352888809757E-2" table:formula="of:=[.E121]/[.F107]" table:style-name="ce15">
            <text:p>0.022923529</text:p>
          </table:table-cell>
          <table:table-cell office:value-type="float" office:value="6649475.2148685679" table:formula="of:=6718903-[.K121]-[.C121]-[.D121]" table:style-name="ce1">
            <text:p>6649475.215</text:p>
          </table:table-cell>
          <table:table-cell office:value-type="float" office:value="41230.785131432167" table:formula="of:=NORMINV(RAND();[.G128];0.25*[.G128])" table:style-name="ce15">
            <text:p>41230.78513</text:p>
          </table:table-cell>
          <table:table-cell office:value-type="float" office:value="41745.785131432167" table:formula="of:=[.J121]+[.E121]" table:style-name="ce15">
            <text:p>41745.78513</text:p>
          </table:table-cell>
          <table:table-cell office:value-type="float" office:value="14101.89797857562" table:formula="of:=[.J121]-[.J120]" table:style-name="ce15">
            <text:p>14101.89798</text:p>
          </table:table-cell>
          <table:table-cell office:value-type="float" office:value="216" table:formula="of:=[.F121]-[.F120]" table:style-name="ce1">
            <text:p>216</text:p>
          </table:table-cell>
          <table:table-cell office:value-type="float" office:value="0" table:formula="of:=[.E121]-[.E120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1T00:00:00" table:style-name="ce12">
            <text:p>1-Jul</text:p>
          </table:table-cell>
          <table:table-cell office:value-type="float" office:value="57770" table:style-name="ce21">
            <text:p>57,770</text:p>
          </table:table-cell>
          <table:table-cell office:value-type="float" office:value="25595" table:style-name="ce21">
            <text:p>25,595</text:p>
          </table:table-cell>
          <table:table-cell office:value-type="float" office:value="2934" table:style-name="ce21">
            <text:p>2,934</text:p>
          </table:table-cell>
          <table:table-cell office:value-type="float" office:value="485" table:style-name="ce14">
            <text:p>485</text:p>
          </table:table-cell>
          <table:table-cell office:value-type="float" office:value="29241" table:style-name="ce18">
            <text:p>29,241</text:p>
          </table:table-cell>
          <table:table-cell office:value-type="float" office:value="28756" table:formula="of:=[.F122]-[.E122]" table:style-name="ce26">
            <text:p>28756</text:p>
          </table:table-cell>
          <table:table-cell office:value-type="float" office:value="2.1167946927374302E-2" table:formula="of:=[.E122]/[.F108]" table:style-name="ce15">
            <text:p>0.021167947</text:p>
          </table:table-cell>
          <table:table-cell office:value-type="float" office:value="6660886.5487945285" table:formula="of:=6718903-[.K122]-[.C122]-[.D122]" table:style-name="ce1">
            <text:p>6660886.549</text:p>
          </table:table-cell>
          <table:table-cell office:value-type="float" office:value="29002.451205471803" table:formula="of:=NORMINV(RAND();[.G129];0.25*[.G129])" table:style-name="ce15">
            <text:p>29002.45121</text:p>
          </table:table-cell>
          <table:table-cell office:value-type="float" office:value="29487.451205471803" table:formula="of:=[.J122]+[.E122]" table:style-name="ce15">
            <text:p>29487.45121</text:p>
          </table:table-cell>
          <table:table-cell office:value-type="float" office:value="-12228.333925960364" table:formula="of:=[.J122]-[.J121]" table:style-name="ce15">
            <text:p>-12228.33393</text:p>
          </table:table-cell>
          <table:table-cell office:value-type="float" office:value="538" table:formula="of:=[.F122]-[.F121]" table:style-name="ce1">
            <text:p>538</text:p>
          </table:table-cell>
          <table:table-cell office:value-type="float" office:value="-30" table:formula="of:=[.E122]-[.E121]" table:style-name="ce15">
            <text:p>-3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2T00:00:00" table:style-name="ce12">
            <text:p>2-Jul</text:p>
          </table:table-cell>
          <table:table-cell office:value-type="float" office:value="59394" table:style-name="ce21">
            <text:p>59,394</text:p>
          </table:table-cell>
          <table:table-cell office:value-type="float" office:value="26667" table:style-name="ce21">
            <text:p>26,667</text:p>
          </table:table-cell>
          <table:table-cell office:value-type="float" office:value="2987" table:style-name="ce21">
            <text:p>2,987</text:p>
          </table:table-cell>
          <table:table-cell office:value-type="float" office:value="515" table:style-name="ce14">
            <text:p>515</text:p>
          </table:table-cell>
          <table:table-cell office:value-type="float" office:value="29740" table:style-name="ce18">
            <text:p>29,740</text:p>
          </table:table-cell>
          <table:table-cell office:value-type="float" office:value="29225" table:formula="of:=[.F123]-[.E123]" table:style-name="ce26">
            <text:p>29225</text:p>
          </table:table-cell>
          <table:table-cell office:value-type="float" office:value="2.17989417989418E-2" table:formula="of:=[.E123]/[.F109]" table:style-name="ce15">
            <text:p>0.021798942</text:p>
          </table:table-cell>
          <table:table-cell office:value-type="float" office:value="6663007.6670634616" table:formula="of:=6718903-[.K123]-[.C123]-[.D123]" table:style-name="ce1">
            <text:p>6663007.667</text:p>
          </table:table-cell>
          <table:table-cell office:value-type="float" office:value="25726.332936538729" table:formula="of:=NORMINV(RAND();[.G130];0.25*[.G130])" table:style-name="ce15">
            <text:p>25726.33294</text:p>
          </table:table-cell>
          <table:table-cell office:value-type="float" office:value="26241.332936538729" table:formula="of:=[.J123]+[.E123]" table:style-name="ce15">
            <text:p>26241.33294</text:p>
          </table:table-cell>
          <table:table-cell office:value-type="float" office:value="-3276.1182689330744" table:formula="of:=[.J123]-[.J122]" table:style-name="ce15">
            <text:p>-3276.118269</text:p>
          </table:table-cell>
          <table:table-cell office:value-type="float" office:value="499" table:formula="of:=[.F123]-[.F122]" table:style-name="ce1">
            <text:p>499</text:p>
          </table:table-cell>
          <table:table-cell office:value-type="float" office:value="30" table:formula="of:=[.E123]-[.E122]" table:style-name="ce15">
            <text:p>3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3T00:00:00" table:style-name="ce12">
            <text:p>3-Jul</text:p>
          </table:table-cell>
          <table:table-cell office:value-type="float" office:value="60695" table:style-name="ce21">
            <text:p>60,695</text:p>
          </table:table-cell>
          <table:table-cell office:value-type="float" office:value="27568" table:style-name="ce21">
            <text:p>27,568</text:p>
          </table:table-cell>
          <table:table-cell office:value-type="float" office:value="3036" table:style-name="ce21">
            <text:p>3,036</text:p>
          </table:table-cell>
          <table:table-cell office:value-type="float" office:value="500" table:style-name="ce14">
            <text:p>500</text:p>
          </table:table-cell>
          <table:table-cell office:value-type="float" office:value="30091" table:style-name="ce18">
            <text:p>30,091</text:p>
          </table:table-cell>
          <table:table-cell office:value-type="float" office:value="29591" table:formula="of:=[.F124]-[.E124]" table:style-name="ce26">
            <text:p>29591</text:p>
          </table:table-cell>
          <table:table-cell office:value-type="float" office:value="2.0763257339811471E-2" table:formula="of:=[.E124]/[.F110]" table:style-name="ce15">
            <text:p>0.020763257</text:p>
          </table:table-cell>
          <table:table-cell office:value-type="float" office:value="6655987.0906640487" table:formula="of:=6718903-[.K124]-[.C124]-[.D124]" table:style-name="ce1">
            <text:p>6655987.091</text:p>
          </table:table-cell>
          <table:table-cell office:value-type="float" office:value="31811.909335951143" table:formula="of:=NORMINV(RAND();[.G131];0.25*[.G131])" table:style-name="ce15">
            <text:p>31811.90934</text:p>
          </table:table-cell>
          <table:table-cell office:value-type="float" office:value="32311.909335951143" table:formula="of:=[.J124]+[.E124]" table:style-name="ce15">
            <text:p>32311.90934</text:p>
          </table:table-cell>
          <table:table-cell office:value-type="float" office:value="6085.5763994124136" table:formula="of:=[.J124]-[.J123]" table:style-name="ce15">
            <text:p>6085.576399</text:p>
          </table:table-cell>
          <table:table-cell office:value-type="float" office:value="351" table:formula="of:=[.F124]-[.F123]" table:style-name="ce1">
            <text:p>351</text:p>
          </table:table-cell>
          <table:table-cell office:value-type="float" office:value="-15" table:formula="of:=[.E124]-[.E123]" table:style-name="ce15">
            <text:p>-15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4T00:00:00" table:style-name="ce12">
            <text:p>4-Jul</text:p>
          </table:table-cell>
          <table:table-cell office:value-type="float" office:value="62142" table:style-name="ce21">
            <text:p>62,142</text:p>
          </table:table-cell>
          <table:table-cell office:value-type="float" office:value="28219" table:style-name="ce21">
            <text:p>28,219</text:p>
          </table:table-cell>
          <table:table-cell office:value-type="float" office:value="3089" table:style-name="ce21">
            <text:p>3,089</text:p>
          </table:table-cell>
          <table:table-cell office:value-type="float" office:value="508" table:style-name="ce14">
            <text:p>508</text:p>
          </table:table-cell>
          <table:table-cell office:value-type="float" office:value="30834" table:style-name="ce18">
            <text:p>30,834</text:p>
          </table:table-cell>
          <table:table-cell office:value-type="float" office:value="30326" table:formula="of:=[.F125]-[.E125]" table:style-name="ce26">
            <text:p>30326</text:p>
          </table:table-cell>
          <table:table-cell office:value-type="float" office:value="2.0552656066674758E-2" table:formula="of:=[.E125]/[.F111]" table:style-name="ce15">
            <text:p>0.020552656</text:p>
          </table:table-cell>
          <table:table-cell office:value-type="float" office:value="6666655.8010933418" table:formula="of:=6718903-[.K125]-[.C125]-[.D125]" table:style-name="ce1">
            <text:p>6666655.801</text:p>
          </table:table-cell>
          <table:table-cell office:value-type="float" office:value="20431.198906658625" table:formula="of:=NORMINV(RAND();[.G132];0.25*[.G132])" table:style-name="ce15">
            <text:p>20431.19891</text:p>
          </table:table-cell>
          <table:table-cell office:value-type="float" office:value="20939.198906658625" table:formula="of:=[.J125]+[.E125]" table:style-name="ce15">
            <text:p>20939.19891</text:p>
          </table:table-cell>
          <table:table-cell office:value-type="float" office:value="-11380.710429292518" table:formula="of:=[.J125]-[.J124]" table:style-name="ce15">
            <text:p>-11380.71043</text:p>
          </table:table-cell>
          <table:table-cell office:value-type="float" office:value="743" table:formula="of:=[.F125]-[.F124]" table:style-name="ce1">
            <text:p>743</text:p>
          </table:table-cell>
          <table:table-cell office:value-type="float" office:value="8" table:formula="of:=[.E125]-[.E124]" table:style-name="ce15">
            <text:p>8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5T00:00:00" table:style-name="ce12">
            <text:p>5-Jul</text:p>
          </table:table-cell>
          <table:table-cell office:value-type="float" office:value="63749" table:style-name="ce21">
            <text:p>63,749</text:p>
          </table:table-cell>
          <table:table-cell office:value-type="float" office:value="29105" table:style-name="ce21">
            <text:p>29,105</text:p>
          </table:table-cell>
          <table:table-cell office:value-type="float" office:value="3171" table:style-name="ce21">
            <text:p>3,171</text:p>
          </table:table-cell>
          <table:table-cell office:value-type="float" office:value="504" table:style-name="ce14">
            <text:p>504</text:p>
          </table:table-cell>
          <table:table-cell office:value-type="float" office:value="31473" table:style-name="ce18">
            <text:p>31,473</text:p>
          </table:table-cell>
          <table:table-cell office:value-type="float" office:value="30969" table:formula="of:=[.F126]-[.E126]" table:style-name="ce26">
            <text:p>30969</text:p>
          </table:table-cell>
          <table:table-cell office:value-type="float" office:value="2.0142274798177602E-2" table:formula="of:=[.E126]/[.F112]" table:style-name="ce15">
            <text:p>0.020142275</text:p>
          </table:table-cell>
          <table:table-cell office:value-type="float" office:value="6650380.1442091092" table:formula="of:=6718903-[.K126]-[.C126]-[.D126]" table:style-name="ce1">
            <text:p>6650380.144</text:p>
          </table:table-cell>
          <table:table-cell office:value-type="float" office:value="35742.855790891168" table:formula="of:=NORMINV(RAND();[.G$132];0.25*[.G$132])" table:style-name="ce15">
            <text:p>35742.85579</text:p>
          </table:table-cell>
          <table:table-cell office:value-type="float" office:value="36246.855790891168" table:formula="of:=[.J126]+[.E126]" table:style-name="ce15">
            <text:p>36246.85579</text:p>
          </table:table-cell>
          <table:table-cell office:value-type="float" office:value="15311.656884232543" table:formula="of:=[.J126]-[.J125]" table:style-name="ce15">
            <text:p>15311.65688</text:p>
          </table:table-cell>
          <table:table-cell office:value-type="float" office:value="639" table:formula="of:=[.F126]-[.F125]" table:style-name="ce1">
            <text:p>639</text:p>
          </table:table-cell>
          <table:table-cell office:value-type="float" office:value="-4" table:formula="of:=[.E126]-[.E125]" table:style-name="ce15">
            <text:p>-4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6T00:00:00" table:style-name="ce12">
            <text:p>6-Jul</text:p>
          </table:table-cell>
          <table:table-cell office:value-type="float" office:value="64958" table:style-name="ce21">
            <text:p>64,958</text:p>
          </table:table-cell>
          <table:table-cell office:value-type="float" office:value="29919" table:style-name="ce21">
            <text:p>29,919</text:p>
          </table:table-cell>
          <table:table-cell office:value-type="float" office:value="3241" table:style-name="ce21">
            <text:p>3,241</text:p>
          </table:table-cell>
          <table:table-cell office:value-type="float" office:value="504" table:style-name="ce14">
            <text:p>504</text:p>
          </table:table-cell>
          <table:table-cell office:value-type="float" office:value="31798" table:style-name="ce18">
            <text:p>31,798</text:p>
          </table:table-cell>
          <table:table-cell office:value-type="float" office:value="31294" table:formula="of:=[.F127]-[.E127]" table:style-name="ce26">
            <text:p>31294</text:p>
          </table:table-cell>
          <table:table-cell office:value-type="float" office:value="1.9679812573213589E-2" table:formula="of:=[.E127]/[.F113]" table:style-name="ce15">
            <text:p>0.019679813</text:p>
          </table:table-cell>
          <table:table-cell office:value-type="float" office:value="6648325.8431927497" table:formula="of:=6718903-[.K127]-[.C127]-[.D127]" table:style-name="ce1">
            <text:p>6648325.843</text:p>
          </table:table-cell>
          <table:table-cell office:value-type="float" office:value="36913.156807250292" table:formula="of:=NORMINV(RAND();[.G$132];0.25*[.G$132])" table:style-name="ce15">
            <text:p>36913.15681</text:p>
          </table:table-cell>
          <table:table-cell office:value-type="float" office:value="37417.156807250292" table:formula="of:=[.J127]+[.E127]" table:style-name="ce15">
            <text:p>37417.15681</text:p>
          </table:table-cell>
          <table:table-cell office:value-type="float" office:value="1170.3010163591243" table:formula="of:=[.J127]-[.J126]" table:style-name="ce15">
            <text:p>1170.301016</text:p>
          </table:table-cell>
          <table:table-cell office:value-type="float" office:value="325" table:formula="of:=[.F127]-[.F126]" table:style-name="ce1">
            <text:p>325</text:p>
          </table:table-cell>
          <table:table-cell office:value-type="float" office:value="0" table:formula="of:=[.E127]-[.E126]" table:style-name="ce15">
            <text:p>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7T00:00:00" table:style-name="ce12">
            <text:p>7-Jul</text:p>
          </table:table-cell>
          <table:table-cell office:value-type="float" office:value="66226" table:style-name="ce21">
            <text:p>66,226</text:p>
          </table:table-cell>
          <table:table-cell office:value-type="float" office:value="30785" table:style-name="ce21">
            <text:p>30,785</text:p>
          </table:table-cell>
          <table:table-cell office:value-type="float" office:value="3309" table:style-name="ce21">
            <text:p>3,309</text:p>
          </table:table-cell>
          <table:table-cell office:value-type="float" office:value="481" table:style-name="ce14">
            <text:p>481</text:p>
          </table:table-cell>
          <table:table-cell office:value-type="float" office:value="32132" table:style-name="ce18">
            <text:p>32,132</text:p>
          </table:table-cell>
          <table:table-cell office:value-type="float" office:value="31651" table:formula="of:=[.F128]-[.E128]" table:style-name="ce26">
            <text:p>31651</text:p>
          </table:table-cell>
          <table:table-cell office:value-type="float" office:value="1.8415007656967842E-2" table:formula="of:=[.E128]/[.F114]" table:style-name="ce15">
            <text:p>0.018415008</text:p>
          </table:table-cell>
          <table:table-cell office:value-type="float" office:value="6656778.5969643621" table:formula="of:=6718903-[.K128]-[.C128]-[.D128]" table:style-name="ce1">
            <text:p>6656778.597</text:p>
          </table:table-cell>
          <table:table-cell office:value-type="float" office:value="27549.403035638381" table:formula="of:=NORMINV(RAND();[.G$132];0.25*[.G$132])" table:style-name="ce15">
            <text:p>27549.40304</text:p>
          </table:table-cell>
          <table:table-cell office:value-type="float" office:value="28030.403035638381" table:formula="of:=[.J128]+[.E128]" table:style-name="ce15">
            <text:p>28030.40304</text:p>
          </table:table-cell>
          <table:table-cell office:value-type="float" office:value="-9363.7537716119114" table:formula="of:=[.J128]-[.J127]" table:style-name="ce15">
            <text:p>-9363.753772</text:p>
          </table:table-cell>
          <table:table-cell office:value-type="float" office:value="334" table:formula="of:=[.F128]-[.F127]" table:style-name="ce1">
            <text:p>334</text:p>
          </table:table-cell>
          <table:table-cell office:value-type="float" office:value="-23" table:formula="of:=[.E128]-[.E127]" table:style-name="ce15">
            <text:p>-2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8T00:00:00" table:style-name="ce12">
            <text:p>8-Jul</text:p>
          </table:table-cell>
          <table:table-cell office:value-type="float" office:value="68079" table:style-name="ce21">
            <text:p>68,079</text:p>
          </table:table-cell>
          <table:table-cell office:value-type="float" office:value="31585" table:style-name="ce21">
            <text:p>31,585</text:p>
          </table:table-cell>
          <table:table-cell office:value-type="float" office:value="3359" table:style-name="ce21">
            <text:p>3,359</text:p>
          </table:table-cell>
          <table:table-cell office:value-type="float" office:value="494" table:style-name="ce14">
            <text:p>494</text:p>
          </table:table-cell>
          <table:table-cell office:value-type="float" office:value="33135" table:style-name="ce18">
            <text:p>33,135</text:p>
          </table:table-cell>
          <table:table-cell office:value-type="float" office:value="32641" table:formula="of:=[.F129]-[.E129]" table:style-name="ce26">
            <text:p>32641</text:p>
          </table:table-cell>
          <table:table-cell office:value-type="float" office:value="1.8447979684815895E-2" table:formula="of:=[.E129]/[.F115]" table:style-name="ce15">
            <text:p>0.01844798</text:p>
          </table:table-cell>
          <table:table-cell office:value-type="float" office:value="6632672.3255464491" table:formula="of:=6718903-[.K129]-[.C129]-[.D129]" table:style-name="ce1">
            <text:p>6632672.326</text:p>
          </table:table-cell>
          <table:table-cell office:value-type="float" office:value="50792.674453551183" table:formula="of:=NORMINV(RAND();[.G$132];0.25*[.G$132])" table:style-name="ce15">
            <text:p>50792.67445</text:p>
          </table:table-cell>
          <table:table-cell office:value-type="float" office:value="51286.674453551183" table:formula="of:=[.J129]+[.E129]" table:style-name="ce15">
            <text:p>51286.67445</text:p>
          </table:table-cell>
          <table:table-cell office:value-type="float" office:value="23243.271417912802" table:formula="of:=[.J129]-[.J128]" table:style-name="ce15">
            <text:p>23243.27142</text:p>
          </table:table-cell>
          <table:table-cell office:value-type="float" office:value="1003" table:formula="of:=[.F129]-[.F128]" table:style-name="ce1">
            <text:p>1003</text:p>
          </table:table-cell>
          <table:table-cell office:value-type="float" office:value="13" table:formula="of:=[.E129]-[.E128]" table:style-name="ce15">
            <text:p>13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09T00:00:00" table:style-name="ce12">
            <text:p>9-Jul</text:p>
          </table:table-cell>
          <table:table-cell office:value-type="float" office:value="70736" table:style-name="ce21">
            <text:p>70,736</text:p>
          </table:table-cell>
          <table:table-cell office:value-type="float" office:value="32651" table:style-name="ce21">
            <text:p>32,651</text:p>
          </table:table-cell>
          <table:table-cell office:value-type="float" office:value="3417" table:style-name="ce21">
            <text:p>3,417</text:p>
          </table:table-cell>
          <table:table-cell office:value-type="float" office:value="484" table:style-name="ce14">
            <text:p>484</text:p>
          </table:table-cell>
          <table:table-cell office:value-type="float" office:value="34668" table:style-name="ce18">
            <text:p>34,668</text:p>
          </table:table-cell>
          <table:table-cell office:value-type="float" office:value="34184" table:formula="of:=[.F130]-[.E130]" table:style-name="ce26">
            <text:p>34184</text:p>
          </table:table-cell>
          <table:table-cell office:value-type="float" office:value="1.7847923888192344E-2" table:formula="of:=[.E130]/[.F116]" table:style-name="ce15">
            <text:p>0.017847924</text:p>
          </table:table-cell>
          <table:table-cell office:value-type="float" office:value="6648505.5224421835" table:formula="of:=6718903-[.K130]-[.C130]-[.D130]" table:style-name="ce1">
            <text:p>6648505.522</text:p>
          </table:table-cell>
          <table:table-cell office:value-type="float" office:value="33845.47755781663" table:formula="of:=NORMINV(RAND();[.G$132];0.25*[.G$132])" table:style-name="ce15">
            <text:p>33845.47756</text:p>
          </table:table-cell>
          <table:table-cell office:value-type="float" office:value="34329.47755781663" table:formula="of:=[.J130]+[.E130]" table:style-name="ce15">
            <text:p>34329.47756</text:p>
          </table:table-cell>
          <table:table-cell office:value-type="float" office:value="-16947.196895734553" table:formula="of:=[.J130]-[.J129]" table:style-name="ce15">
            <text:p>-16947.1969</text:p>
          </table:table-cell>
          <table:table-cell office:value-type="float" office:value="1533" table:formula="of:=[.F130]-[.F129]" table:style-name="ce1">
            <text:p>1533</text:p>
          </table:table-cell>
          <table:table-cell office:value-type="float" office:value="-10" table:formula="of:=[.E130]-[.E129]" table:style-name="ce15">
            <text:p>-10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0T00:00:00" table:style-name="ce12">
            <text:p>10-Jul</text:p>
          </table:table-cell>
          <table:table-cell office:value-type="float" office:value="72347" table:style-name="ce21">
            <text:p>72,347</text:p>
          </table:table-cell>
          <table:table-cell office:value-type="float" office:value="33529" table:style-name="ce21">
            <text:p>33,529</text:p>
          </table:table-cell>
          <table:table-cell office:value-type="float" office:value="3469" table:style-name="ce21">
            <text:p>3,469</text:p>
          </table:table-cell>
          <table:table-cell office:value-type="float" office:value="475" table:style-name="ce14">
            <text:p>475</text:p>
          </table:table-cell>
          <table:table-cell office:value-type="float" office:value="35349" table:style-name="ce18">
            <text:p>35,349</text:p>
          </table:table-cell>
          <table:table-cell office:value-type="float" office:value="34874" table:formula="of:=[.F131]-[.E131]" table:style-name="ce26">
            <text:p>34874</text:p>
          </table:table-cell>
          <table:table-cell office:value-type="float" office:value="1.7328809601984605E-2" table:formula="of:=[.E131]/[.F117]" table:style-name="ce15">
            <text:p>0.01732881</text:p>
          </table:table-cell>
          <table:table-cell office:value-type="float" office:value="6647550.2982055731" table:formula="of:=6718903-[.K131]-[.C131]-[.D131]" table:style-name="ce1">
            <text:p>6647550.298</text:p>
          </table:table-cell>
          <table:table-cell office:value-type="float" office:value="33879.701794426437" table:formula="of:=NORMINV(RAND();[.G$132];0.25*[.G$132])" table:style-name="ce15">
            <text:p>33879.70179</text:p>
          </table:table-cell>
          <table:table-cell office:value-type="float" office:value="34354.701794426437" table:formula="of:=[.J131]+[.E131]" table:style-name="ce15">
            <text:p>34354.70179</text:p>
          </table:table-cell>
          <table:table-cell office:value-type="float" office:value="34.224236609807122" table:formula="of:=[.J131]-[.J130]" table:style-name="ce15">
            <text:p>34.22423661</text:p>
          </table:table-cell>
          <table:table-cell office:value-type="float" office:value="681" table:formula="of:=[.F131]-[.F130]" table:style-name="ce1">
            <text:p>681</text:p>
          </table:table-cell>
          <table:table-cell office:value-type="float" office:value="-9" table:formula="of:=[.E131]-[.E130]" table:style-name="ce15">
            <text:p>-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1T00:00:00" table:style-name="ce12">
            <text:p>11-Jul</text:p>
          </table:table-cell>
          <table:table-cell office:value-type="float" office:value="74018" table:style-name="ce21">
            <text:p>74,018</text:p>
          </table:table-cell>
          <table:table-cell office:value-type="float" office:value="34719" table:style-name="ce21">
            <text:p>34,719</text:p>
          </table:table-cell>
          <table:table-cell office:value-type="float" office:value="3535" table:style-name="ce21">
            <text:p>3,535</text:p>
          </table:table-cell>
          <table:table-cell office:value-type="float" office:value="456" table:style-name="ce14">
            <text:p>456</text:p>
          </table:table-cell>
          <table:table-cell office:value-type="float" office:value="35764" table:style-name="ce18">
            <text:p>35,764</text:p>
          </table:table-cell>
          <table:table-cell office:value-type="float" office:value="35308" table:formula="of:=[.F132]-[.E132]" table:style-name="ce26">
            <text:p>35308</text:p>
          </table:table-cell>
          <table:table-cell office:value-type="float" office:value="1.6179966646559983E-2" table:formula="of:=[.E132]/[.F118]" table:style-name="ce15">
            <text:p>0.016179967</text:p>
          </table:table-cell>
          <table:table-cell office:value-type="float" office:value="6641251.25615233" table:formula="of:=6718903-[.K132]-[.C132]-[.D132]" table:style-name="ce1">
            <text:p>6641251.256</text:p>
          </table:table-cell>
          <table:table-cell office:value-type="float" office:value="38941.74384766975" table:formula="of:=NORMINV(RAND();[.G$132];0.25*[.G$132])" table:style-name="ce15">
            <text:p>38941.74385</text:p>
          </table:table-cell>
          <table:table-cell office:value-type="float" office:value="39397.74384766975" table:formula="of:=[.J132]+[.E132]" table:style-name="ce15">
            <text:p>39397.74385</text:p>
          </table:table-cell>
          <table:table-cell office:value-type="float" office:value="5062.0420532433127" table:formula="of:=[.J132]-[.J131]" table:style-name="ce15">
            <text:p>5062.042053</text:p>
          </table:table-cell>
          <table:table-cell office:value-type="float" office:value="415" table:formula="of:=[.F132]-[.F131]" table:style-name="ce1">
            <text:p>415</text:p>
          </table:table-cell>
          <table:table-cell office:value-type="float" office:value="-19" table:formula="of:=[.E132]-[.E131]" table:style-name="ce15">
            <text:p>-19</text:p>
          </table:table-cell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2T00:00:00" table:style-name="ce12">
            <text:p>12-Jul</text:p>
          </table:table-cell>
          <table:table-cell office:value-type="float" office:value="75699" table:style-name="ce21">
            <text:p>75,699</text:p>
          </table:table-cell>
          <table:table-cell office:value-type="float" office:value="35638" table:style-name="ce21">
            <text:p>35,638</text:p>
          </table:table-cell>
          <table:table-cell office:value-type="float" office:value="3606" table:style-name="ce21">
            <text:p>3,606</text:p>
          </table:table-cell>
          <table:table-cell office:value-type="float" office:value="456" table:style-name="ce14">
            <text:p>456</text:p>
          </table:table-cell>
          <table:table-cell office:value-type="float" office:value="36455" table:style-name="ce18">
            <text:p>36,455</text:p>
          </table:table-cell>
          <table:table-cell office:value-type="float" office:value="35999" table:formula="of:=[.F133]-[.E133]" table:style-name="ce26">
            <text:p>35999</text:p>
          </table:table-cell>
          <table:table-cell office:value-type="float" office:value="1.6101694915254237E-2" table:formula="of:=[.E133]/[.F119]" table:style-name="ce15">
            <text:p>0.016101695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3T00:00:00" table:style-name="ce12">
            <text:p>13-Jul</text:p>
          </table:table-cell>
          <table:table-cell office:value-type="float" office:value="76981" table:style-name="ce21">
            <text:p>76,981</text:p>
          </table:table-cell>
          <table:table-cell office:value-type="float" office:value="36689" table:style-name="ce21">
            <text:p>36,689</text:p>
          </table:table-cell>
          <table:table-cell office:value-type="float" office:value="3656" table:style-name="ce21">
            <text:p>3,656</text:p>
          </table:table-cell>
          <table:table-cell office:value-type="float" office:value="456" table:style-name="ce14">
            <text:p>456</text:p>
          </table:table-cell>
          <table:table-cell office:value-type="float" office:value="36636" table:style-name="ce18">
            <text:p>36,636</text:p>
          </table:table-cell>
          <table:table-cell office:value-type="float" office:value="36180" table:formula="of:=[.F134]-[.E134]" table:style-name="ce26">
            <text:p>36180</text:p>
          </table:table-cell>
          <table:table-cell office:value-type="float" office:value="1.6007301576157547E-2" table:formula="of:=[.E134]/[.F120]" table:style-name="ce15">
            <text:p>0.016007302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4T00:00:00" table:style-name="ce12">
            <text:p>14-Jul</text:p>
          </table:table-cell>
          <table:table-cell office:value-type="float" office:value="78572" table:style-name="ce21">
            <text:p>78,572</text:p>
          </table:table-cell>
          <table:table-cell office:value-type="float" office:value="37636" table:style-name="ce21">
            <text:p>37,636</text:p>
          </table:table-cell>
          <table:table-cell office:value-type="float" office:value="3710" table:style-name="ce21">
            <text:p>3,710</text:p>
          </table:table-cell>
          <table:table-cell office:value-type="float" office:value="456" table:style-name="ce14">
            <text:p>456</text:p>
          </table:table-cell>
          <table:table-cell office:value-type="float" office:value="37226" table:style-name="ce18">
            <text:p>37,226</text:p>
          </table:table-cell>
          <table:table-cell office:value-type="float" office:value="36770" table:formula="of:=[.F135]-[.E135]" table:style-name="ce26">
            <text:p>36770</text:p>
          </table:table-cell>
          <table:table-cell office:value-type="float" office:value="1.5886841096749468E-2" table:formula="of:=[.E135]/[.F121]" table:style-name="ce15">
            <text:p>0.015886841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5T00:00:00" table:style-name="ce12">
            <text:p>15-Jul</text:p>
          </table:table-cell>
          <table:table-cell office:value-type="float" office:value="80094" table:style-name="ce21">
            <text:p>80,094</text:p>
          </table:table-cell>
          <table:table-cell office:value-type="float" office:value="39050" table:style-name="ce21">
            <text:p>39,050</text:p>
          </table:table-cell>
          <table:table-cell office:value-type="float" office:value="3797" table:style-name="ce21">
            <text:p>3,797</text:p>
          </table:table-cell>
          <table:table-cell office:value-type="float" office:value="456" table:style-name="ce14">
            <text:p>456</text:p>
          </table:table-cell>
          <table:table-cell office:value-type="float" office:value="37247" table:style-name="ce18">
            <text:p>37,247</text:p>
          </table:table-cell>
          <table:table-cell office:value-type="float" office:value="36791" table:formula="of:=[.F136]-[.E136]" table:style-name="ce26">
            <text:p>36791</text:p>
          </table:table-cell>
          <table:table-cell office:value-type="float" office:value="1.5594541910331383E-2" table:formula="of:=[.E136]/[.F122]" table:style-name="ce15">
            <text:p>0.015594542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6T00:00:00" table:style-name="ce12">
            <text:p>16-Jul</text:p>
          </table:table-cell>
          <table:table-cell office:value-type="float" office:value="81668" table:style-name="ce21">
            <text:p>81,668</text:p>
          </table:table-cell>
          <table:table-cell office:value-type="float" office:value="40345" table:style-name="ce21">
            <text:p>40,345</text:p>
          </table:table-cell>
          <table:table-cell office:value-type="float" office:value="3873" table:style-name="ce21">
            <text:p>3,873</text:p>
          </table:table-cell>
          <table:table-cell office:value-type="float" office:value="456" table:style-name="ce14">
            <text:p>456</text:p>
          </table:table-cell>
          <table:table-cell office:value-type="float" office:value="37450" table:style-name="ce18">
            <text:p>37,450</text:p>
          </table:table-cell>
          <table:table-cell office:value-type="float" office:value="36994" table:formula="of:=[.F137]-[.E137]" table:style-name="ce26">
            <text:p>36994</text:p>
          </table:table-cell>
          <table:table-cell office:value-type="float" office:value="1.5332885003362474E-2" table:formula="of:=[.E137]/[.F123]" table:style-name="ce15">
            <text:p>0.015332885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7T00:00:00" table:style-name="ce12">
            <text:p>17-Jul</text:p>
          </table:table-cell>
          <table:table-cell office:value-type="float" office:value="83130" table:style-name="ce21">
            <text:p>83,130</text:p>
          </table:table-cell>
          <table:table-cell office:value-type="float" office:value="41834" table:style-name="ce21">
            <text:p>41,834</text:p>
          </table:table-cell>
          <table:table-cell office:value-type="float" office:value="3957" table:style-name="ce21">
            <text:p>3,957</text:p>
          </table:table-cell>
          <table:table-cell office:value-type="float" office:value="456" table:style-name="ce14">
            <text:p>456</text:p>
          </table:table-cell>
          <table:table-cell office:value-type="float" office:value="37339" table:style-name="ce18">
            <text:p>37,339</text:p>
          </table:table-cell>
          <table:table-cell office:value-type="float" office:value="36883" table:formula="of:=[.F138]-[.E138]" table:style-name="ce26">
            <text:p>36883</text:p>
          </table:table-cell>
          <table:table-cell office:value-type="float" office:value="1.5154032767272606E-2" table:formula="of:=[.E138]/[.F124]" table:style-name="ce15">
            <text:p>0.015154033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8T00:00:00" table:style-name="ce12">
            <text:p>18-Jul</text:p>
          </table:table-cell>
          <table:table-cell office:value-type="float" office:value="84882" table:style-name="ce21">
            <text:p>84,882</text:p>
          </table:table-cell>
          <table:table-cell office:value-type="float" office:value="43268" table:style-name="ce21">
            <text:p>43,268</text:p>
          </table:table-cell>
          <table:table-cell office:value-type="float" office:value="4016" table:style-name="ce21">
            <text:p>4,016</text:p>
          </table:table-cell>
          <table:table-cell office:value-type="float" office:value="456" table:style-name="ce14">
            <text:p>456</text:p>
          </table:table-cell>
          <table:table-cell office:value-type="float" office:value="37598" table:style-name="ce18">
            <text:p>37,598</text:p>
          </table:table-cell>
          <table:table-cell office:value-type="float" office:value="37142" table:formula="of:=[.F139]-[.E139]" table:style-name="ce26">
            <text:p>37142</text:p>
          </table:table-cell>
          <table:table-cell office:value-type="float" office:value="1.4788869429850166E-2" table:formula="of:=[.E139]/[.F125]" table:style-name="ce15">
            <text:p>0.014788869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19T00:00:00" table:style-name="ce12">
            <text:p>19-Jul</text:p>
          </table:table-cell>
          <table:table-cell office:value-type="float" office:value="86521" table:style-name="ce21">
            <text:p>86,521</text:p>
          </table:table-cell>
          <table:table-cell office:value-type="float" office:value="45401" table:style-name="ce21">
            <text:p>45,401</text:p>
          </table:table-cell>
          <table:table-cell office:value-type="float" office:value="4143" table:style-name="ce21">
            <text:p>4,143</text:p>
          </table:table-cell>
          <table:table-cell office:value-type="float" office:value="456" table:style-name="ce14">
            <text:p>456</text:p>
          </table:table-cell>
          <table:table-cell office:value-type="float" office:value="36977" table:style-name="ce18">
            <text:p>36,977</text:p>
          </table:table-cell>
          <table:table-cell office:value-type="float" office:value="36521" table:formula="of:=[.F140]-[.E140]" table:style-name="ce26">
            <text:p>36521</text:p>
          </table:table-cell>
          <table:table-cell office:value-type="float" office:value="1.4488609284148317E-2" table:formula="of:=[.E140]/[.F126]" table:style-name="ce15">
            <text:p>0.014488609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0T00:00:00" table:style-name="ce12">
            <text:p>20-Jul</text:p>
          </table:table-cell>
          <table:table-cell office:value-type="float" office:value="88214" table:style-name="ce21">
            <text:p>88,214</text:p>
          </table:table-cell>
          <table:table-cell office:value-type="float" office:value="46977" table:style-name="ce21">
            <text:p>46,977</text:p>
          </table:table-cell>
          <table:table-cell office:value-type="float" office:value="4239" table:style-name="ce21">
            <text:p>4,239</text:p>
          </table:table-cell>
          <table:table-cell office:value-type="float" office:value="456" table:style-name="ce14">
            <text:p>456</text:p>
          </table:table-cell>
          <table:table-cell office:value-type="float" office:value="36998" table:style-name="ce18">
            <text:p>36,998</text:p>
          </table:table-cell>
          <table:table-cell office:value-type="float" office:value="36542" table:formula="of:=[.F141]-[.E141]" table:style-name="ce26">
            <text:p>36542</text:p>
          </table:table-cell>
          <table:table-cell office:value-type="float" office:value="1.4340524561293163E-2" table:formula="of:=[.E141]/[.F127]" table:style-name="ce15">
            <text:p>0.014340525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1T00:00:00" table:style-name="ce12">
            <text:p>21-Jul</text:p>
          </table:table-cell>
          <table:table-cell office:value-type="float" office:value="89869" table:style-name="ce21">
            <text:p>89,869</text:p>
          </table:table-cell>
          <table:table-cell office:value-type="float" office:value="48466" table:style-name="ce21">
            <text:p>48,466</text:p>
          </table:table-cell>
          <table:table-cell office:value-type="float" office:value="4320" table:style-name="ce21">
            <text:p>4,320</text:p>
          </table:table-cell>
          <table:table-cell office:value-type="float" office:value="456" table:style-name="ce14">
            <text:p>456</text:p>
          </table:table-cell>
          <table:table-cell office:value-type="float" office:value="37083" table:style-name="ce18">
            <text:p>37,083</text:p>
          </table:table-cell>
          <table:table-cell office:value-type="float" office:value="36627" table:formula="of:=[.F142]-[.E142]" table:style-name="ce26">
            <text:p>36627</text:p>
          </table:table-cell>
          <table:table-cell office:value-type="float" office:value="1.4191460226565417E-2" table:formula="of:=[.E142]/[.F128]" table:style-name="ce15">
            <text:p>0.01419146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2T00:00:00" table:style-name="ce12">
            <text:p>22-Jul</text:p>
          </table:table-cell>
          <table:table-cell office:value-type="float" office:value="91751" table:style-name="ce21">
            <text:p>91,751</text:p>
          </table:table-cell>
          <table:table-cell office:value-type="float" office:value="50255" table:style-name="ce21">
            <text:p>50,255</text:p>
          </table:table-cell>
          <table:table-cell office:value-type="float" office:value="4459" table:style-name="ce21">
            <text:p>4,459</text:p>
          </table:table-cell>
          <table:table-cell office:value-type="float" office:value="456" table:style-name="ce14">
            <text:p>456</text:p>
          </table:table-cell>
          <table:table-cell office:value-type="float" office:value="37037" table:style-name="ce18">
            <text:p>37,037</text:p>
          </table:table-cell>
          <table:table-cell office:value-type="float" office:value="36581" table:formula="of:=[.F143]-[.E143]" table:style-name="ce26">
            <text:p>36581</text:p>
          </table:table-cell>
          <table:table-cell office:value-type="float" office:value="1.3761883205070168E-2" table:formula="of:=[.E143]/[.F129]" table:style-name="ce15">
            <text:p>0.013761883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3T00:00:00" table:style-name="ce12">
            <text:p>23-Jul</text:p>
          </table:table-cell>
          <table:table-cell office:value-type="float" office:value="93657" table:style-name="ce21">
            <text:p>93,657</text:p>
          </table:table-cell>
          <table:table-cell office:value-type="float" office:value="52164" table:style-name="ce21">
            <text:p>52,164</text:p>
          </table:table-cell>
          <table:table-cell office:value-type="float" office:value="4576" table:style-name="ce21">
            <text:p>4,576</text:p>
          </table:table-cell>
          <table:table-cell office:value-type="float" office:value="456" table:style-name="ce14">
            <text:p>456</text:p>
          </table:table-cell>
          <table:table-cell office:value-type="float" office:value="36917" table:style-name="ce18">
            <text:p>36,917</text:p>
          </table:table-cell>
          <table:table-cell office:value-type="float" office:value="36461" table:formula="of:=[.F144]-[.E144]" table:style-name="ce26">
            <text:p>36461</text:p>
          </table:table-cell>
          <table:table-cell office:value-type="float" office:value="1.3153340256143994E-2" table:formula="of:=[.E144]/[.F130]" table:style-name="ce15">
            <text:p>0.01315334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4T00:00:00" table:style-name="ce12">
            <text:p>24-Jul</text:p>
          </table:table-cell>
          <table:table-cell office:value-type="float" office:value="95418" table:style-name="ce21">
            <text:p>95,418</text:p>
          </table:table-cell>
          <table:table-cell office:value-type="float" office:value="53945" table:style-name="ce21">
            <text:p>53,945</text:p>
          </table:table-cell>
          <table:table-cell office:value-type="float" office:value="4665" table:style-name="ce21">
            <text:p>4,665</text:p>
          </table:table-cell>
          <table:table-cell office:value-type="float" office:value="456" table:style-name="ce14">
            <text:p>456</text:p>
          </table:table-cell>
          <table:table-cell office:value-type="float" office:value="36808" table:style-name="ce18">
            <text:p>36,808</text:p>
          </table:table-cell>
          <table:table-cell office:value-type="float" office:value="36352" table:formula="of:=[.F145]-[.E145]" table:style-name="ce26">
            <text:p>36352</text:p>
          </table:table-cell>
          <table:table-cell office:value-type="float" office:value="1.2899940592378851E-2" table:formula="of:=[.E145]/[.F131]" table:style-name="ce15">
            <text:p>0.012899941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5T00:00:00" table:style-name="ce12">
            <text:p>25-Jul</text:p>
          </table:table-cell>
          <table:table-cell office:value-type="float" office:value="97286" table:style-name="ce21">
            <text:p>97,286</text:p>
          </table:table-cell>
          <table:table-cell office:value-type="float" office:value="55354" table:style-name="ce21">
            <text:p>55,354</text:p>
          </table:table-cell>
          <table:table-cell office:value-type="float" office:value="4714" table:style-name="ce21">
            <text:p>4,714</text:p>
          </table:table-cell>
          <table:table-cell office:value-type="float" office:value="456" table:style-name="ce14">
            <text:p>456</text:p>
          </table:table-cell>
          <table:table-cell office:value-type="float" office:value="37218" table:style-name="ce18">
            <text:p>37,218</text:p>
          </table:table-cell>
          <table:table-cell office:value-type="float" office:value="36762" table:formula="of:=[.F146]-[.E146]" table:style-name="ce26">
            <text:p>36762</text:p>
          </table:table-cell>
          <table:table-cell office:value-type="float" office:value="1.2750251649703613E-2" table:formula="of:=[.E146]/[.F132]" table:style-name="ce15">
            <text:p>0.012750252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6T00:00:00" table:style-name="ce12">
            <text:p>26-Jul</text:p>
          </table:table-cell>
          <table:table-cell office:value-type="float" office:value="98778" table:style-name="ce21">
            <text:p>98,778</text:p>
          </table:table-cell>
          <table:table-cell office:value-type="float" office:value="56655" table:style-name="ce21">
            <text:p>56,655</text:p>
          </table:table-cell>
          <table:table-cell office:value-type="float" office:value="4781" table:style-name="ce21">
            <text:p>4,781</text:p>
          </table:table-cell>
          <table:table-cell office:value-type="float" office:value="456" table:style-name="ce14">
            <text:p>456</text:p>
          </table:table-cell>
          <table:table-cell office:value-type="float" office:value="37342" table:style-name="ce18">
            <text:p>37,342</text:p>
          </table:table-cell>
          <table:table-cell office:value-type="float" office:value="36886" table:formula="of:=[.F147]-[.E147]" table:style-name="ce26">
            <text:p>36886</text:p>
          </table:table-cell>
          <table:table-cell office:value-type="float" office:value="1.2508572212316554E-2" table:formula="of:=[.E147]/[.F133]" table:style-name="ce15">
            <text:p>0.012508572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7T00:00:00" table:style-name="ce12">
            <text:p>27-Jul</text:p>
          </table:table-cell>
          <table:table-cell office:value-type="float" office:value="100303" table:style-name="ce21">
            <text:p>100,303</text:p>
          </table:table-cell>
          <table:table-cell office:value-type="float" office:value="58173" table:style-name="ce21">
            <text:p>58,173</text:p>
          </table:table-cell>
          <table:table-cell office:value-type="float" office:value="4838" table:style-name="ce21">
            <text:p>4,838</text:p>
          </table:table-cell>
          <table:table-cell office:value-type="float" office:value="456" table:style-name="ce14">
            <text:p>456</text:p>
          </table:table-cell>
          <table:table-cell office:value-type="float" office:value="37292" table:style-name="ce18">
            <text:p>37,292</text:p>
          </table:table-cell>
          <table:table-cell office:value-type="float" office:value="36836" table:formula="of:=[.F148]-[.E148]" table:style-name="ce26">
            <text:p>36836</text:p>
          </table:table-cell>
          <table:table-cell office:value-type="float" office:value="1.2446773665247298E-2" table:formula="of:=[.E148]/[.F134]" table:style-name="ce15">
            <text:p>0.012446774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8T00:00:00" table:style-name="ce12">
            <text:p>28-Jul</text:p>
          </table:table-cell>
          <table:table-cell office:value-type="float" office:value="102051" table:style-name="ce21">
            <text:p>102,051</text:p>
          </table:table-cell>
          <table:table-cell office:value-type="float" office:value="60539" table:style-name="ce21">
            <text:p>60,539</text:p>
          </table:table-cell>
          <table:table-cell office:value-type="float" office:value="4901" table:style-name="ce21">
            <text:p>4,901</text:p>
          </table:table-cell>
          <table:table-cell office:value-type="float" office:value="456" table:style-name="ce14">
            <text:p>456</text:p>
          </table:table-cell>
          <table:table-cell office:value-type="float" office:value="36611" table:style-name="ce18">
            <text:p>36,611</text:p>
          </table:table-cell>
          <table:table-cell office:value-type="float" office:value="36155" table:formula="of:=[.F149]-[.E149]" table:style-name="ce26">
            <text:p>36155</text:p>
          </table:table-cell>
          <table:table-cell office:value-type="float" office:value="1.2249503035512813E-2" table:formula="of:=[.E149]/[.F135]" table:style-name="ce15">
            <text:p>0.012249503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29T00:00:00" table:style-name="ce12">
            <text:p>29-Jul</text:p>
          </table:table-cell>
          <table:table-cell office:value-type="float" office:value="104432" table:style-name="ce21">
            <text:p>104,432</text:p>
          </table:table-cell>
          <table:table-cell office:value-type="float" office:value="62138" table:style-name="ce21">
            <text:p>62,138</text:p>
          </table:table-cell>
          <table:table-cell office:value-type="float" office:value="4975" table:style-name="ce21">
            <text:p>4,975</text:p>
          </table:table-cell>
          <table:table-cell office:value-type="float" office:value="456" table:style-name="ce14">
            <text:p>456</text:p>
          </table:table-cell>
          <table:table-cell office:value-type="float" office:value="37319" table:style-name="ce18">
            <text:p>37,319</text:p>
          </table:table-cell>
          <table:table-cell office:value-type="float" office:value="36863" table:formula="of:=[.F150]-[.E150]" table:style-name="ce26">
            <text:p>36863</text:p>
          </table:table-cell>
          <table:table-cell office:value-type="float" office:value="1.2242596719198862E-2" table:formula="of:=[.E150]/[.F136]" table:style-name="ce15">
            <text:p>0.012242597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30T00:00:00" table:style-name="ce12">
            <text:p>30-Jul</text:p>
          </table:table-cell>
          <table:table-cell office:value-type="float" office:value="106336" table:style-name="ce21">
            <text:p>106,336</text:p>
          </table:table-cell>
          <table:table-cell office:value-type="float" office:value="64292" table:style-name="ce21">
            <text:p>64,292</text:p>
          </table:table-cell>
          <table:table-cell office:value-type="float" office:value="5058" table:style-name="ce21">
            <text:p>5,058</text:p>
          </table:table-cell>
          <table:table-cell office:value-type="float" office:value="456" table:style-name="ce14">
            <text:p>456</text:p>
          </table:table-cell>
          <table:table-cell office:value-type="float" office:value="36986" table:style-name="ce18">
            <text:p>36,986</text:p>
          </table:table-cell>
          <table:table-cell office:value-type="float" office:value="36530" table:formula="of:=[.F151]-[.E151]" table:style-name="ce26">
            <text:p>36530</text:p>
          </table:table-cell>
          <table:table-cell office:value-type="float" office:value="1.2176234979973298E-2" table:formula="of:=[.E151]/[.F137]" table:style-name="ce15">
            <text:p>0.012176235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7-31T00:00:00" table:style-name="ce12">
            <text:p>31-Jul</text:p>
          </table:table-cell>
          <table:table-cell office:value-type="float" office:value="108376" table:style-name="ce21">
            <text:p>108,376</text:p>
          </table:table-cell>
          <table:table-cell office:value-type="float" office:value="65907" table:style-name="ce21">
            <text:p>65,907</text:p>
          </table:table-cell>
          <table:table-cell office:value-type="float" office:value="5131" table:style-name="ce21">
            <text:p>5,131</text:p>
          </table:table-cell>
          <table:table-cell office:value-type="float" office:value="456" table:style-name="ce14">
            <text:p>456</text:p>
          </table:table-cell>
          <table:table-cell office:value-type="float" office:value="37338" table:style-name="ce18">
            <text:p>37,338</text:p>
          </table:table-cell>
          <table:table-cell office:value-type="float" office:value="36882" table:formula="of:=[.F152]-[.E152]" table:style-name="ce26">
            <text:p>36882</text:p>
          </table:table-cell>
          <table:table-cell office:value-type="float" office:value="1.221243204156512E-2" table:formula="of:=[.E152]/[.F138]" table:style-name="ce15">
            <text:p>0.012212432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style-name="ro2">
          <table:table-cell office:value-type="date" office:date-value="2020-08-01T00:00:00" table:style-name="ce12">
            <text:p>1-Aug</text:p>
          </table:table-cell>
          <table:table-cell office:value-type="float" office:value="109936" table:style-name="ce21">
            <text:p>109,936</text:p>
          </table:table-cell>
          <table:table-cell office:value-type="float" office:value="67919" table:style-name="ce21">
            <text:p>67,919</text:p>
          </table:table-cell>
          <table:table-cell office:value-type="float" office:value="5193" table:style-name="ce21">
            <text:p>5,193</text:p>
          </table:table-cell>
          <table:table-cell office:value-type="float" office:value="456" table:style-name="ce14">
            <text:p>456</text:p>
          </table:table-cell>
          <table:table-cell office:value-type="float" office:value="36824" table:style-name="ce18">
            <text:p>36,824</text:p>
          </table:table-cell>
          <table:table-cell office:value-type="float" office:value="36368" table:formula="of:=[.F153]-[.E153]" table:style-name="ce26">
            <text:p>36368</text:p>
          </table:table-cell>
          <table:table-cell office:value-type="float" office:value="1.2128304697058355E-2" table:formula="of:=[.E153]/[.F139]" table:style-name="ce15">
            <text:p>0.012128305</text:p>
          </table:table-cell>
          <table:table-cell table:style-name="ce1"/>
          <table:table-cell table:number-columns-repeated="3" table:style-name="ce15"/>
          <table:table-cell table:style-name="ce1"/>
          <table:table-cell table:style-name="ce15"/>
          <table:table-cell office:value-type="string" table:style-name="ce1">
            <text:p>No Closures</text:p>
          </table:table-cell>
          <table:table-cell table:number-columns-repeated="16369"/>
        </table:table-row>
        <table:table-row table:number-rows-repeated="104842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1">
      <number:day/>
      <number:text>-</number:text>
      <number:month number:textual="true"/>
    </number:date-style>
    <number:number-style style:name="N36" number:language="pt" number:country="BR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4</meta:generator>
    <meta:initial-creator>Seamus Lombardo</meta:initial-creator>
    <dc:creator>Seamus Lombardo</dc:creator>
    <meta:creation-date>2020-07-16T10:03:26Z</meta:creation-date>
    <dc:date>2020-08-26T17:27:03Z</dc:date>
    <meta:editing-cycles>10</meta:editing-cycles>
    <meta:editing-duration>PT4039S</meta:editing-duration>
  </office:meta>
</office:document-meta>
</file>